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cylinder_withbutton_train_noposeobs_GRUrewards_10_21_2021" table:style-name="ta1">
        <table:shapes>
          <draw:frame draw:z-index="0" draw:style-name="gr1" draw:text-style-name="P1" svg:width="6.2941in" svg:height="3.5453in" svg:x="13.3783in" svg:y="2.0181in">
            <draw:object draw:notify-on-update-of-ranges="rewardlist_cylinder_withbutton_train_noposeobs_GRUrewards_10_21_2021.A1:rewardlist_cylinder_withbutton_train_noposeobs_GRUrewards_10_21_2021.A1 rewardlist_cylinder_withbutton_train_noposeobs_GRUrewards_10_21_2021.A2:rewardlist_cylinder_withbutton_train_noposeobs_GRUrewards_10_21_2021.A4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49in" svg:x="11.9594in" svg:y="6.076in">
            <draw:object draw:notify-on-update-of-ranges="rewardlist_cylinder_withbutton_train_noposeobs_GRUrewards_10_21_2021.C2:rewardlist_cylinder_withbutton_train_noposeobs_GRUrewards_10_21_2021.C40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00018946826458" calcext:value-type="float">
            <text:p>-1.00018946826458</text:p>
          </table:table-cell>
          <table:table-cell/>
          <table:table-cell table:formula="of:=AVERAGE([.$A$2:.A2])" office:value-type="float" office:value="-1.00018946826458" calcext:value-type="float">
            <text:p>-1.00018946826458</text:p>
          </table:table-cell>
        </table:table-row>
        <table:table-row table:style-name="ro1">
          <table:table-cell office:value-type="float" office:value="-1.00319741666317" calcext:value-type="float">
            <text:p>-1.00319741666317</text:p>
          </table:table-cell>
          <table:table-cell/>
          <table:table-cell table:formula="of:=AVERAGE([.$A$2:.A3])" office:value-type="float" office:value="-1.00169344246387" calcext:value-type="float">
            <text:p>-1.00169344246387</text:p>
          </table:table-cell>
        </table:table-row>
        <table:table-row table:style-name="ro1">
          <table:table-cell office:value-type="float" office:value="-0.987052395939827" calcext:value-type="float">
            <text:p>-0.987052395939827</text:p>
          </table:table-cell>
          <table:table-cell/>
          <table:table-cell table:formula="of:=AVERAGE([.$A$2:.A4])" office:value-type="float" office:value="-0.996813093622526" calcext:value-type="float">
            <text:p>-0.996813093622526</text:p>
          </table:table-cell>
        </table:table-row>
        <table:table-row table:style-name="ro1">
          <table:table-cell office:value-type="float" office:value="-1.13000528514385" calcext:value-type="float">
            <text:p>-1.13000528514385</text:p>
          </table:table-cell>
          <table:table-cell/>
          <table:table-cell table:formula="of:=AVERAGE([.$A$2:.A5])" office:value-type="float" office:value="-1.03011114150286" calcext:value-type="float">
            <text:p>-1.03011114150286</text:p>
          </table:table-cell>
        </table:table-row>
        <table:table-row table:style-name="ro1">
          <table:table-cell office:value-type="float" office:value="-0.997319832444191" calcext:value-type="float">
            <text:p>-0.997319832444191</text:p>
          </table:table-cell>
          <table:table-cell/>
          <table:table-cell table:formula="of:=AVERAGE([.$A$2:.A6])" office:value-type="float" office:value="-1.02355287969112" calcext:value-type="float">
            <text:p>-1.02355287969112</text:p>
          </table:table-cell>
        </table:table-row>
        <table:table-row table:style-name="ro1">
          <table:table-cell office:value-type="float" office:value="-1.0933925062418" calcext:value-type="float">
            <text:p>-1.0933925062418</text:p>
          </table:table-cell>
          <table:table-cell/>
          <table:table-cell table:formula="of:=AVERAGE([.$A$2:.A7])" office:value-type="float" office:value="-1.03519281744957" calcext:value-type="float">
            <text:p>-1.03519281744957</text:p>
          </table:table-cell>
        </table:table-row>
        <table:table-row table:style-name="ro1">
          <table:table-cell office:value-type="float" office:value="-1.21406100690365" calcext:value-type="float">
            <text:p>-1.21406100690365</text:p>
          </table:table-cell>
          <table:table-cell/>
          <table:table-cell table:formula="of:=AVERAGE([.$A$2:.A8])" office:value-type="float" office:value="-1.06074541594301" calcext:value-type="float">
            <text:p>-1.06074541594301</text:p>
          </table:table-cell>
        </table:table-row>
        <table:table-row table:style-name="ro1">
          <table:table-cell office:value-type="float" office:value="-0.914754197001457" calcext:value-type="float">
            <text:p>-0.914754197001457</text:p>
          </table:table-cell>
          <table:table-cell/>
          <table:table-cell table:formula="of:=AVERAGE([.$A$2:.A9])" office:value-type="float" office:value="-1.04249651357532" calcext:value-type="float">
            <text:p>-1.04249651357532</text:p>
          </table:table-cell>
        </table:table-row>
        <table:table-row table:style-name="ro1">
          <table:table-cell office:value-type="float" office:value="-1.13320346176624" calcext:value-type="float">
            <text:p>-1.13320346176624</text:p>
          </table:table-cell>
          <table:table-cell/>
          <table:table-cell table:formula="of:=AVERAGE([.$A$2:.A10])" office:value-type="float" office:value="-1.05257506337431" calcext:value-type="float">
            <text:p>-1.05257506337431</text:p>
          </table:table-cell>
        </table:table-row>
        <table:table-row table:style-name="ro1">
          <table:table-cell office:value-type="float" office:value="-1.08606292307377" calcext:value-type="float">
            <text:p>-1.08606292307377</text:p>
          </table:table-cell>
          <table:table-cell/>
          <table:table-cell table:formula="of:=AVERAGE([.$A$2:.A11])" office:value-type="float" office:value="-1.05592384934425" calcext:value-type="float">
            <text:p>-1.05592384934425</text:p>
          </table:table-cell>
        </table:table-row>
        <table:table-row table:style-name="ro1">
          <table:table-cell office:value-type="float" office:value="-0.804508790373802" calcext:value-type="float">
            <text:p>-0.804508790373802</text:p>
          </table:table-cell>
          <table:table-cell/>
          <table:table-cell table:formula="of:=AVERAGE([.$A$2:.A12])" office:value-type="float" office:value="-1.03306793489239" calcext:value-type="float">
            <text:p>-1.03306793489239</text:p>
          </table:table-cell>
        </table:table-row>
        <table:table-row table:style-name="ro1">
          <table:table-cell office:value-type="float" office:value="-1.05772696435452" calcext:value-type="float">
            <text:p>-1.05772696435452</text:p>
          </table:table-cell>
          <table:table-cell/>
          <table:table-cell table:formula="of:=AVERAGE([.$A$2:.A13])" office:value-type="float" office:value="-1.03512285401424" calcext:value-type="float">
            <text:p>-1.03512285401424</text:p>
          </table:table-cell>
        </table:table-row>
        <table:table-row table:style-name="ro1">
          <table:table-cell office:value-type="float" office:value="-1.10660569369793" calcext:value-type="float">
            <text:p>-1.10660569369793</text:p>
          </table:table-cell>
          <table:table-cell/>
          <table:table-cell table:formula="of:=AVERAGE([.$A$2:.A14])" office:value-type="float" office:value="-1.04062153398991" calcext:value-type="float">
            <text:p>-1.04062153398991</text:p>
          </table:table-cell>
        </table:table-row>
        <table:table-row table:style-name="ro1">
          <table:table-cell office:value-type="float" office:value="-1.02095796167851" calcext:value-type="float">
            <text:p>-1.02095796167851</text:p>
          </table:table-cell>
          <table:table-cell/>
          <table:table-cell table:formula="of:=AVERAGE([.$A$2:.A15])" office:value-type="float" office:value="-1.03921699311052" calcext:value-type="float">
            <text:p>-1.03921699311052</text:p>
          </table:table-cell>
        </table:table-row>
        <table:table-row table:style-name="ro1">
          <table:table-cell office:value-type="float" office:value="-0.994093015789986" calcext:value-type="float">
            <text:p>-0.994093015789986</text:p>
          </table:table-cell>
          <table:table-cell/>
          <table:table-cell table:formula="of:=AVERAGE([.$A$2:.A16])" office:value-type="float" office:value="-1.03620872795582" calcext:value-type="float">
            <text:p>-1.03620872795582</text:p>
          </table:table-cell>
        </table:table-row>
        <table:table-row table:style-name="ro1">
          <table:table-cell office:value-type="float" office:value="-0.680249869823456" calcext:value-type="float">
            <text:p>-0.680249869823456</text:p>
          </table:table-cell>
          <table:table-cell/>
          <table:table-cell table:formula="of:=AVERAGE([.$A$2:.A17])" office:value-type="float" office:value="-1.01396129932255" calcext:value-type="float">
            <text:p>-1.01396129932255</text:p>
          </table:table-cell>
        </table:table-row>
        <table:table-row table:style-name="ro1">
          <table:table-cell office:value-type="float" office:value="-0.928661361336708" calcext:value-type="float">
            <text:p>-0.928661361336708</text:p>
          </table:table-cell>
          <table:table-cell/>
          <table:table-cell table:formula="of:=AVERAGE([.$A$2:.A18])" office:value-type="float" office:value="-1.00894365591161" calcext:value-type="float">
            <text:p>-1.00894365591161</text:p>
          </table:table-cell>
        </table:table-row>
        <table:table-row table:style-name="ro1">
          <table:table-cell office:value-type="float" office:value="-0.985411688685417" calcext:value-type="float">
            <text:p>-0.985411688685417</text:p>
          </table:table-cell>
          <table:table-cell/>
          <table:table-cell table:formula="of:=AVERAGE([.$A$2:.A19])" office:value-type="float" office:value="-1.00763632439905" calcext:value-type="float">
            <text:p>-1.00763632439905</text:p>
          </table:table-cell>
        </table:table-row>
        <table:table-row table:style-name="ro1">
          <table:table-cell office:value-type="float" office:value="-0.939445599913597" calcext:value-type="float">
            <text:p>-0.939445599913597</text:p>
          </table:table-cell>
          <table:table-cell/>
          <table:table-cell table:formula="of:=AVERAGE([.$A$2:.A20])" office:value-type="float" office:value="-1.00404733889981" calcext:value-type="float">
            <text:p>-1.00404733889981</text:p>
          </table:table-cell>
        </table:table-row>
        <table:table-row table:style-name="ro1">
          <table:table-cell office:value-type="float" office:value="-1.01585160195827" calcext:value-type="float">
            <text:p>-1.01585160195827</text:p>
          </table:table-cell>
          <table:table-cell/>
          <table:table-cell table:formula="of:=AVERAGE([.$A$2:.A21])" office:value-type="float" office:value="-1.00463755205274" calcext:value-type="float">
            <text:p>-1.00463755205274</text:p>
          </table:table-cell>
        </table:table-row>
        <table:table-row table:style-name="ro1">
          <table:table-cell office:value-type="float" office:value="-1.04654096066952" calcext:value-type="float">
            <text:p>-1.04654096066952</text:p>
          </table:table-cell>
          <table:table-cell/>
          <table:table-cell table:formula="of:=AVERAGE([.$A$2:.A22])" office:value-type="float" office:value="-1.00663295246306" calcext:value-type="float">
            <text:p>-1.00663295246306</text:p>
          </table:table-cell>
        </table:table-row>
        <table:table-row table:style-name="ro1">
          <table:table-cell office:value-type="float" office:value="-0.989641472697258" calcext:value-type="float">
            <text:p>-0.989641472697258</text:p>
          </table:table-cell>
          <table:table-cell/>
          <table:table-cell table:formula="of:=AVERAGE([.$A$2:.A23])" office:value-type="float" office:value="-1.0058606124737" calcext:value-type="float">
            <text:p>-1.0058606124737</text:p>
          </table:table-cell>
        </table:table-row>
        <table:table-row table:style-name="ro1">
          <table:table-cell office:value-type="float" office:value="-0.992265224456787" calcext:value-type="float">
            <text:p>-0.992265224456787</text:p>
          </table:table-cell>
          <table:table-cell/>
          <table:table-cell table:formula="of:=AVERAGE([.$A$2:.A24])" office:value-type="float" office:value="-1.00526950864688" calcext:value-type="float">
            <text:p>-1.00526950864688</text:p>
          </table:table-cell>
        </table:table-row>
        <table:table-row table:style-name="ro1">
          <table:table-cell office:value-type="float" office:value="-1.15997605025768" calcext:value-type="float">
            <text:p>-1.15997605025768</text:p>
          </table:table-cell>
          <table:table-cell/>
          <table:table-cell table:formula="of:=AVERAGE([.$A$2:.A25])" office:value-type="float" office:value="-1.01171561454733" calcext:value-type="float">
            <text:p>-1.01171561454733</text:p>
          </table:table-cell>
        </table:table-row>
        <table:table-row table:style-name="ro1">
          <table:table-cell office:value-type="float" office:value="-1.0240049213171" calcext:value-type="float">
            <text:p>-1.0240049213171</text:p>
          </table:table-cell>
          <table:table-cell/>
          <table:table-cell table:formula="of:=AVERAGE([.$A$2:.A26])" office:value-type="float" office:value="-1.01220718681812" calcext:value-type="float">
            <text:p>-1.01220718681812</text:p>
          </table:table-cell>
        </table:table-row>
        <table:table-row table:style-name="ro1">
          <table:table-cell office:value-type="float" office:value="-1.05414758622646" calcext:value-type="float">
            <text:p>-1.05414758622646</text:p>
          </table:table-cell>
          <table:table-cell/>
          <table:table-cell table:formula="of:=AVERAGE([.$A$2:.A27])" office:value-type="float" office:value="-1.01382027910306" calcext:value-type="float">
            <text:p>-1.01382027910306</text:p>
          </table:table-cell>
        </table:table-row>
        <table:table-row table:style-name="ro1">
          <table:table-cell office:value-type="float" office:value="-0.960225641727448" calcext:value-type="float">
            <text:p>-0.960225641727448</text:p>
          </table:table-cell>
          <table:table-cell/>
          <table:table-cell table:formula="of:=AVERAGE([.$A$2:.A28])" office:value-type="float" office:value="-1.01183529253359" calcext:value-type="float">
            <text:p>-1.01183529253359</text:p>
          </table:table-cell>
        </table:table-row>
        <table:table-row table:style-name="ro1">
          <table:table-cell office:value-type="float" office:value="-1.01396043598652" calcext:value-type="float">
            <text:p>-1.01396043598652</text:p>
          </table:table-cell>
          <table:table-cell/>
          <table:table-cell table:formula="of:=AVERAGE([.$A$2:.A29])" office:value-type="float" office:value="-1.01191119051405" calcext:value-type="float">
            <text:p>-1.01191119051405</text:p>
          </table:table-cell>
        </table:table-row>
        <table:table-row table:style-name="ro1">
          <table:table-cell office:value-type="float" office:value="-0.987493261694908" calcext:value-type="float">
            <text:p>-0.987493261694908</text:p>
          </table:table-cell>
          <table:table-cell/>
          <table:table-cell table:formula="of:=AVERAGE([.$A$2:.A30])" office:value-type="float" office:value="-1.01106919296857" calcext:value-type="float">
            <text:p>-1.01106919296857</text:p>
          </table:table-cell>
        </table:table-row>
        <table:table-row table:style-name="ro1">
          <table:table-cell office:value-type="float" office:value="-0.696929454803467" calcext:value-type="float">
            <text:p>-0.696929454803467</text:p>
          </table:table-cell>
          <table:table-cell/>
          <table:table-cell table:formula="of:=AVERAGE([.$A$2:.A31])" office:value-type="float" office:value="-1.00059786836306" calcext:value-type="float">
            <text:p>-1.00059786836306</text:p>
          </table:table-cell>
        </table:table-row>
        <table:table-row table:style-name="ro1">
          <table:table-cell office:value-type="float" office:value="-1.04626102745533" calcext:value-type="float">
            <text:p>-1.04626102745533</text:p>
          </table:table-cell>
          <table:table-cell/>
          <table:table-cell table:formula="of:=AVERAGE([.$A$2:.A32])" office:value-type="float" office:value="-1.00207087349507" calcext:value-type="float">
            <text:p>-1.00207087349507</text:p>
          </table:table-cell>
        </table:table-row>
        <table:table-row table:style-name="ro1">
          <table:table-cell office:value-type="float" office:value="-0.710731506347656" calcext:value-type="float">
            <text:p>-0.710731506347656</text:p>
          </table:table-cell>
          <table:table-cell/>
          <table:table-cell table:formula="of:=AVERAGE([.$A$2:.A33])" office:value-type="float" office:value="-0.992966518271714" calcext:value-type="float">
            <text:p>-0.992966518271714</text:p>
          </table:table-cell>
        </table:table-row>
        <table:table-row table:style-name="ro1">
          <table:table-cell office:value-type="float" office:value="-1.12239263951778" calcext:value-type="float">
            <text:p>-1.12239263951778</text:p>
          </table:table-cell>
          <table:table-cell/>
          <table:table-cell table:formula="of:=AVERAGE([.$A$2:.A34])" office:value-type="float" office:value="-0.996888521945838" calcext:value-type="float">
            <text:p>-0.996888521945838</text:p>
          </table:table-cell>
        </table:table-row>
        <table:table-row table:style-name="ro1">
          <table:table-cell office:value-type="float" office:value="-1.0719004124403" calcext:value-type="float">
            <text:p>-1.0719004124403</text:p>
          </table:table-cell>
          <table:table-cell/>
          <table:table-cell table:formula="of:=AVERAGE([.$A$2:.A35])" office:value-type="float" office:value="-0.999094754019204" calcext:value-type="float">
            <text:p>-0.999094754019204</text:p>
          </table:table-cell>
        </table:table-row>
        <table:table-row table:style-name="ro1">
          <table:table-cell office:value-type="float" office:value="-0.83231246471405" calcext:value-type="float">
            <text:p>-0.83231246471405</text:p>
          </table:table-cell>
          <table:table-cell/>
          <table:table-cell table:formula="of:=AVERAGE([.$A$2:.A36])" office:value-type="float" office:value="-0.994329545753343" calcext:value-type="float">
            <text:p>-0.994329545753343</text:p>
          </table:table-cell>
        </table:table-row>
        <table:table-row table:style-name="ro1">
          <table:table-cell office:value-type="float" office:value="-1.06985025107861" calcext:value-type="float">
            <text:p>-1.06985025107861</text:p>
          </table:table-cell>
          <table:table-cell/>
          <table:table-cell table:formula="of:=AVERAGE([.$A$2:.A37])" office:value-type="float" office:value="-0.996427343123489" calcext:value-type="float">
            <text:p>-0.996427343123489</text:p>
          </table:table-cell>
        </table:table-row>
        <table:table-row table:style-name="ro1">
          <table:table-cell office:value-type="float" office:value="-0.967391207814217" calcext:value-type="float">
            <text:p>-0.967391207814217</text:p>
          </table:table-cell>
          <table:table-cell/>
          <table:table-cell table:formula="of:=AVERAGE([.$A$2:.A38])" office:value-type="float" office:value="-0.995642582709725" calcext:value-type="float">
            <text:p>-0.995642582709725</text:p>
          </table:table-cell>
        </table:table-row>
        <table:table-row table:style-name="ro1">
          <table:table-cell office:value-type="float" office:value="-1.07391579449177" calcext:value-type="float">
            <text:p>-1.07391579449177</text:p>
          </table:table-cell>
          <table:table-cell/>
          <table:table-cell table:formula="of:=AVERAGE([.$A$2:.A39])" office:value-type="float" office:value="-0.99770240407241" calcext:value-type="float">
            <text:p>-0.99770240407241</text:p>
          </table:table-cell>
        </table:table-row>
        <table:table-row table:style-name="ro1">
          <table:table-cell office:value-type="float" office:value="-1.04475586116314" calcext:value-type="float">
            <text:p>-1.04475586116314</text:p>
          </table:table-cell>
          <table:table-cell/>
          <table:table-cell table:formula="of:=AVERAGE([.$A$2:.A40])" office:value-type="float" office:value="-0.998908902972172" calcext:value-type="float">
            <text:p>-0.998908902972172</text:p>
          </table:table-cell>
        </table:table-row>
        <table:table-row table:style-name="ro1">
          <table:table-cell office:value-type="float" office:value="-1.04937700927258" calcext:value-type="float">
            <text:p>-1.04937700927258</text:p>
          </table:table-cell>
          <table:table-cell/>
          <table:table-cell table:formula="of:=AVERAGE([.$A$2:.A41])" office:value-type="float" office:value="-1.00017060562968" calcext:value-type="float">
            <text:p>-1.00017060562968</text:p>
          </table:table-cell>
        </table:table-row>
        <table:table-row table:style-name="ro1">
          <table:table-cell office:value-type="float" office:value="-1.02367259562016" calcext:value-type="float">
            <text:p>-1.02367259562016</text:p>
          </table:table-cell>
          <table:table-cell/>
          <table:table-cell table:formula="of:=AVERAGE([.$A$2:.A42])" office:value-type="float" office:value="-1.00074382489774" calcext:value-type="float">
            <text:p>-1.00074382489774</text:p>
          </table:table-cell>
        </table:table-row>
        <table:table-row table:style-name="ro1">
          <table:table-cell office:value-type="float" office:value="-1.05105005204678" calcext:value-type="float">
            <text:p>-1.05105005204678</text:p>
          </table:table-cell>
          <table:table-cell/>
          <table:table-cell table:formula="of:=AVERAGE([.$A$2:.A43])" office:value-type="float" office:value="-1.00194159221082" calcext:value-type="float">
            <text:p>-1.00194159221082</text:p>
          </table:table-cell>
        </table:table-row>
        <table:table-row table:style-name="ro1">
          <table:table-cell office:value-type="float" office:value="-1.01223875582218" calcext:value-type="float">
            <text:p>-1.01223875582218</text:p>
          </table:table-cell>
          <table:table-cell/>
          <table:table-cell table:formula="of:=AVERAGE([.$A$2:.A44])" office:value-type="float" office:value="-1.00218106113201" calcext:value-type="float">
            <text:p>-1.00218106113201</text:p>
          </table:table-cell>
        </table:table-row>
        <table:table-row table:style-name="ro1">
          <table:table-cell office:value-type="float" office:value="-1.00445757806301" calcext:value-type="float">
            <text:p>-1.00445757806301</text:p>
          </table:table-cell>
          <table:table-cell/>
          <table:table-cell table:formula="of:=AVERAGE([.$A$2:.A45])" office:value-type="float" office:value="-1.00223280015317" calcext:value-type="float">
            <text:p>-1.00223280015317</text:p>
          </table:table-cell>
        </table:table-row>
        <table:table-row table:style-name="ro1">
          <table:table-cell office:value-type="float" office:value="-1.06587319076061" calcext:value-type="float">
            <text:p>-1.06587319076061</text:p>
          </table:table-cell>
          <table:table-cell/>
          <table:table-cell table:formula="of:=AVERAGE([.$A$2:.A46])" office:value-type="float" office:value="-1.00364703105556" calcext:value-type="float">
            <text:p>-1.00364703105556</text:p>
          </table:table-cell>
        </table:table-row>
        <table:table-row table:style-name="ro1">
          <table:table-cell office:value-type="float" office:value="-1.04655642807484" calcext:value-type="float">
            <text:p>-1.04655642807484</text:p>
          </table:table-cell>
          <table:table-cell/>
          <table:table-cell table:formula="of:=AVERAGE([.$A$2:.A47])" office:value-type="float" office:value="-1.00457984403424" calcext:value-type="float">
            <text:p>-1.00457984403424</text:p>
          </table:table-cell>
        </table:table-row>
        <table:table-row table:style-name="ro1">
          <table:table-cell office:value-type="float" office:value="-1.02895297110081" calcext:value-type="float">
            <text:p>-1.02895297110081</text:p>
          </table:table-cell>
          <table:table-cell/>
          <table:table-cell table:formula="of:=AVERAGE([.$A$2:.A48])" office:value-type="float" office:value="-1.00509842120587" calcext:value-type="float">
            <text:p>-1.00509842120587</text:p>
          </table:table-cell>
        </table:table-row>
        <table:table-row table:style-name="ro1">
          <table:table-cell office:value-type="float" office:value="-0.897291377186775" calcext:value-type="float">
            <text:p>-0.897291377186775</text:p>
          </table:table-cell>
          <table:table-cell/>
          <table:table-cell table:formula="of:=AVERAGE([.$A$2:.A49])" office:value-type="float" office:value="-1.00285244112213" calcext:value-type="float">
            <text:p>-1.00285244112213</text:p>
          </table:table-cell>
        </table:table-row>
        <table:table-row table:style-name="ro1">
          <table:table-cell office:value-type="float" office:value="-0.116444706916809" calcext:value-type="float">
            <text:p>-0.116444706916809</text:p>
          </table:table-cell>
          <table:table-cell/>
          <table:table-cell table:formula="of:=AVERAGE([.$A$2:.A50])" office:value-type="float" office:value="-0.984762487362842" calcext:value-type="float">
            <text:p>-0.984762487362842</text:p>
          </table:table-cell>
        </table:table-row>
        <table:table-row table:style-name="ro1">
          <table:table-cell office:value-type="float" office:value="-0.953392073512077" calcext:value-type="float">
            <text:p>-0.953392073512077</text:p>
          </table:table-cell>
          <table:table-cell/>
          <table:table-cell table:formula="of:=AVERAGE([.A3:.A51])" office:value-type="float" office:value="-0.983807438490342" calcext:value-type="float">
            <text:p>-0.983807438490342</text:p>
          </table:table-cell>
        </table:table-row>
        <table:table-row table:style-name="ro1">
          <table:table-cell office:value-type="float" office:value="-1.02833352982998" calcext:value-type="float">
            <text:p>-1.02833352982998</text:p>
          </table:table-cell>
          <table:table-cell/>
          <table:table-cell table:formula="of:=AVERAGE([.A4:.A52])" office:value-type="float" office:value="-0.984320420391705" calcext:value-type="float">
            <text:p>-0.984320420391705</text:p>
          </table:table-cell>
        </table:table-row>
        <table:table-row table:style-name="ro1">
          <table:table-cell office:value-type="float" office:value="-1.08393786847591" calcext:value-type="float">
            <text:p>-1.08393786847591</text:p>
          </table:table-cell>
          <table:table-cell/>
          <table:table-cell table:formula="of:=AVERAGE([.A5:.A53])" office:value-type="float" office:value="-0.986297674933258" calcext:value-type="float">
            <text:p>-0.986297674933258</text:p>
          </table:table-cell>
        </table:table-row>
        <table:table-row table:style-name="ro1">
          <table:table-cell office:value-type="float" office:value="-0.548412680625916" calcext:value-type="float">
            <text:p>-0.548412680625916</text:p>
          </table:table-cell>
          <table:table-cell/>
          <table:table-cell table:formula="of:=AVERAGE([.A6:.A54])" office:value-type="float" office:value="-0.974428438106362" calcext:value-type="float">
            <text:p>-0.974428438106362</text:p>
          </table:table-cell>
        </table:table-row>
        <table:table-row table:style-name="ro1">
          <table:table-cell office:value-type="float" office:value="-0.973127469420433" calcext:value-type="float">
            <text:p>-0.973127469420433</text:p>
          </table:table-cell>
          <table:table-cell/>
          <table:table-cell table:formula="of:=AVERAGE([.A7:.A55])" office:value-type="float" office:value="-0.973934716411999" calcext:value-type="float">
            <text:p>-0.973934716411999</text:p>
          </table:table-cell>
        </table:table-row>
        <table:table-row table:style-name="ro1">
          <table:table-cell office:value-type="float" office:value="-0.775385335087776" calcext:value-type="float">
            <text:p>-0.775385335087776</text:p>
          </table:table-cell>
          <table:table-cell/>
          <table:table-cell table:formula="of:=AVERAGE([.A8:.A56])" office:value-type="float" office:value="-0.96744477414355" calcext:value-type="float">
            <text:p>-0.96744477414355</text:p>
          </table:table-cell>
        </table:table-row>
        <table:table-row table:style-name="ro1">
          <table:table-cell office:value-type="float" office:value="-1.00427938997746" calcext:value-type="float">
            <text:p>-1.00427938997746</text:p>
          </table:table-cell>
          <table:table-cell/>
          <table:table-cell table:formula="of:=AVERAGE([.A9:.A57])" office:value-type="float" office:value="-0.96316351665526" calcext:value-type="float">
            <text:p>-0.96316351665526</text:p>
          </table:table-cell>
        </table:table-row>
        <table:table-row table:style-name="ro1">
          <table:table-cell office:value-type="float" office:value="-0.894866026937962" calcext:value-type="float">
            <text:p>-0.894866026937962</text:p>
          </table:table-cell>
          <table:table-cell/>
          <table:table-cell table:formula="of:=AVERAGE([.A10:.A58])" office:value-type="float" office:value="-0.962757635633556" calcext:value-type="float">
            <text:p>-0.962757635633556</text:p>
          </table:table-cell>
        </table:table-row>
        <table:table-row table:style-name="ro1">
          <table:table-cell office:value-type="float" office:value="-1.01809491217136" calcext:value-type="float">
            <text:p>-1.01809491217136</text:p>
          </table:table-cell>
          <table:table-cell/>
          <table:table-cell table:formula="of:=AVERAGE([.A11:.A59])" office:value-type="float" office:value="-0.960408481560191" calcext:value-type="float">
            <text:p>-0.960408481560191</text:p>
          </table:table-cell>
        </table:table-row>
        <table:table-row table:style-name="ro1">
          <table:table-cell office:value-type="float" office:value="-0.85628367960453" calcext:value-type="float">
            <text:p>-0.85628367960453</text:p>
          </table:table-cell>
          <table:table-cell/>
          <table:table-cell table:formula="of:=AVERAGE([.A12:.A60])" office:value-type="float" office:value="-0.955719109244492" calcext:value-type="float">
            <text:p>-0.955719109244492</text:p>
          </table:table-cell>
        </table:table-row>
        <table:table-row table:style-name="ro1">
          <table:table-cell office:value-type="float" office:value="-1.01906003057957" calcext:value-type="float">
            <text:p>-1.01906003057957</text:p>
          </table:table-cell>
          <table:table-cell/>
          <table:table-cell table:formula="of:=AVERAGE([.A13:.A61])" office:value-type="float" office:value="-0.960097705983386" calcext:value-type="float">
            <text:p>-0.960097705983386</text:p>
          </table:table-cell>
        </table:table-row>
        <table:table-row table:style-name="ro1">
          <table:table-cell office:value-type="float" office:value="-0.893180713057518" calcext:value-type="float">
            <text:p>-0.893180713057518</text:p>
          </table:table-cell>
          <table:table-cell/>
          <table:table-cell table:formula="of:=AVERAGE([.A14:.A62])" office:value-type="float" office:value="-0.956739619222222" calcext:value-type="float">
            <text:p>-0.956739619222222</text:p>
          </table:table-cell>
        </table:table-row>
        <table:table-row table:style-name="ro1">
          <table:table-cell office:value-type="float" office:value="-1.07153575122356" calcext:value-type="float">
            <text:p>-1.07153575122356</text:p>
          </table:table-cell>
          <table:table-cell/>
          <table:table-cell table:formula="of:=AVERAGE([.A15:.A63])" office:value-type="float" office:value="-0.956023906110501" calcext:value-type="float">
            <text:p>-0.956023906110501</text:p>
          </table:table-cell>
        </table:table-row>
        <table:table-row table:style-name="ro1">
          <table:table-cell office:value-type="float" office:value="-0.765823766589165" calcext:value-type="float">
            <text:p>-0.765823766589165</text:p>
          </table:table-cell>
          <table:table-cell/>
          <table:table-cell table:formula="of:=AVERAGE([.A16:.A64])" office:value-type="float" office:value="-0.950817085802555" calcext:value-type="float">
            <text:p>-0.950817085802555</text:p>
          </table:table-cell>
        </table:table-row>
        <table:table-row table:style-name="ro1">
          <table:table-cell office:value-type="float" office:value="-1.04110771417618" calcext:value-type="float">
            <text:p>-1.04110771417618</text:p>
          </table:table-cell>
          <table:table-cell/>
          <table:table-cell table:formula="of:=AVERAGE([.A17:.A65])" office:value-type="float" office:value="-0.95177656944309" calcext:value-type="float">
            <text:p>-0.95177656944309</text:p>
          </table:table-cell>
        </table:table-row>
        <table:table-row table:style-name="ro1">
          <table:table-cell office:value-type="float" office:value="-0.872154593467712" calcext:value-type="float">
            <text:p>-0.872154593467712</text:p>
          </table:table-cell>
          <table:table-cell/>
          <table:table-cell table:formula="of:=AVERAGE([.A18:.A66])" office:value-type="float" office:value="-0.955692992374605" calcext:value-type="float">
            <text:p>-0.955692992374605</text:p>
          </table:table-cell>
        </table:table-row>
        <table:table-row table:style-name="ro1">
          <table:table-cell office:value-type="float" office:value="-1.06500966846943" calcext:value-type="float">
            <text:p>-1.06500966846943</text:p>
          </table:table-cell>
          <table:table-cell/>
          <table:table-cell table:formula="of:=AVERAGE([.A19:.A67])" office:value-type="float" office:value="-0.958475610887518" calcext:value-type="float">
            <text:p>-0.958475610887518</text:p>
          </table:table-cell>
        </table:table-row>
        <table:table-row table:style-name="ro1">
          <table:table-cell office:value-type="float" office:value="-0.893667384982109" calcext:value-type="float">
            <text:p>-0.893667384982109</text:p>
          </table:table-cell>
          <table:table-cell/>
          <table:table-cell table:formula="of:=AVERAGE([.A20:.A68])" office:value-type="float" office:value="-0.956603278158879" calcext:value-type="float">
            <text:p>-0.956603278158879</text:p>
          </table:table-cell>
        </table:table-row>
        <table:table-row table:style-name="ro1">
          <table:table-cell office:value-type="float" office:value="-0.914976641535759" calcext:value-type="float">
            <text:p>-0.914976641535759</text:p>
          </table:table-cell>
          <table:table-cell/>
          <table:table-cell table:formula="of:=AVERAGE([.A21:.A69])" office:value-type="float" office:value="-0.956103911661372" calcext:value-type="float">
            <text:p>-0.956103911661372</text:p>
          </table:table-cell>
        </table:table-row>
        <table:table-row table:style-name="ro1">
          <table:table-cell office:value-type="float" office:value="-0.920031100511551" calcext:value-type="float">
            <text:p>-0.920031100511551</text:p>
          </table:table-cell>
          <table:table-cell/>
          <table:table-cell table:formula="of:=AVERAGE([.A22:.A70])" office:value-type="float" office:value="-0.954148391223684" calcext:value-type="float">
            <text:p>-0.954148391223684</text:p>
          </table:table-cell>
        </table:table-row>
        <table:table-row table:style-name="ro1">
          <table:table-cell office:value-type="float" office:value="-1.10805813968182" calcext:value-type="float">
            <text:p>-1.10805813968182</text:p>
          </table:table-cell>
          <table:table-cell/>
          <table:table-cell table:formula="of:=AVERAGE([.A23:.A71])" office:value-type="float" office:value="-0.955403843856588" calcext:value-type="float">
            <text:p>-0.955403843856588</text:p>
          </table:table-cell>
        </table:table-row>
        <table:table-row table:style-name="ro1">
          <table:table-cell office:value-type="float" office:value="-0.988410755991936" calcext:value-type="float">
            <text:p>-0.988410755991936</text:p>
          </table:table-cell>
          <table:table-cell/>
          <table:table-cell table:formula="of:=AVERAGE([.A24:.A72])" office:value-type="float" office:value="-0.955378727189132" calcext:value-type="float">
            <text:p>-0.955378727189132</text:p>
          </table:table-cell>
        </table:table-row>
        <table:table-row table:style-name="ro1">
          <table:table-cell office:value-type="float" office:value="-0.989568635821342" calcext:value-type="float">
            <text:p>-0.989568635821342</text:p>
          </table:table-cell>
          <table:table-cell/>
          <table:table-cell table:formula="of:=AVERAGE([.A25:.A73])" office:value-type="float" office:value="-0.955323694768001" calcext:value-type="float">
            <text:p>-0.955323694768001</text:p>
          </table:table-cell>
        </table:table-row>
        <table:table-row table:style-name="ro1">
          <table:table-cell office:value-type="float" office:value="-0.747554063796997" calcext:value-type="float">
            <text:p>-0.747554063796997</text:p>
          </table:table-cell>
          <table:table-cell/>
          <table:table-cell table:formula="of:=AVERAGE([.A26:.A74])" office:value-type="float" office:value="-0.946906919534109" calcext:value-type="float">
            <text:p>-0.946906919534109</text:p>
          </table:table-cell>
        </table:table-row>
        <table:table-row table:style-name="ro1">
          <table:table-cell office:value-type="float" office:value="-1.06396622955799" calcext:value-type="float">
            <text:p>-1.06396622955799</text:p>
          </table:table-cell>
          <table:table-cell/>
          <table:table-cell table:formula="of:=AVERAGE([.A27:.A75])" office:value-type="float" office:value="-0.947722456436984" calcext:value-type="float">
            <text:p>-0.947722456436984</text:p>
          </table:table-cell>
        </table:table-row>
        <table:table-row table:style-name="ro1">
          <table:table-cell office:value-type="float" office:value="-1.14825020730495" calcext:value-type="float">
            <text:p>-1.14825020730495</text:p>
          </table:table-cell>
          <table:table-cell/>
          <table:table-cell table:formula="of:=AVERAGE([.A28:.A76])" office:value-type="float" office:value="-0.949642918091647" calcext:value-type="float">
            <text:p>-0.949642918091647</text:p>
          </table:table-cell>
        </table:table-row>
        <table:table-row table:style-name="ro1">
          <table:table-cell office:value-type="float" office:value="-0.938068702816963" calcext:value-type="float">
            <text:p>-0.938068702816963</text:p>
          </table:table-cell>
          <table:table-cell/>
          <table:table-cell table:formula="of:=AVERAGE([.A29:.A77])" office:value-type="float" office:value="-0.949190735664903" calcext:value-type="float">
            <text:p>-0.949190735664903</text:p>
          </table:table-cell>
        </table:table-row>
        <table:table-row table:style-name="ro1">
          <table:table-cell office:value-type="float" office:value="-0.947555497288704" calcext:value-type="float">
            <text:p>-0.947555497288704</text:p>
          </table:table-cell>
          <table:table-cell/>
          <table:table-cell table:formula="of:=AVERAGE([.A30:.A78])" office:value-type="float" office:value="-0.947835532834335" calcext:value-type="float">
            <text:p>-0.947835532834335</text:p>
          </table:table-cell>
        </table:table-row>
        <table:table-row table:style-name="ro1">
          <table:table-cell office:value-type="float" office:value="-1.14181081950665" calcext:value-type="float">
            <text:p>-1.14181081950665</text:p>
          </table:table-cell>
          <table:table-cell/>
          <table:table-cell table:formula="of:=AVERAGE([.A31:.A79])" office:value-type="float" office:value="-0.95098487074886" calcext:value-type="float">
            <text:p>-0.95098487074886</text:p>
          </table:table-cell>
        </table:table-row>
        <table:table-row table:style-name="ro1">
          <table:table-cell office:value-type="float" office:value="-0.793354108929634" calcext:value-type="float">
            <text:p>-0.793354108929634</text:p>
          </table:table-cell>
          <table:table-cell/>
          <table:table-cell table:formula="of:=AVERAGE([.A32:.A80])" office:value-type="float" office:value="-0.952952720833068" calcext:value-type="float">
            <text:p>-0.952952720833068</text:p>
          </table:table-cell>
        </table:table-row>
        <table:table-row table:style-name="ro1">
          <table:table-cell office:value-type="float" office:value="-0.881586775183678" calcext:value-type="float">
            <text:p>-0.881586775183678</text:p>
          </table:table-cell>
          <table:table-cell/>
          <table:table-cell table:formula="of:=AVERAGE([.A33:.A81])" office:value-type="float" office:value="-0.949592021807116" calcext:value-type="float">
            <text:p>-0.949592021807116</text:p>
          </table:table-cell>
        </table:table-row>
        <table:table-row table:style-name="ro1">
          <table:table-cell office:value-type="float" office:value="-0.680562376976013" calcext:value-type="float">
            <text:p>-0.680562376976013</text:p>
          </table:table-cell>
          <table:table-cell/>
          <table:table-cell table:formula="of:=AVERAGE([.A34:.A82])" office:value-type="float" office:value="-0.948976325289327" calcext:value-type="float">
            <text:p>-0.948976325289327</text:p>
          </table:table-cell>
        </table:table-row>
        <table:table-row table:style-name="ro1">
          <table:table-cell office:value-type="float" office:value="-0.568399965763092" calcext:value-type="float">
            <text:p>-0.568399965763092</text:p>
          </table:table-cell>
          <table:table-cell/>
          <table:table-cell table:formula="of:=AVERAGE([.A35:.A83])" office:value-type="float" office:value="-0.937670352355558" calcext:value-type="float">
            <text:p>-0.937670352355558</text:p>
          </table:table-cell>
        </table:table-row>
        <table:table-row table:style-name="ro1">
          <table:table-cell office:value-type="float" office:value="-0.825064286589623" calcext:value-type="float">
            <text:p>-0.825064286589623</text:p>
          </table:table-cell>
          <table:table-cell/>
          <table:table-cell table:formula="of:=AVERAGE([.A36:.A84])" office:value-type="float" office:value="-0.932632880399422" calcext:value-type="float">
            <text:p>-0.932632880399422</text:p>
          </table:table-cell>
        </table:table-row>
        <table:table-row table:style-name="ro1">
          <table:table-cell office:value-type="float" office:value="-1.05513419210911" calcext:value-type="float">
            <text:p>-1.05513419210911</text:p>
          </table:table-cell>
          <table:table-cell/>
          <table:table-cell table:formula="of:=AVERAGE([.A37:.A85])" office:value-type="float" office:value="-0.937180262591158" calcext:value-type="float">
            <text:p>-0.937180262591158</text:p>
          </table:table-cell>
        </table:table-row>
        <table:table-row table:style-name="ro1">
          <table:table-cell office:value-type="float" office:value="-1.33771938085556" calcext:value-type="float">
            <text:p>-1.33771938085556</text:p>
          </table:table-cell>
          <table:table-cell/>
          <table:table-cell table:formula="of:=AVERAGE([.A38:.A86])" office:value-type="float" office:value="-0.942646979525381" calcext:value-type="float">
            <text:p>-0.942646979525381</text:p>
          </table:table-cell>
        </table:table-row>
        <table:table-row table:style-name="ro1">
          <table:table-cell office:value-type="float" office:value="-1.02393351495266" calcext:value-type="float">
            <text:p>-1.02393351495266</text:p>
          </table:table-cell>
          <table:table-cell/>
          <table:table-cell table:formula="of:=AVERAGE([.A39:.A87])" office:value-type="float" office:value="-0.94380090416086" calcext:value-type="float">
            <text:p>-0.94380090416086</text:p>
          </table:table-cell>
        </table:table-row>
        <table:table-row table:style-name="ro1">
          <table:table-cell office:value-type="float" office:value="-0.981998220086098" calcext:value-type="float">
            <text:p>-0.981998220086098</text:p>
          </table:table-cell>
          <table:table-cell/>
          <table:table-cell table:formula="of:=AVERAGE([.A40:.A88])" office:value-type="float" office:value="-0.941925035295438" calcext:value-type="float">
            <text:p>-0.941925035295438</text:p>
          </table:table-cell>
        </table:table-row>
        <table:table-row table:style-name="ro1">
          <table:table-cell office:value-type="float" office:value="-1.17717327177525" calcext:value-type="float">
            <text:p>-1.17717327177525</text:p>
          </table:table-cell>
          <table:table-cell/>
          <table:table-cell table:formula="of:=AVERAGE([.A41:.A89])" office:value-type="float" office:value="-0.944627431430379" calcext:value-type="float">
            <text:p>-0.944627431430379</text:p>
          </table:table-cell>
        </table:table-row>
        <table:table-row table:style-name="ro1">
          <table:table-cell office:value-type="float" office:value="-1.01601170003414" calcext:value-type="float">
            <text:p>-1.01601170003414</text:p>
          </table:table-cell>
          <table:table-cell/>
          <table:table-cell table:formula="of:=AVERAGE([.A42:.A90])" office:value-type="float" office:value="-0.943946506752043" calcext:value-type="float">
            <text:p>-0.943946506752043</text:p>
          </table:table-cell>
        </table:table-row>
        <table:table-row table:style-name="ro1">
          <table:table-cell office:value-type="float" office:value="-0.825900360941887" calcext:value-type="float">
            <text:p>-0.825900360941887</text:p>
          </table:table-cell>
          <table:table-cell/>
          <table:table-cell table:formula="of:=AVERAGE([.A43:.A91])" office:value-type="float" office:value="-0.939910338697385" calcext:value-type="float">
            <text:p>-0.939910338697385</text:p>
          </table:table-cell>
        </table:table-row>
        <table:table-row table:style-name="ro1">
          <table:table-cell office:value-type="float" office:value="-0.993212208151817" calcext:value-type="float">
            <text:p>-0.993212208151817</text:p>
          </table:table-cell>
          <table:table-cell/>
          <table:table-cell table:formula="of:=AVERAGE([.A44:.A92])" office:value-type="float" office:value="-0.938729974536263" calcext:value-type="float">
            <text:p>-0.938729974536263</text:p>
          </table:table-cell>
        </table:table-row>
        <table:table-row table:style-name="ro1">
          <table:table-cell office:value-type="float" office:value="-1.09631837904453" calcext:value-type="float">
            <text:p>-1.09631837904453</text:p>
          </table:table-cell>
          <table:table-cell/>
          <table:table-cell table:formula="of:=AVERAGE([.A45:.A93])" office:value-type="float" office:value="-0.94044588521427" calcext:value-type="float">
            <text:p>-0.94044588521427</text:p>
          </table:table-cell>
        </table:table-row>
        <table:table-row table:style-name="ro1">
          <table:table-cell office:value-type="float" office:value="-1.06030008196831" calcext:value-type="float">
            <text:p>-1.06030008196831</text:p>
          </table:table-cell>
          <table:table-cell/>
          <table:table-cell table:formula="of:=AVERAGE([.A46:.A94])" office:value-type="float" office:value="-0.941585528151113" calcext:value-type="float">
            <text:p>-0.941585528151113</text:p>
          </table:table-cell>
        </table:table-row>
        <table:table-row table:style-name="ro1">
          <table:table-cell office:value-type="float" office:value="-0.99820975959301" calcext:value-type="float">
            <text:p>-0.99820975959301</text:p>
          </table:table-cell>
          <table:table-cell/>
          <table:table-cell table:formula="of:=AVERAGE([.A47:.A95])" office:value-type="float" office:value="-0.940204641800754" calcext:value-type="float">
            <text:p>-0.940204641800754</text:p>
          </table:table-cell>
        </table:table-row>
        <table:table-row table:style-name="ro1">
          <table:table-cell office:value-type="float" office:value="-0.805552318692207" calcext:value-type="float">
            <text:p>-0.805552318692207</text:p>
          </table:table-cell>
          <table:table-cell/>
          <table:table-cell table:formula="of:=AVERAGE([.A48:.A96])" office:value-type="float" office:value="-0.935286190588863" calcext:value-type="float">
            <text:p>-0.935286190588863</text:p>
          </table:table-cell>
        </table:table-row>
        <table:table-row table:style-name="ro1">
          <table:table-cell office:value-type="float" office:value="-0.987197205424309" calcext:value-type="float">
            <text:p>-0.987197205424309</text:p>
          </table:table-cell>
          <table:table-cell/>
          <table:table-cell table:formula="of:=AVERAGE([.A49:.A97])" office:value-type="float" office:value="-0.93443403210567" calcext:value-type="float">
            <text:p>-0.93443403210567</text:p>
          </table:table-cell>
        </table:table-row>
        <table:table-row table:style-name="ro1">
          <table:table-cell office:value-type="float" office:value="-1.17929039895535" calcext:value-type="float">
            <text:p>-1.17929039895535</text:p>
          </table:table-cell>
          <table:table-cell/>
          <table:table-cell table:formula="of:=AVERAGE([.A50:.A98])" office:value-type="float" office:value="-0.940189114182579" calcext:value-type="float">
            <text:p>-0.940189114182579</text:p>
          </table:table-cell>
        </table:table-row>
        <table:table-row table:style-name="ro1">
          <table:table-cell office:value-type="float" office:value="-1.00028295814991" calcext:value-type="float">
            <text:p>-1.00028295814991</text:p>
          </table:table-cell>
          <table:table-cell/>
          <table:table-cell table:formula="of:=AVERAGE([.A51:.A99])" office:value-type="float" office:value="-0.958226629513867" calcext:value-type="float">
            <text:p>-0.958226629513867</text:p>
          </table:table-cell>
        </table:table-row>
        <table:table-row table:style-name="ro1">
          <table:table-cell office:value-type="float" office:value="-0.976649567484856" calcext:value-type="float">
            <text:p>-0.976649567484856</text:p>
          </table:table-cell>
          <table:table-cell/>
          <table:table-cell table:formula="of:=AVERAGE([.A52:.A100])" office:value-type="float" office:value="-0.958701272248005" calcext:value-type="float">
            <text:p>-0.958701272248005</text:p>
          </table:table-cell>
        </table:table-row>
        <table:table-row table:style-name="ro1">
          <table:table-cell office:value-type="float" office:value="-1.09214715659618" calcext:value-type="float">
            <text:p>-1.09214715659618</text:p>
          </table:table-cell>
          <table:table-cell/>
          <table:table-cell table:formula="of:=AVERAGE([.A53:.A101])" office:value-type="float" office:value="-0.960003591161601" calcext:value-type="float">
            <text:p>-0.960003591161601</text:p>
          </table:table-cell>
        </table:table-row>
        <table:table-row table:style-name="ro1">
          <table:table-cell office:value-type="float" office:value="-0.35365754365921" calcext:value-type="float">
            <text:p>-0.35365754365921</text:p>
          </table:table-cell>
          <table:table-cell/>
          <table:table-cell table:formula="of:=AVERAGE([.A54:.A102])" office:value-type="float" office:value="-0.945099911063301" calcext:value-type="float">
            <text:p>-0.945099911063301</text:p>
          </table:table-cell>
        </table:table-row>
        <table:table-row table:style-name="ro1">
          <table:table-cell office:value-type="float" office:value="-1.12572221457958" calcext:value-type="float">
            <text:p>-1.12572221457958</text:p>
          </table:table-cell>
          <table:table-cell/>
          <table:table-cell table:formula="of:=AVERAGE([.A55:.A103])" office:value-type="float" office:value="-0.956881738286845" calcext:value-type="float">
            <text:p>-0.956881738286845</text:p>
          </table:table-cell>
        </table:table-row>
        <table:table-row table:style-name="ro1">
          <table:table-cell office:value-type="float" office:value="-1.00387872755528" calcext:value-type="float">
            <text:p>-1.00387872755528</text:p>
          </table:table-cell>
          <table:table-cell/>
          <table:table-cell table:formula="of:=AVERAGE([.A56:.A104])" office:value-type="float" office:value="-0.957509314983475" calcext:value-type="float">
            <text:p>-0.957509314983475</text:p>
          </table:table-cell>
        </table:table-row>
        <table:table-row table:style-name="ro1">
          <table:table-cell office:value-type="float" office:value="-0.867102280259132" calcext:value-type="float">
            <text:p>-0.867102280259132</text:p>
          </table:table-cell>
          <table:table-cell/>
          <table:table-cell table:formula="of:=AVERAGE([.A57:.A105])" office:value-type="float" office:value="-0.959381089374727" calcext:value-type="float">
            <text:p>-0.959381089374727</text:p>
          </table:table-cell>
        </table:table-row>
        <table:table-row table:style-name="ro1">
          <table:table-cell office:value-type="float" office:value="-1.0616744607687" calcext:value-type="float">
            <text:p>-1.0616744607687</text:p>
          </table:table-cell>
          <table:table-cell/>
          <table:table-cell table:formula="of:=AVERAGE([.A58:.A106])" office:value-type="float" office:value="-0.960552417350059" calcext:value-type="float">
            <text:p>-0.960552417350059</text:p>
          </table:table-cell>
        </table:table-row>
        <table:table-row table:style-name="ro1">
          <table:table-cell office:value-type="float" office:value="-1.1452926248312" calcext:value-type="float">
            <text:p>-1.1452926248312</text:p>
          </table:table-cell>
          <table:table-cell/>
          <table:table-cell table:formula="of:=AVERAGE([.A59:.A107])" office:value-type="float" office:value="-0.965663164245839" calcext:value-type="float">
            <text:p>-0.965663164245839</text:p>
          </table:table-cell>
        </table:table-row>
        <table:table-row table:style-name="ro1">
          <table:table-cell office:value-type="float" office:value="-0.906641453504562" calcext:value-type="float">
            <text:p>-0.906641453504562</text:p>
          </table:table-cell>
          <table:table-cell/>
          <table:table-cell table:formula="of:=AVERAGE([.A60:.A108])" office:value-type="float" office:value="-0.963388603864884" calcext:value-type="float">
            <text:p>-0.963388603864884</text:p>
          </table:table-cell>
        </table:table-row>
        <table:table-row table:style-name="ro1">
          <table:table-cell office:value-type="float" office:value="-0.851539626717567" calcext:value-type="float">
            <text:p>-0.851539626717567</text:p>
          </table:table-cell>
          <table:table-cell/>
          <table:table-cell table:formula="of:=AVERAGE([.A61:.A109])" office:value-type="float" office:value="-0.963291786459027" calcext:value-type="float">
            <text:p>-0.963291786459027</text:p>
          </table:table-cell>
        </table:table-row>
        <table:table-row table:style-name="ro1">
          <table:table-cell office:value-type="float" office:value="-0.748441100120544" calcext:value-type="float">
            <text:p>-0.748441100120544</text:p>
          </table:table-cell>
          <table:table-cell/>
          <table:table-cell table:formula="of:=AVERAGE([.A62:.A110])" office:value-type="float" office:value="-0.957768951143537" calcext:value-type="float">
            <text:p>-0.957768951143537</text:p>
          </table:table-cell>
        </table:table-row>
        <table:table-row table:style-name="ro1">
          <table:table-cell office:value-type="float" office:value="-0.89911250770092" calcext:value-type="float">
            <text:p>-0.89911250770092</text:p>
          </table:table-cell>
          <table:table-cell/>
          <table:table-cell table:formula="of:=AVERAGE([.A63:.A111])" office:value-type="float" office:value="-0.957890008177076" calcext:value-type="float">
            <text:p>-0.957890008177076</text:p>
          </table:table-cell>
        </table:table-row>
        <table:table-row table:style-name="ro1">
          <table:table-cell office:value-type="float" office:value="-1.01755221188068" calcext:value-type="float">
            <text:p>-1.01755221188068</text:p>
          </table:table-cell>
          <table:table-cell/>
          <table:table-cell table:formula="of:=AVERAGE([.A64:.A112])" office:value-type="float" office:value="-0.956788303292528" calcext:value-type="float">
            <text:p>-0.956788303292528</text:p>
          </table:table-cell>
        </table:table-row>
        <table:table-row table:style-name="ro1">
          <table:table-cell office:value-type="float" office:value="-1.07769212126732" calcext:value-type="float">
            <text:p>-1.07769212126732</text:p>
          </table:table-cell>
          <table:table-cell/>
          <table:table-cell table:formula="of:=AVERAGE([.A65:.A113])" office:value-type="float" office:value="-0.963152963592082" calcext:value-type="float">
            <text:p>-0.963152963592082</text:p>
          </table:table-cell>
        </table:table-row>
        <table:table-row table:style-name="ro1">
          <table:table-cell office:value-type="float" office:value="-0.786002144217491" calcext:value-type="float">
            <text:p>-0.786002144217491</text:p>
          </table:table-cell>
          <table:table-cell/>
          <table:table-cell table:formula="of:=AVERAGE([.A66:.A114])" office:value-type="float" office:value="-0.957946727470476" calcext:value-type="float">
            <text:p>-0.957946727470476</text:p>
          </table:table-cell>
        </table:table-row>
        <table:table-row table:style-name="ro1">
          <table:table-cell office:value-type="float" office:value="-0.993724569678307" calcext:value-type="float">
            <text:p>-0.993724569678307</text:p>
          </table:table-cell>
          <table:table-cell/>
          <table:table-cell table:formula="of:=AVERAGE([.A67:.A115])" office:value-type="float" office:value="-0.960427747393141" calcext:value-type="float">
            <text:p>-0.960427747393141</text:p>
          </table:table-cell>
        </table:table-row>
        <table:table-row table:style-name="ro1">
          <table:table-cell office:value-type="float" office:value="-0.901099935173988" calcext:value-type="float">
            <text:p>-0.901099935173988</text:p>
          </table:table-cell>
          <table:table-cell/>
          <table:table-cell table:formula="of:=AVERAGE([.A68:.A116])" office:value-type="float" office:value="-0.957082650795275" calcext:value-type="float">
            <text:p>-0.957082650795275</text:p>
          </table:table-cell>
        </table:table-row>
        <table:table-row table:style-name="ro1">
          <table:table-cell office:value-type="float" office:value="-1.04978623241186" calcext:value-type="float">
            <text:p>-1.04978623241186</text:p>
          </table:table-cell>
          <table:table-cell/>
          <table:table-cell table:formula="of:=AVERAGE([.A69:.A117])" office:value-type="float" office:value="-0.960268749722413" calcext:value-type="float">
            <text:p>-0.960268749722413</text:p>
          </table:table-cell>
        </table:table-row>
        <table:table-row table:style-name="ro1">
          <table:table-cell office:value-type="float" office:value="-0.963232889771462" calcext:value-type="float">
            <text:p>-0.963232889771462</text:p>
          </table:table-cell>
          <table:table-cell/>
          <table:table-cell table:formula="of:=AVERAGE([.A70:.A118])" office:value-type="float" office:value="-0.961253571114978" calcext:value-type="float">
            <text:p>-0.961253571114978</text:p>
          </table:table-cell>
        </table:table-row>
        <table:table-row table:style-name="ro1">
          <table:table-cell office:value-type="float" office:value="-1.16322860121727" calcext:value-type="float">
            <text:p>-1.16322860121727</text:p>
          </table:table-cell>
          <table:table-cell/>
          <table:table-cell table:formula="of:=AVERAGE([.A71:.A119])" office:value-type="float" office:value="-0.966216785415095" calcext:value-type="float">
            <text:p>-0.966216785415095</text:p>
          </table:table-cell>
        </table:table-row>
        <table:table-row table:style-name="ro1">
          <table:table-cell office:value-type="float" office:value="-1.07988984882832" calcext:value-type="float">
            <text:p>-1.07988984882832</text:p>
          </table:table-cell>
          <table:table-cell/>
          <table:table-cell table:formula="of:=AVERAGE([.A72:.A120])" office:value-type="float" office:value="-0.965641922336452" calcext:value-type="float">
            <text:p>-0.965641922336452</text:p>
          </table:table-cell>
        </table:table-row>
        <table:table-row table:style-name="ro1">
          <table:table-cell office:value-type="float" office:value="-0.929948970675468" calcext:value-type="float">
            <text:p>-0.929948970675468</text:p>
          </table:table-cell>
          <table:table-cell/>
          <table:table-cell table:formula="of:=AVERAGE([.A73:.A121])" office:value-type="float" office:value="-0.964448824676932" calcext:value-type="float">
            <text:p>-0.964448824676932</text:p>
          </table:table-cell>
        </table:table-row>
        <table:table-row table:style-name="ro1">
          <table:table-cell office:value-type="float" office:value="-0.931148797273636" calcext:value-type="float">
            <text:p>-0.931148797273636</text:p>
          </table:table-cell>
          <table:table-cell/>
          <table:table-cell table:formula="of:=AVERAGE([.A74:.A122])" office:value-type="float" office:value="-0.963256583073918" calcext:value-type="float">
            <text:p>-0.963256583073918</text:p>
          </table:table-cell>
        </table:table-row>
        <table:table-row table:style-name="ro1">
          <table:table-cell office:value-type="float" office:value="-0.855579063296318" calcext:value-type="float">
            <text:p>-0.855579063296318</text:p>
          </table:table-cell>
          <table:table-cell/>
          <table:table-cell table:formula="of:=AVERAGE([.A75:.A123])" office:value-type="float" office:value="-0.965461174900434" calcext:value-type="float">
            <text:p>-0.965461174900434</text:p>
          </table:table-cell>
        </table:table-row>
        <table:table-row table:style-name="ro1">
          <table:table-cell office:value-type="float" office:value="-0.992356784641743" calcext:value-type="float">
            <text:p>-0.992356784641743</text:p>
          </table:table-cell>
          <table:table-cell/>
          <table:table-cell table:formula="of:=AVERAGE([.A76:.A124])" office:value-type="float" office:value="-0.963999757657246" calcext:value-type="float">
            <text:p>-0.963999757657246</text:p>
          </table:table-cell>
        </table:table-row>
        <table:table-row table:style-name="ro1">
          <table:table-cell office:value-type="float" office:value="-1.06012766063213" calcext:value-type="float">
            <text:p>-1.06012766063213</text:p>
          </table:table-cell>
          <table:table-cell/>
          <table:table-cell table:formula="of:=AVERAGE([.A77:.A125])" office:value-type="float" office:value="-0.962201338337392" calcext:value-type="float">
            <text:p>-0.962201338337392</text:p>
          </table:table-cell>
        </table:table-row>
        <table:table-row table:style-name="ro1">
          <table:table-cell office:value-type="float" office:value="-1.26023018360138" calcext:value-type="float">
            <text:p>-1.26023018360138</text:p>
          </table:table-cell>
          <table:table-cell/>
          <table:table-cell table:formula="of:=AVERAGE([.A78:.A126])" office:value-type="float" office:value="-0.968776062435033" calcext:value-type="float">
            <text:p>-0.968776062435033</text:p>
          </table:table-cell>
        </table:table-row>
        <table:table-row table:style-name="ro1">
          <table:table-cell office:value-type="float" office:value="-1.17312894761562" calcext:value-type="float">
            <text:p>-1.17312894761562</text:p>
          </table:table-cell>
          <table:table-cell/>
          <table:table-cell table:formula="of:=AVERAGE([.A79:.A127])" office:value-type="float" office:value="-0.973379602237623" calcext:value-type="float">
            <text:p>-0.973379602237623</text:p>
          </table:table-cell>
        </table:table-row>
        <table:table-row table:style-name="ro1">
          <table:table-cell office:value-type="float" office:value="-1.20806394517422" calcext:value-type="float">
            <text:p>-1.20806394517422</text:p>
          </table:table-cell>
          <table:table-cell/>
          <table:table-cell table:formula="of:=AVERAGE([.A80:.A128])" office:value-type="float" office:value="-0.974731706843084" calcext:value-type="float">
            <text:p>-0.974731706843084</text:p>
          </table:table-cell>
        </table:table-row>
        <table:table-row table:style-name="ro1">
          <table:table-cell office:value-type="float" office:value="-0.473483622074127" calcext:value-type="float">
            <text:p>-0.473483622074127</text:p>
          </table:table-cell>
          <table:table-cell/>
          <table:table-cell table:formula="of:=AVERAGE([.A81:.A129])" office:value-type="float" office:value="-0.968203737723584" calcext:value-type="float">
            <text:p>-0.968203737723584</text:p>
          </table:table-cell>
        </table:table-row>
        <table:table-row table:style-name="ro1">
          <table:table-cell office:value-type="float" office:value="-1.05956000089645" calcext:value-type="float">
            <text:p>-1.05956000089645</text:p>
          </table:table-cell>
          <table:table-cell/>
          <table:table-cell table:formula="of:=AVERAGE([.A82:.A130])" office:value-type="float" office:value="-0.971835844370784" calcext:value-type="float">
            <text:p>-0.971835844370784</text:p>
          </table:table-cell>
        </table:table-row>
        <table:table-row table:style-name="ro1">
          <table:table-cell office:value-type="float" office:value="-1.06969244778156" calcext:value-type="float">
            <text:p>-1.06969244778156</text:p>
          </table:table-cell>
          <table:table-cell/>
          <table:table-cell table:formula="of:=AVERAGE([.A83:.A131])" office:value-type="float" office:value="-0.979777274387223" calcext:value-type="float">
            <text:p>-0.979777274387223</text:p>
          </table:table-cell>
        </table:table-row>
        <table:table-row table:style-name="ro1">
          <table:table-cell office:value-type="float" office:value="-0.865238890051842" calcext:value-type="float">
            <text:p>-0.865238890051842</text:p>
          </table:table-cell>
          <table:table-cell/>
          <table:table-cell table:formula="of:=AVERAGE([.A84:.A132])" office:value-type="float" office:value="-0.985835211617606" calcext:value-type="float">
            <text:p>-0.985835211617606</text:p>
          </table:table-cell>
        </table:table-row>
        <table:table-row table:style-name="ro1">
          <table:table-cell office:value-type="float" office:value="-1.25521999597549" calcext:value-type="float">
            <text:p>-1.25521999597549</text:p>
          </table:table-cell>
          <table:table-cell/>
          <table:table-cell table:formula="of:=AVERAGE([.A85:.A133])" office:value-type="float" office:value="-0.994613899564257" calcext:value-type="float">
            <text:p>-0.994613899564257</text:p>
          </table:table-cell>
        </table:table-row>
        <table:table-row table:style-name="ro1">
          <table:table-cell office:value-type="float" office:value="-1.14903850853443" calcext:value-type="float">
            <text:p>-1.14903850853443</text:p>
          </table:table-cell>
          <table:table-cell/>
          <table:table-cell table:formula="of:=AVERAGE([.A86:.A134])" office:value-type="float" office:value="-0.996530314185181" calcext:value-type="float">
            <text:p>-0.996530314185181</text:p>
          </table:table-cell>
        </table:table-row>
        <table:table-row table:style-name="ro1">
          <table:table-cell office:value-type="float" office:value="-0.668195068836212" calcext:value-type="float">
            <text:p>-0.668195068836212</text:p>
          </table:table-cell>
          <table:table-cell/>
          <table:table-cell table:formula="of:=AVERAGE([.A87:.A135])" office:value-type="float" office:value="-0.982866552715399" calcext:value-type="float">
            <text:p>-0.982866552715399</text:p>
          </table:table-cell>
        </table:table-row>
        <table:table-row table:style-name="ro1">
          <table:table-cell office:value-type="float" office:value="-1.04791131615639" calcext:value-type="float">
            <text:p>-1.04791131615639</text:p>
          </table:table-cell>
          <table:table-cell/>
          <table:table-cell table:formula="of:=AVERAGE([.A88:.A136])" office:value-type="float" office:value="-0.983355895597108" calcext:value-type="float">
            <text:p>-0.983355895597108</text:p>
          </table:table-cell>
        </table:table-row>
        <table:table-row table:style-name="ro1">
          <table:table-cell office:value-type="float" office:value="-1.12169419229031" calcext:value-type="float">
            <text:p>-1.12169419229031</text:p>
          </table:table-cell>
          <table:table-cell/>
          <table:table-cell table:formula="of:=AVERAGE([.A89:.A137])" office:value-type="float" office:value="-0.986206833805357" calcext:value-type="float">
            <text:p>-0.986206833805357</text:p>
          </table:table-cell>
        </table:table-row>
        <table:table-row table:style-name="ro1">
          <table:table-cell office:value-type="float" office:value="-1.00877197086811" calcext:value-type="float">
            <text:p>-1.00877197086811</text:p>
          </table:table-cell>
          <table:table-cell/>
          <table:table-cell table:formula="of:=AVERAGE([.A90:.A138])" office:value-type="float" office:value="-0.982770072562354" calcext:value-type="float">
            <text:p>-0.982770072562354</text:p>
          </table:table-cell>
        </table:table-row>
        <table:table-row table:style-name="ro1">
          <table:table-cell office:value-type="float" office:value="-1.14722691476345" calcext:value-type="float">
            <text:p>-1.14722691476345</text:p>
          </table:table-cell>
          <table:table-cell/>
          <table:table-cell table:formula="of:=AVERAGE([.A91:.A139])" office:value-type="float" office:value="-0.985447934087442" calcext:value-type="float">
            <text:p>-0.985447934087442</text:p>
          </table:table-cell>
        </table:table-row>
        <table:table-row table:style-name="ro1">
          <table:table-cell office:value-type="float" office:value="-1.17883755266666" calcext:value-type="float">
            <text:p>-1.17883755266666</text:p>
          </table:table-cell>
          <table:table-cell/>
          <table:table-cell table:formula="of:=AVERAGE([.A92:.A140])" office:value-type="float" office:value="-0.99265073391856" calcext:value-type="float">
            <text:p>-0.99265073391856</text:p>
          </table:table-cell>
        </table:table-row>
        <table:table-row table:style-name="ro1">
          <table:table-cell office:value-type="float" office:value="-1.15385474264622" calcext:value-type="float">
            <text:p>-1.15385474264622</text:p>
          </table:table-cell>
          <table:table-cell/>
          <table:table-cell table:formula="of:=AVERAGE([.A93:.A141])" office:value-type="float" office:value="-0.995929152989874" calcext:value-type="float">
            <text:p>-0.995929152989874</text:p>
          </table:table-cell>
        </table:table-row>
        <table:table-row table:style-name="ro1">
          <table:table-cell office:value-type="float" office:value="-1.00461745262146" calcext:value-type="float">
            <text:p>-1.00461745262146</text:p>
          </table:table-cell>
          <table:table-cell/>
          <table:table-cell table:formula="of:=AVERAGE([.A94:.A142])" office:value-type="float" office:value="-0.994057705511852" calcext:value-type="float">
            <text:p>-0.994057705511852</text:p>
          </table:table-cell>
        </table:table-row>
        <table:table-row table:style-name="ro1">
          <table:table-cell office:value-type="float" office:value="-1.1076817214489" calcext:value-type="float">
            <text:p>-1.1076817214489</text:p>
          </table:table-cell>
          <table:table-cell/>
          <table:table-cell table:formula="of:=AVERAGE([.A95:.A143])" office:value-type="float" office:value="-0.99502467774615" calcext:value-type="float">
            <text:p>-0.99502467774615</text:p>
          </table:table-cell>
        </table:table-row>
        <table:table-row table:style-name="ro1">
          <table:table-cell office:value-type="float" office:value="-1.13164477050304" calcext:value-type="float">
            <text:p>-1.13164477050304</text:p>
          </table:table-cell>
          <table:table-cell/>
          <table:table-cell table:formula="of:=AVERAGE([.A96:.A144])" office:value-type="float" office:value="-0.99774784123411" calcext:value-type="float">
            <text:p>-0.99774784123411</text:p>
          </table:table-cell>
        </table:table-row>
        <table:table-row table:style-name="ro1">
          <table:table-cell office:value-type="float" office:value="-1.29571574926376" calcext:value-type="float">
            <text:p>-1.29571574926376</text:p>
          </table:table-cell>
          <table:table-cell/>
          <table:table-cell table:formula="of:=AVERAGE([.A97:.A145])" office:value-type="float" office:value="-1.0077511765519" calcext:value-type="float">
            <text:p>-1.0077511765519</text:p>
          </table:table-cell>
        </table:table-row>
        <table:table-row table:style-name="ro1">
          <table:table-cell office:value-type="float" office:value="-1.12714593112469" calcext:value-type="float">
            <text:p>-1.12714593112469</text:p>
          </table:table-cell>
          <table:table-cell/>
          <table:table-cell table:formula="of:=AVERAGE([.A98:.A146])" office:value-type="float" office:value="-1.01060727299476" calcext:value-type="float">
            <text:p>-1.01060727299476</text:p>
          </table:table-cell>
        </table:table-row>
        <table:table-row table:style-name="ro1">
          <table:table-cell office:value-type="float" office:value="-0.819151476025581" calcext:value-type="float">
            <text:p>-0.819151476025581</text:p>
          </table:table-cell>
          <table:table-cell/>
          <table:table-cell table:formula="of:=AVERAGE([.A99:.A147])" office:value-type="float" office:value="-1.00325749905742" calcext:value-type="float">
            <text:p>-1.00325749905742</text:p>
          </table:table-cell>
        </table:table-row>
        <table:table-row table:style-name="ro1">
          <table:table-cell office:value-type="float" office:value="-0.866570129990578" calcext:value-type="float">
            <text:p>-0.866570129990578</text:p>
          </table:table-cell>
          <table:table-cell/>
          <table:table-cell table:formula="of:=AVERAGE([.A100:.A148])" office:value-type="float" office:value="-1.00052866582968" calcext:value-type="float">
            <text:p>-1.00052866582968</text:p>
          </table:table-cell>
        </table:table-row>
        <table:table-row table:style-name="ro1">
          <table:table-cell office:value-type="float" office:value="-1.00779996812344" calcext:value-type="float">
            <text:p>-1.00779996812344</text:p>
          </table:table-cell>
          <table:table-cell/>
          <table:table-cell table:formula="of:=AVERAGE([.A101:.A149])" office:value-type="float" office:value="-1.00116438829169" calcext:value-type="float">
            <text:p>-1.00116438829169</text:p>
          </table:table-cell>
        </table:table-row>
        <table:table-row table:style-name="ro1">
          <table:table-cell office:value-type="float" office:value="-0.97671578079462" calcext:value-type="float">
            <text:p>-0.97671578079462</text:p>
          </table:table-cell>
          <table:table-cell/>
          <table:table-cell table:formula="of:=AVERAGE([.A102:.A150])" office:value-type="float" office:value="-0.998808645928393" calcext:value-type="float">
            <text:p>-0.998808645928393</text:p>
          </table:table-cell>
        </table:table-row>
        <table:table-row table:style-name="ro1">
          <table:table-cell office:value-type="float" office:value="-1.0966410189867" calcext:value-type="float">
            <text:p>-1.0966410189867</text:p>
          </table:table-cell>
          <table:table-cell/>
          <table:table-cell table:formula="of:=AVERAGE([.A103:.A151])" office:value-type="float" office:value="-1.0139715739963" calcext:value-type="float">
            <text:p>-1.0139715739963</text:p>
          </table:table-cell>
        </table:table-row>
        <table:table-row table:style-name="ro1">
          <table:table-cell office:value-type="float" office:value="-1.22154296934605" calcext:value-type="float">
            <text:p>-1.22154296934605</text:p>
          </table:table-cell>
          <table:table-cell/>
          <table:table-cell table:formula="of:=AVERAGE([.A104:.A152])" office:value-type="float" office:value="-1.01592709960378" calcext:value-type="float">
            <text:p>-1.01592709960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AVERAGE([.A105:.A153])" office:value-type="float" office:value="-0.995439778633264" calcext:value-type="float">
            <text:p>-0.995439778633264</text:p>
          </table:table-cell>
        </table:table-row>
        <table:table-row table:style-name="ro1">
          <table:table-cell office:value-type="float" office:value="-1.00181853026152" calcext:value-type="float">
            <text:p>-1.00181853026152</text:p>
          </table:table-cell>
          <table:table-cell/>
          <table:table-cell table:formula="of:=AVERAGE([.A106:.A154])" office:value-type="float" office:value="-0.998189089857802" calcext:value-type="float">
            <text:p>-0.998189089857802</text:p>
          </table:table-cell>
        </table:table-row>
        <table:table-row table:style-name="ro1">
          <table:table-cell office:value-type="float" office:value="-1.03121472895145" calcext:value-type="float">
            <text:p>-1.03121472895145</text:p>
          </table:table-cell>
          <table:table-cell/>
          <table:table-cell table:formula="of:=AVERAGE([.A107:.A155])" office:value-type="float" office:value="-0.997567462677858" calcext:value-type="float">
            <text:p>-0.997567462677858</text:p>
          </table:table-cell>
        </table:table-row>
        <table:table-row table:style-name="ro1">
          <table:table-cell office:value-type="float" office:value="-1.13703648746014" calcext:value-type="float">
            <text:p>-1.13703648746014</text:p>
          </table:table-cell>
          <table:table-cell/>
          <table:table-cell table:formula="of:=AVERAGE([.A108:.A156])" office:value-type="float" office:value="-0.997398970078449" calcext:value-type="float">
            <text:p>-0.997398970078449</text:p>
          </table:table-cell>
        </table:table-row>
        <table:table-row table:style-name="ro1">
          <table:table-cell office:value-type="float" office:value="-0.87609426677227" calcext:value-type="float">
            <text:p>-0.87609426677227</text:p>
          </table:table-cell>
          <table:table-cell/>
          <table:table-cell table:formula="of:=AVERAGE([.A109:.A157])" office:value-type="float" office:value="-0.996775558104321" calcext:value-type="float">
            <text:p>-0.996775558104321</text:p>
          </table:table-cell>
        </table:table-row>
        <table:table-row table:style-name="ro1">
          <table:table-cell office:value-type="float" office:value="-1.2377837151289" calcext:value-type="float">
            <text:p>-1.2377837151289</text:p>
          </table:table-cell>
          <table:table-cell/>
          <table:table-cell table:formula="of:=AVERAGE([.A110:.A158])" office:value-type="float" office:value="-1.00465809052088" calcext:value-type="float">
            <text:p>-1.00465809052088</text:p>
          </table:table-cell>
        </table:table-row>
        <table:table-row table:style-name="ro1">
          <table:table-cell office:value-type="float" office:value="-0.570745766162872" calcext:value-type="float">
            <text:p>-0.570745766162872</text:p>
          </table:table-cell>
          <table:table-cell/>
          <table:table-cell table:formula="of:=AVERAGE([.A111:.A159])" office:value-type="float" office:value="-1.00103165513399" calcext:value-type="float">
            <text:p>-1.00103165513399</text:p>
          </table:table-cell>
        </table:table-row>
        <table:table-row table:style-name="ro1">
          <table:table-cell office:value-type="float" office:value="-1.10462300479412" calcext:value-type="float">
            <text:p>-1.10462300479412</text:p>
          </table:table-cell>
          <table:table-cell/>
          <table:table-cell table:formula="of:=AVERAGE([.A112:.A160])" office:value-type="float" office:value="-1.0052257469114" calcext:value-type="float">
            <text:p>-1.0052257469114</text:p>
          </table:table-cell>
        </table:table-row>
        <table:table-row table:style-name="ro1">
          <table:table-cell office:value-type="float" office:value="-1.26121187210083" calcext:value-type="float">
            <text:p>-1.26121187210083</text:p>
          </table:table-cell>
          <table:table-cell/>
          <table:table-cell table:formula="of:=AVERAGE([.A113:.A161])" office:value-type="float" office:value="-1.01019839303834" calcext:value-type="float">
            <text:p>-1.01019839303834</text:p>
          </table:table-cell>
        </table:table-row>
        <table:table-row table:style-name="ro1">
          <table:table-cell office:value-type="float" office:value="-1.21967096626759" calcext:value-type="float">
            <text:p>-1.21967096626759</text:p>
          </table:table-cell>
          <table:table-cell/>
          <table:table-cell table:formula="of:=AVERAGE([.A114:.A162])" office:value-type="float" office:value="-1.01309592048733" calcext:value-type="float">
            <text:p>-1.01309592048733</text:p>
          </table:table-cell>
        </table:table-row>
        <table:table-row table:style-name="ro1">
          <table:table-cell office:value-type="float" office:value="-1.06864328682423" calcext:value-type="float">
            <text:p>-1.06864328682423</text:p>
          </table:table-cell>
          <table:table-cell/>
          <table:table-cell table:formula="of:=AVERAGE([.A115:.A163])" office:value-type="float" office:value="-1.01886410707114" calcext:value-type="float">
            <text:p>-1.01886410707114</text:p>
          </table:table-cell>
        </table:table-row>
        <table:table-row table:style-name="ro1">
          <table:table-cell office:value-type="float" office:value="-1.08309821784496" calcext:value-type="float">
            <text:p>-1.08309821784496</text:p>
          </table:table-cell>
          <table:table-cell/>
          <table:table-cell table:formula="of:=AVERAGE([.A116:.A164])" office:value-type="float" office:value="-1.02068805907454" calcext:value-type="float">
            <text:p>-1.02068805907454</text:p>
          </table:table-cell>
        </table:table-row>
        <table:table-row table:style-name="ro1">
          <table:table-cell office:value-type="float" office:value="-1.00350265204906" calcext:value-type="float">
            <text:p>-1.00350265204906</text:p>
          </table:table-cell>
          <table:table-cell/>
          <table:table-cell table:formula="of:=AVERAGE([.A117:.A165])" office:value-type="float" office:value="-1.02277791043934" calcext:value-type="float">
            <text:p>-1.02277791043934</text:p>
          </table:table-cell>
        </table:table-row>
        <table:table-row table:style-name="ro1">
          <table:table-cell office:value-type="float" office:value="-0.5783331990242" calcext:value-type="float">
            <text:p>-0.5783331990242</text:p>
          </table:table-cell>
          <table:table-cell/>
          <table:table-cell table:formula="of:=AVERAGE([.A118:.A166])" office:value-type="float" office:value="-1.01315641996204" calcext:value-type="float">
            <text:p>-1.01315641996204</text:p>
          </table:table-cell>
        </table:table-row>
        <table:table-row table:style-name="ro1">
          <table:table-cell office:value-type="float" office:value="-1.13005678355694" calcext:value-type="float">
            <text:p>-1.13005678355694</text:p>
          </table:table-cell>
          <table:table-cell/>
          <table:table-cell table:formula="of:=AVERAGE([.A119:.A167])" office:value-type="float" office:value="-1.01656098922296" calcext:value-type="float">
            <text:p>-1.01656098922296</text:p>
          </table:table-cell>
        </table:table-row>
        <table:table-row table:style-name="ro1">
          <table:table-cell office:value-type="float" office:value="-0.0661676526069641" calcext:value-type="float">
            <text:p>-0.066167652606964</text:p>
          </table:table-cell>
          <table:table-cell/>
          <table:table-cell table:formula="of:=AVERAGE([.A120:.A168])" office:value-type="float" office:value="-0.994171990271734" calcext:value-type="float">
            <text:p>-0.994171990271734</text:p>
          </table:table-cell>
        </table:table-row>
        <table:table-row table:style-name="ro1">
          <table:table-cell office:value-type="float" office:value="-0.832702204585075" calcext:value-type="float">
            <text:p>-0.832702204585075</text:p>
          </table:table-cell>
          <table:table-cell/>
          <table:table-cell table:formula="of:=AVERAGE([.A121:.A169])" office:value-type="float" office:value="-0.989127344470851" calcext:value-type="float">
            <text:p>-0.989127344470851</text:p>
          </table:table-cell>
        </table:table-row>
        <table:table-row table:style-name="ro1">
          <table:table-cell office:value-type="float" office:value="-1.0058935135603" calcext:value-type="float">
            <text:p>-1.0058935135603</text:p>
          </table:table-cell>
          <table:table-cell/>
          <table:table-cell table:formula="of:=AVERAGE([.A122:.A170])" office:value-type="float" office:value="-0.990677233101154" calcext:value-type="float">
            <text:p>-0.990677233101154</text:p>
          </table:table-cell>
        </table:table-row>
        <table:table-row table:style-name="ro1">
          <table:table-cell office:value-type="float" office:value="-0.968630865216255" calcext:value-type="float">
            <text:p>-0.968630865216255</text:p>
          </table:table-cell>
          <table:table-cell/>
          <table:table-cell table:formula="of:=AVERAGE([.A123:.A171])" office:value-type="float" office:value="-0.991442173263248" calcext:value-type="float">
            <text:p>-0.991442173263248</text:p>
          </table:table-cell>
        </table:table-row>
        <table:table-row table:style-name="ro1">
          <table:table-cell office:value-type="float" office:value="-0.317956984043121" calcext:value-type="float">
            <text:p>-0.317956984043121</text:p>
          </table:table-cell>
          <table:table-cell/>
          <table:table-cell table:formula="of:=AVERAGE([.A124:.A172])" office:value-type="float" office:value="-0.980470294094816" calcext:value-type="float">
            <text:p>-0.980470294094816</text:p>
          </table:table-cell>
        </table:table-row>
        <table:table-row table:style-name="ro1">
          <table:table-cell office:value-type="float" office:value="-1.42321664094925" calcext:value-type="float">
            <text:p>-1.42321664094925</text:p>
          </table:table-cell>
          <table:table-cell/>
          <table:table-cell table:formula="of:=AVERAGE([.A125:.A173])" office:value-type="float" office:value="-0.989263352386806" calcext:value-type="float">
            <text:p>-0.989263352386806</text:p>
          </table:table-cell>
        </table:table-row>
        <table:table-row table:style-name="ro1">
          <table:table-cell office:value-type="float" office:value="-1.16282005608082" calcext:value-type="float">
            <text:p>-1.16282005608082</text:p>
          </table:table-cell>
          <table:table-cell/>
          <table:table-cell table:formula="of:=AVERAGE([.A126:.A174])" office:value-type="float" office:value="-0.991359115559228" calcext:value-type="float">
            <text:p>-0.991359115559228</text:p>
          </table:table-cell>
        </table:table-row>
        <table:table-row table:style-name="ro1">
          <table:table-cell office:value-type="float" office:value="-1.01065175235271" calcext:value-type="float">
            <text:p>-1.01065175235271</text:p>
          </table:table-cell>
          <table:table-cell/>
          <table:table-cell table:formula="of:=AVERAGE([.A127:.A175])" office:value-type="float" office:value="-0.986265678186806" calcext:value-type="float">
            <text:p>-0.986265678186806</text:p>
          </table:table-cell>
        </table:table-row>
        <table:table-row table:style-name="ro1">
          <table:table-cell office:value-type="float" office:value="-1.0116618424654" calcext:value-type="float">
            <text:p>-1.0116618424654</text:p>
          </table:table-cell>
          <table:table-cell/>
          <table:table-cell table:formula="of:=AVERAGE([.A128:.A176])" office:value-type="float" office:value="-0.982970431142924" calcext:value-type="float">
            <text:p>-0.982970431142924</text:p>
          </table:table-cell>
        </table:table-row>
        <table:table-row table:style-name="ro1">
          <table:table-cell office:value-type="float" office:value="-0.78522664308548" calcext:value-type="float">
            <text:p>-0.78522664308548</text:p>
          </table:table-cell>
          <table:table-cell/>
          <table:table-cell table:formula="of:=AVERAGE([.A129:.A177])" office:value-type="float" office:value="-0.974341098447235" calcext:value-type="float">
            <text:p>-0.974341098447235</text:p>
          </table:table-cell>
        </table:table-row>
        <table:table-row table:style-name="ro1">
          <table:table-cell office:value-type="float" office:value="-1.03337173163891" calcext:value-type="float">
            <text:p>-1.03337173163891</text:p>
          </table:table-cell>
          <table:table-cell/>
          <table:table-cell table:formula="of:=AVERAGE([.A130:.A178])" office:value-type="float" office:value="-0.985767386397537" calcext:value-type="float">
            <text:p>-0.985767386397537</text:p>
          </table:table-cell>
        </table:table-row>
        <table:table-row table:style-name="ro1">
          <table:table-cell office:value-type="float" office:value="-0.927151277661324" calcext:value-type="float">
            <text:p>-0.927151277661324</text:p>
          </table:table-cell>
          <table:table-cell/>
          <table:table-cell table:formula="of:=AVERAGE([.A131:.A179])" office:value-type="float" office:value="-0.983065167556004" calcext:value-type="float">
            <text:p>-0.983065167556004</text:p>
          </table:table-cell>
        </table:table-row>
        <table:table-row table:style-name="ro1">
          <table:table-cell office:value-type="float" office:value="-0.858436211943626" calcext:value-type="float">
            <text:p>-0.858436211943626</text:p>
          </table:table-cell>
          <table:table-cell/>
          <table:table-cell table:formula="of:=AVERAGE([.A132:.A180])" office:value-type="float" office:value="-0.978753815804209" calcext:value-type="float">
            <text:p>-0.978753815804209</text:p>
          </table:table-cell>
        </table:table-row>
        <table:table-row table:style-name="ro1">
          <table:table-cell office:value-type="float" office:value="-0.926039457321167" calcext:value-type="float">
            <text:p>-0.926039457321167</text:p>
          </table:table-cell>
          <table:table-cell/>
          <table:table-cell table:formula="of:=AVERAGE([.A133:.A181])" office:value-type="float" office:value="-0.979994643707665" calcext:value-type="float">
            <text:p>-0.979994643707665</text:p>
          </table:table-cell>
        </table:table-row>
        <table:table-row table:style-name="ro1">
          <table:table-cell office:value-type="float" office:value="-1.23531334102154" calcext:value-type="float">
            <text:p>-1.23531334102154</text:p>
          </table:table-cell>
          <table:table-cell/>
          <table:table-cell table:formula="of:=AVERAGE([.A134:.A182])" office:value-type="float" office:value="-0.979588385443298" calcext:value-type="float">
            <text:p>-0.979588385443298</text:p>
          </table:table-cell>
        </table:table-row>
        <table:table-row table:style-name="ro1">
          <table:table-cell office:value-type="float" office:value="-1.10496373474598" calcext:value-type="float">
            <text:p>-1.10496373474598</text:p>
          </table:table-cell>
          <table:table-cell/>
          <table:table-cell table:formula="of:=AVERAGE([.A135:.A183])" office:value-type="float" office:value="-0.978688900263942" calcext:value-type="float">
            <text:p>-0.978688900263942</text:p>
          </table:table-cell>
        </table:table-row>
        <table:table-row table:style-name="ro1">
          <table:table-cell office:value-type="float" office:value="-0.946534492075443" calcext:value-type="float">
            <text:p>-0.946534492075443</text:p>
          </table:table-cell>
          <table:table-cell/>
          <table:table-cell table:formula="of:=AVERAGE([.A136:.A184])" office:value-type="float" office:value="-0.984369296656579" calcext:value-type="float">
            <text:p>-0.984369296656579</text:p>
          </table:table-cell>
        </table:table-row>
        <table:table-row table:style-name="ro1">
          <table:table-cell office:value-type="float" office:value="-0.881222650408745" calcext:value-type="float">
            <text:p>-0.881222650408745</text:p>
          </table:table-cell>
          <table:table-cell/>
          <table:table-cell table:formula="of:=AVERAGE([.A137:.A185])" office:value-type="float" office:value="-0.980967487151525" calcext:value-type="float">
            <text:p>-0.980967487151525</text:p>
          </table:table-cell>
        </table:table-row>
        <table:table-row table:style-name="ro1">
          <table:table-cell office:value-type="float" office:value="-1.01457558572292" calcext:value-type="float">
            <text:p>-1.01457558572292</text:p>
          </table:table-cell>
          <table:table-cell/>
          <table:table-cell table:formula="of:=AVERAGE([.A138:.A186])" office:value-type="float" office:value="-0.978781393139946" calcext:value-type="float">
            <text:p>-0.978781393139946</text:p>
          </table:table-cell>
        </table:table-row>
        <table:table-row table:style-name="ro1">
          <table:table-cell office:value-type="float" office:value="-1.04196393489838" calcext:value-type="float">
            <text:p>-1.04196393489838</text:p>
          </table:table-cell>
          <table:table-cell/>
          <table:table-cell table:formula="of:=AVERAGE([.A139:.A187])" office:value-type="float" office:value="-0.979458780160972" calcext:value-type="float">
            <text:p>-0.979458780160972</text:p>
          </table:table-cell>
        </table:table-row>
        <table:table-row table:style-name="ro1">
          <table:table-cell office:value-type="float" office:value="-1.14148806035519" calcext:value-type="float">
            <text:p>-1.14148806035519</text:p>
          </table:table-cell>
          <table:table-cell/>
          <table:table-cell table:formula="of:=AVERAGE([.A140:.A188])" office:value-type="float" office:value="-0.979341660683252" calcext:value-type="float">
            <text:p>-0.979341660683252</text:p>
          </table:table-cell>
        </table:table-row>
        <table:table-row table:style-name="ro1">
          <table:table-cell office:value-type="float" office:value="-0.994867667555809" calcext:value-type="float">
            <text:p>-0.994867667555809</text:p>
          </table:table-cell>
          <table:table-cell/>
          <table:table-cell table:formula="of:=AVERAGE([.A141:.A189])" office:value-type="float" office:value="-0.97558717323201" calcext:value-type="float">
            <text:p>-0.97558717323201</text:p>
          </table:table-cell>
        </table:table-row>
        <table:table-row table:style-name="ro1">
          <table:table-cell office:value-type="float" office:value="-1.03806231915951" calcext:value-type="float">
            <text:p>-1.03806231915951</text:p>
          </table:table-cell>
          <table:table-cell/>
          <table:table-cell table:formula="of:=AVERAGE([.A142:.A190])" office:value-type="float" office:value="-0.973224062548608" calcext:value-type="float">
            <text:p>-0.973224062548608</text:p>
          </table:table-cell>
        </table:table-row>
        <table:table-row table:style-name="ro1">
          <table:table-cell office:value-type="float" office:value="-0.843469128012657" calcext:value-type="float">
            <text:p>-0.843469128012657</text:p>
          </table:table-cell>
          <table:table-cell/>
          <table:table-cell table:formula="of:=AVERAGE([.A143:.A191])" office:value-type="float" office:value="-0.969935321230061" calcext:value-type="float">
            <text:p>-0.969935321230061</text:p>
          </table:table-cell>
        </table:table-row>
        <table:table-row table:style-name="ro1">
          <table:table-cell office:value-type="float" office:value="-1.0737374573946" calcext:value-type="float">
            <text:p>-1.0737374573946</text:p>
          </table:table-cell>
          <table:table-cell/>
          <table:table-cell table:formula="of:=AVERAGE([.A144:.A192])" office:value-type="float" office:value="-0.96924258114732" calcext:value-type="float">
            <text:p>-0.96924258114732</text:p>
          </table:table-cell>
        </table:table-row>
        <table:table-row table:style-name="ro1">
          <table:table-cell office:value-type="float" office:value="-1.02779079973698" calcext:value-type="float">
            <text:p>-1.02779079973698</text:p>
          </table:table-cell>
          <table:table-cell/>
          <table:table-cell table:formula="of:=AVERAGE([.A145:.A193])" office:value-type="float" office:value="-0.967123112356176" calcext:value-type="float">
            <text:p>-0.967123112356176</text:p>
          </table:table-cell>
        </table:table-row>
        <table:table-row table:style-name="ro1">
          <table:table-cell office:value-type="float" office:value="-0.985614523291588" calcext:value-type="float">
            <text:p>-0.985614523291588</text:p>
          </table:table-cell>
          <table:table-cell/>
          <table:table-cell table:formula="of:=AVERAGE([.A146:.A194])" office:value-type="float" office:value="-0.960794515907764" calcext:value-type="float">
            <text:p>-0.960794515907764</text:p>
          </table:table-cell>
        </table:table-row>
        <table:table-row table:style-name="ro1">
          <table:table-cell office:value-type="float" office:value="-0.496919453144074" calcext:value-type="float">
            <text:p>-0.496919453144074</text:p>
          </table:table-cell>
          <table:table-cell/>
          <table:table-cell table:formula="of:=AVERAGE([.A147:.A195])" office:value-type="float" office:value="-0.947932751051017" calcext:value-type="float">
            <text:p>-0.947932751051017</text:p>
          </table:table-cell>
        </table:table-row>
        <table:table-row table:style-name="ro1">
          <table:table-cell office:value-type="float" office:value="-0.843073129653931" calcext:value-type="float">
            <text:p>-0.843073129653931</text:p>
          </table:table-cell>
          <table:table-cell/>
          <table:table-cell table:formula="of:=AVERAGE([.A148:.A196])" office:value-type="float" office:value="-0.948420948063841" calcext:value-type="float">
            <text:p>-0.948420948063841</text:p>
          </table:table-cell>
        </table:table-row>
        <table:table-row table:style-name="ro1">
          <table:table-cell office:value-type="float" office:value="-0.913563452661037" calcext:value-type="float">
            <text:p>-0.913563452661037</text:p>
          </table:table-cell>
          <table:table-cell/>
          <table:table-cell table:formula="of:=AVERAGE([.A149:.A197])" office:value-type="float" office:value="-0.949379995465279" calcext:value-type="float">
            <text:p>-0.949379995465279</text:p>
          </table:table-cell>
        </table:table-row>
        <table:table-row table:style-name="ro1">
          <table:table-cell office:value-type="float" office:value="-1.2234963029623" calcext:value-type="float">
            <text:p>-1.2234963029623</text:p>
          </table:table-cell>
          <table:table-cell/>
          <table:table-cell table:formula="of:=AVERAGE([.A150:.A198])" office:value-type="float" office:value="-0.953781961482398" calcext:value-type="float">
            <text:p>-0.953781961482398</text:p>
          </table:table-cell>
        </table:table-row>
        <table:table-row table:style-name="ro1">
          <table:table-cell office:value-type="float" office:value="-1.1408102363348" calcext:value-type="float">
            <text:p>-1.1408102363348</text:p>
          </table:table-cell>
          <table:table-cell/>
          <table:table-cell table:formula="of:=AVERAGE([.A151:.A199])" office:value-type="float" office:value="-0.957130827921994" calcext:value-type="float">
            <text:p>-0.957130827921994</text:p>
          </table:table-cell>
        </table:table-row>
        <table:table-row table:style-name="ro1">
          <table:table-cell office:value-type="float" office:value="-0.747554421424866" calcext:value-type="float">
            <text:p>-0.747554421424866</text:p>
          </table:table-cell>
          <table:table-cell/>
          <table:table-cell table:formula="of:=AVERAGE([.A152:.A200])" office:value-type="float" office:value="-0.950006611645222" calcext:value-type="float">
            <text:p>-0.950006611645222</text:p>
          </table:table-cell>
        </table:table-row>
        <table:table-row table:style-name="ro1">
          <table:table-cell office:value-type="float" office:value="-0.919937655329704" calcext:value-type="float">
            <text:p>-0.919937655329704</text:p>
          </table:table-cell>
          <table:table-cell/>
          <table:table-cell table:formula="of:=AVERAGE([.A153:.A201])" office:value-type="float" office:value="-0.943851401155092" calcext:value-type="float">
            <text:p>-0.943851401155092</text:p>
          </table:table-cell>
        </table:table-row>
        <table:table-row table:style-name="ro1">
          <table:table-cell office:value-type="float" office:value="-1.09575055539608" calcext:value-type="float">
            <text:p>-1.09575055539608</text:p>
          </table:table-cell>
          <table:table-cell/>
          <table:table-cell table:formula="of:=AVERAGE([.A154:.A202])" office:value-type="float" office:value="-0.966213657387665" calcext:value-type="float">
            <text:p>-0.966213657387665</text:p>
          </table:table-cell>
        </table:table-row>
        <table:table-row table:style-name="ro1">
          <table:table-cell office:value-type="float" office:value="-0.527960598468781" calcext:value-type="float">
            <text:p>-0.527960598468781</text:p>
          </table:table-cell>
          <table:table-cell/>
          <table:table-cell table:formula="of:=AVERAGE([.A155:.A203])" office:value-type="float" office:value="-0.956543087351079" calcext:value-type="float">
            <text:p>-0.956543087351079</text:p>
          </table:table-cell>
        </table:table-row>
        <table:table-row table:style-name="ro1">
          <table:table-cell office:value-type="float" office:value="-0.942306146025658" calcext:value-type="float">
            <text:p>-0.942306146025658</text:p>
          </table:table-cell>
          <table:table-cell/>
          <table:table-cell table:formula="of:=AVERAGE([.A156:.A204])" office:value-type="float" office:value="-0.954728626475042" calcext:value-type="float">
            <text:p>-0.954728626475042</text:p>
          </table:table-cell>
        </table:table-row>
        <table:table-row table:style-name="ro1">
          <table:table-cell office:value-type="float" office:value="-1.19134820997715" calcext:value-type="float">
            <text:p>-1.19134820997715</text:p>
          </table:table-cell>
          <table:table-cell/>
          <table:table-cell table:formula="of:=AVERAGE([.A157:.A205])" office:value-type="float" office:value="-0.955837028975389" calcext:value-type="float">
            <text:p>-0.955837028975389</text:p>
          </table:table-cell>
        </table:table-row>
        <table:table-row table:style-name="ro1">
          <table:table-cell office:value-type="float" office:value="-1.09336541593075" calcext:value-type="float">
            <text:p>-1.09336541593075</text:p>
          </table:table-cell>
          <table:table-cell/>
          <table:table-cell table:formula="of:=AVERAGE([.A158:.A206])" office:value-type="float" office:value="-0.960271134060256" calcext:value-type="float">
            <text:p>-0.960271134060256</text:p>
          </table:table-cell>
        </table:table-row>
        <table:table-row table:style-name="ro1">
          <table:table-cell office:value-type="float" office:value="-0.54717367887497" calcext:value-type="float">
            <text:p>-0.54717367887497</text:p>
          </table:table-cell>
          <table:table-cell/>
          <table:table-cell table:formula="of:=AVERAGE([.A159:.A207])" office:value-type="float" office:value="-0.946177051687727" calcext:value-type="float">
            <text:p>-0.946177051687727</text:p>
          </table:table-cell>
        </table:table-row>
        <table:table-row table:style-name="ro1">
          <table:table-cell office:value-type="float" office:value="-1.0867550522089" calcext:value-type="float">
            <text:p>-1.0867550522089</text:p>
          </table:table-cell>
          <table:table-cell/>
          <table:table-cell table:formula="of:=AVERAGE([.A160:.A208])" office:value-type="float" office:value="-0.956707853443768" calcext:value-type="float">
            <text:p>-0.956707853443768</text:p>
          </table:table-cell>
        </table:table-row>
        <table:table-row table:style-name="ro1">
          <table:table-cell office:value-type="float" office:value="-1.24478150904179" calcext:value-type="float">
            <text:p>-1.24478150904179</text:p>
          </table:table-cell>
          <table:table-cell/>
          <table:table-cell table:formula="of:=AVERAGE([.A161:.A209])" office:value-type="float" office:value="-0.959568231081476" calcext:value-type="float">
            <text:p>-0.959568231081476</text:p>
          </table:table-cell>
        </table:table-row>
        <table:table-row table:style-name="ro1">
          <table:table-cell office:value-type="float" office:value="-0.918063044548035" calcext:value-type="float">
            <text:p>-0.918063044548035</text:p>
          </table:table-cell>
          <table:table-cell/>
          <table:table-cell table:formula="of:=AVERAGE([.A162:.A210])" office:value-type="float" office:value="-0.95256519378448" calcext:value-type="float">
            <text:p>-0.95256519378448</text:p>
          </table:table-cell>
        </table:table-row>
        <table:table-row table:style-name="ro1">
          <table:table-cell office:value-type="float" office:value="-0.744560062885284" calcext:value-type="float">
            <text:p>-0.744560062885284</text:p>
          </table:table-cell>
          <table:table-cell/>
          <table:table-cell table:formula="of:=AVERAGE([.A163:.A211])" office:value-type="float" office:value="-0.942869052899127" calcext:value-type="float">
            <text:p>-0.942869052899127</text:p>
          </table:table-cell>
        </table:table-row>
        <table:table-row table:style-name="ro1">
          <table:table-cell office:value-type="float" office:value="-0.925393909215927" calcext:value-type="float">
            <text:p>-0.925393909215927</text:p>
          </table:table-cell>
          <table:table-cell/>
          <table:table-cell table:formula="of:=AVERAGE([.A164:.A212])" office:value-type="float" office:value="-0.939945596213243" calcext:value-type="float">
            <text:p>-0.939945596213243</text:p>
          </table:table-cell>
        </table:table-row>
        <table:table-row table:style-name="ro1">
          <table:table-cell office:value-type="float" office:value="-0.755406901240349" calcext:value-type="float">
            <text:p>-0.755406901240349</text:p>
          </table:table-cell>
          <table:table-cell/>
          <table:table-cell table:formula="of:=AVERAGE([.A165:.A213])" office:value-type="float" office:value="-0.933258018323353" calcext:value-type="float">
            <text:p>-0.933258018323353</text:p>
          </table:table-cell>
        </table:table-row>
        <table:table-row table:style-name="ro1">
          <table:table-cell office:value-type="float" office:value="-1.11305873095989" calcext:value-type="float">
            <text:p>-1.11305873095989</text:p>
          </table:table-cell>
          <table:table-cell/>
          <table:table-cell table:formula="of:=AVERAGE([.A166:.A214])" office:value-type="float" office:value="-0.935493856668472" calcext:value-type="float">
            <text:p>-0.935493856668472</text:p>
          </table:table-cell>
        </table:table-row>
        <table:table-row table:style-name="ro1">
          <table:table-cell office:value-type="float" office:value="-0.872405663132667" calcext:value-type="float">
            <text:p>-0.872405663132667</text:p>
          </table:table-cell>
          <table:table-cell/>
          <table:table-cell table:formula="of:=AVERAGE([.A167:.A215])" office:value-type="float" office:value="-0.941495335527829" calcext:value-type="float">
            <text:p>-0.941495335527829</text:p>
          </table:table-cell>
        </table:table-row>
        <table:table-row table:style-name="ro1">
          <table:table-cell office:value-type="float" office:value="-0.931758925318718" calcext:value-type="float">
            <text:p>-0.931758925318718</text:p>
          </table:table-cell>
          <table:table-cell/>
          <table:table-cell table:formula="of:=AVERAGE([.A168:.A216])" office:value-type="float" office:value="-0.937448440461743" calcext:value-type="float">
            <text:p>-0.937448440461743</text:p>
          </table:table-cell>
        </table:table-row>
        <table:table-row table:style-name="ro1">
          <table:table-cell office:value-type="float" office:value="-0.903560116887093" calcext:value-type="float">
            <text:p>-0.903560116887093</text:p>
          </table:table-cell>
          <table:table-cell/>
          <table:table-cell table:formula="of:=AVERAGE([.A169:.A217])" office:value-type="float" office:value="-0.954538082589909" calcext:value-type="float">
            <text:p>-0.954538082589909</text:p>
          </table:table-cell>
        </table:table-row>
        <table:table-row table:style-name="ro1">
          <table:table-cell office:value-type="float" office:value="-1.33840763568878" calcext:value-type="float">
            <text:p>-1.33840763568878</text:p>
          </table:table-cell>
          <table:table-cell/>
          <table:table-cell table:formula="of:=AVERAGE([.A170:.A218])" office:value-type="float" office:value="-0.964858601592025" calcext:value-type="float">
            <text:p>-0.964858601592025</text:p>
          </table:table-cell>
        </table:table-row>
        <table:table-row table:style-name="ro1">
          <table:table-cell office:value-type="float" office:value="-0.846621200442314" calcext:value-type="float">
            <text:p>-0.846621200442314</text:p>
          </table:table-cell>
          <table:table-cell/>
          <table:table-cell table:formula="of:=AVERAGE([.A171:.A219])" office:value-type="float" office:value="-0.96160814622227" calcext:value-type="float">
            <text:p>-0.96160814622227</text:p>
          </table:table-cell>
        </table:table-row>
        <table:table-row table:style-name="ro1">
          <table:table-cell office:value-type="float" office:value="-1.07111887633801" calcext:value-type="float">
            <text:p>-1.07111887633801</text:p>
          </table:table-cell>
          <table:table-cell/>
          <table:table-cell table:formula="of:=AVERAGE([.A172:.A220])" office:value-type="float" office:value="-0.963699738285979" calcext:value-type="float">
            <text:p>-0.963699738285979</text:p>
          </table:table-cell>
        </table:table-row>
        <table:table-row table:style-name="ro1">
          <table:table-cell office:value-type="float" office:value="-0.904274746775627" calcext:value-type="float">
            <text:p>-0.904274746775627</text:p>
          </table:table-cell>
          <table:table-cell/>
          <table:table-cell table:formula="of:=AVERAGE([.A173:.A221])" office:value-type="float" office:value="-0.975665406913173" calcext:value-type="float">
            <text:p>-0.975665406913173</text:p>
          </table:table-cell>
        </table:table-row>
        <table:table-row table:style-name="ro1">
          <table:table-cell office:value-type="float" office:value="-0.855389028787613" calcext:value-type="float">
            <text:p>-0.855389028787613</text:p>
          </table:table-cell>
          <table:table-cell/>
          <table:table-cell table:formula="of:=AVERAGE([.A174:.A222])" office:value-type="float" office:value="-0.96407708829763" calcext:value-type="float">
            <text:p>-0.96407708829763</text:p>
          </table:table-cell>
        </table:table-row>
        <table:table-row table:style-name="ro1">
          <table:table-cell office:value-type="float" office:value="-0.842432215809822" calcext:value-type="float">
            <text:p>-0.842432215809822</text:p>
          </table:table-cell>
          <table:table-cell/>
          <table:table-cell table:formula="of:=AVERAGE([.A175:.A223])" office:value-type="float" office:value="-0.95753856094516" calcext:value-type="float">
            <text:p>-0.95753856094516</text:p>
          </table:table-cell>
        </table:table-row>
        <table:table-row table:style-name="ro1">
          <table:table-cell office:value-type="float" office:value="-1.17568804323673" calcext:value-type="float">
            <text:p>-1.17568804323673</text:p>
          </table:table-cell>
          <table:table-cell/>
          <table:table-cell table:formula="of:=AVERAGE([.A176:.A224])" office:value-type="float" office:value="-0.960906648514222" calcext:value-type="float">
            <text:p>-0.960906648514222</text:p>
          </table:table-cell>
        </table:table-row>
        <table:table-row table:style-name="ro1">
          <table:table-cell office:value-type="float" office:value="-1.03140614926815" calcext:value-type="float">
            <text:p>-1.03140614926815</text:p>
          </table:table-cell>
          <table:table-cell/>
          <table:table-cell table:formula="of:=AVERAGE([.A177:.A225])" office:value-type="float" office:value="-0.961309593551013" calcext:value-type="float">
            <text:p>-0.961309593551013</text:p>
          </table:table-cell>
        </table:table-row>
        <table:table-row table:style-name="ro1">
          <table:table-cell office:value-type="float" office:value="-0.897284045815468" calcext:value-type="float">
            <text:p>-0.897284045815468</text:p>
          </table:table-cell>
          <table:table-cell/>
          <table:table-cell table:formula="of:=AVERAGE([.A178:.A226])" office:value-type="float" office:value="-0.963596479321013" calcext:value-type="float">
            <text:p>-0.963596479321013</text:p>
          </table:table-cell>
        </table:table-row>
        <table:table-row table:style-name="ro1">
          <table:table-cell office:value-type="float" office:value="-1.30724573135376" calcext:value-type="float">
            <text:p>-1.30724573135376</text:p>
          </table:table-cell>
          <table:table-cell/>
          <table:table-cell table:formula="of:=AVERAGE([.A179:.A227])" office:value-type="float" office:value="-0.969185744621316" calcext:value-type="float">
            <text:p>-0.969185744621316</text:p>
          </table:table-cell>
        </table:table-row>
        <table:table-row table:style-name="ro1">
          <table:table-cell office:value-type="float" office:value="-0.960150450468063" calcext:value-type="float">
            <text:p>-0.960150450468063</text:p>
          </table:table-cell>
          <table:table-cell/>
          <table:table-cell table:formula="of:=AVERAGE([.A180:.A228])" office:value-type="float" office:value="-0.969859197127576" calcext:value-type="float">
            <text:p>-0.969859197127576</text:p>
          </table:table-cell>
        </table:table-row>
        <table:table-row table:style-name="ro1">
          <table:table-cell office:value-type="float" office:value="-1.04333381354809" calcext:value-type="float">
            <text:p>-1.04333381354809</text:p>
          </table:table-cell>
          <table:table-cell/>
          <table:table-cell table:formula="of:=AVERAGE([.A181:.A229])" office:value-type="float" office:value="-0.973632617568483" calcext:value-type="float">
            <text:p>-0.973632617568483</text:p>
          </table:table-cell>
        </table:table-row>
        <table:table-row table:style-name="ro1">
          <table:table-cell office:value-type="float" office:value="-0.838623866438866" calcext:value-type="float">
            <text:p>-0.838623866438866</text:p>
          </table:table-cell>
          <table:table-cell/>
          <table:table-cell table:formula="of:=AVERAGE([.A182:.A230])" office:value-type="float" office:value="-0.971848625917824" calcext:value-type="float">
            <text:p>-0.971848625917824</text:p>
          </table:table-cell>
        </table:table-row>
        <table:table-row table:style-name="ro1">
          <table:table-cell office:value-type="float" office:value="-0.832208767533302" calcext:value-type="float">
            <text:p>-0.832208767533302</text:p>
          </table:table-cell>
          <table:table-cell/>
          <table:table-cell table:formula="of:=AVERAGE([.A183:.A231])" office:value-type="float" office:value="-0.963622001969084" calcext:value-type="float">
            <text:p>-0.963622001969084</text:p>
          </table:table-cell>
        </table:table-row>
        <table:table-row table:style-name="ro1">
          <table:table-cell office:value-type="float" office:value="-1.06497053802013" calcext:value-type="float">
            <text:p>-1.06497053802013</text:p>
          </table:table-cell>
          <table:table-cell/>
          <table:table-cell table:formula="of:=AVERAGE([.A184:.A232])" office:value-type="float" office:value="-0.962805814280802" calcext:value-type="float">
            <text:p>-0.962805814280802</text:p>
          </table:table-cell>
        </table:table-row>
        <table:table-row table:style-name="ro1">
          <table:table-cell office:value-type="float" office:value="-1.01531575620174" calcext:value-type="float">
            <text:p>-1.01531575620174</text:p>
          </table:table-cell>
          <table:table-cell/>
          <table:table-cell table:formula="of:=AVERAGE([.A185:.A233])" office:value-type="float" office:value="-0.964209513548686" calcext:value-type="float">
            <text:p>-0.964209513548686</text:p>
          </table:table-cell>
        </table:table-row>
        <table:table-row table:style-name="ro1">
          <table:table-cell office:value-type="float" office:value="-0.965591982007027" calcext:value-type="float">
            <text:p>-0.965591982007027</text:p>
          </table:table-cell>
          <table:table-cell/>
          <table:table-cell table:formula="of:=AVERAGE([.A186:.A234])" office:value-type="float" office:value="-0.965931336642528" calcext:value-type="float">
            <text:p>-0.965931336642528</text:p>
          </table:table-cell>
        </table:table-row>
        <table:table-row table:style-name="ro1">
          <table:table-cell office:value-type="float" office:value="-1.15314148366451" calcext:value-type="float">
            <text:p>-1.15314148366451</text:p>
          </table:table-cell>
          <table:table-cell/>
          <table:table-cell table:formula="of:=AVERAGE([.A187:.A235])" office:value-type="float" office:value="-0.968759212110724" calcext:value-type="float">
            <text:p>-0.968759212110724</text:p>
          </table:table-cell>
        </table:table-row>
        <table:table-row table:style-name="ro1">
          <table:table-cell office:value-type="float" office:value="-1.22325228154659" calcext:value-type="float">
            <text:p>-1.22325228154659</text:p>
          </table:table-cell>
          <table:table-cell/>
          <table:table-cell table:formula="of:=AVERAGE([.A188:.A236])" office:value-type="float" office:value="-0.972458974287218" calcext:value-type="float">
            <text:p>-0.972458974287218</text:p>
          </table:table-cell>
        </table:table-row>
        <table:table-row table:style-name="ro1">
          <table:table-cell office:value-type="float" office:value="-1.2126434892416" calcext:value-type="float">
            <text:p>-1.2126434892416</text:p>
          </table:table-cell>
          <table:table-cell/>
          <table:table-cell table:formula="of:=AVERAGE([.A189:.A237])" office:value-type="float" office:value="-0.973911125897145" calcext:value-type="float">
            <text:p>-0.973911125897145</text:p>
          </table:table-cell>
        </table:table-row>
        <table:table-row table:style-name="ro1">
          <table:table-cell office:value-type="float" office:value="-1.06129111349583" calcext:value-type="float">
            <text:p>-1.06129111349583</text:p>
          </table:table-cell>
          <table:table-cell/>
          <table:table-cell table:formula="of:=AVERAGE([.A190:.A238])" office:value-type="float" office:value="-0.975266706426533" calcext:value-type="float">
            <text:p>-0.975266706426533</text:p>
          </table:table-cell>
        </table:table-row>
        <table:table-row table:style-name="ro1">
          <table:table-cell office:value-type="float" office:value="-0.921889618039131" calcext:value-type="float">
            <text:p>-0.921889618039131</text:p>
          </table:table-cell>
          <table:table-cell/>
          <table:table-cell table:formula="of:=AVERAGE([.A191:.A239])" office:value-type="float" office:value="-0.972895834975097" calcext:value-type="float">
            <text:p>-0.972895834975097</text:p>
          </table:table-cell>
        </table:table-row>
        <table:table-row table:style-name="ro1">
          <table:table-cell office:value-type="float" office:value="-0.934959933161736" calcext:value-type="float">
            <text:p>-0.934959933161736</text:p>
          </table:table-cell>
          <table:table-cell/>
          <table:table-cell table:formula="of:=AVERAGE([.A192:.A240])" office:value-type="float" office:value="-0.974762994263853" calcext:value-type="float">
            <text:p>-0.974762994263853</text:p>
          </table:table-cell>
        </table:table-row>
        <table:table-row table:style-name="ro1">
          <table:table-cell office:value-type="float" office:value="-0.935818299651146" calcext:value-type="float">
            <text:p>-0.935818299651146</text:p>
          </table:table-cell>
          <table:table-cell/>
          <table:table-cell table:formula="of:=AVERAGE([.A193:.A241])" office:value-type="float" office:value="-0.971948317575211" calcext:value-type="float">
            <text:p>-0.971948317575211</text:p>
          </table:table-cell>
        </table:table-row>
        <table:table-row table:style-name="ro1">
          <table:table-cell office:value-type="float" office:value="-0.774500593543053" calcext:value-type="float">
            <text:p>-0.774500593543053</text:p>
          </table:table-cell>
          <table:table-cell/>
          <table:table-cell table:formula="of:=AVERAGE([.A194:.A242])" office:value-type="float" office:value="-0.966779129693703" calcext:value-type="float">
            <text:p>-0.966779129693703</text:p>
          </table:table-cell>
        </table:table-row>
        <table:table-row table:style-name="ro1">
          <table:table-cell office:value-type="float" office:value="-0.579209208488464" calcext:value-type="float">
            <text:p>-0.579209208488464</text:p>
          </table:table-cell>
          <table:table-cell/>
          <table:table-cell table:formula="of:=AVERAGE([.A195:.A243])" office:value-type="float" office:value="-0.958485143677313" calcext:value-type="float">
            <text:p>-0.958485143677313</text:p>
          </table:table-cell>
        </table:table-row>
        <table:table-row table:style-name="ro1">
          <table:table-cell office:value-type="float" office:value="-0.994250848889351" calcext:value-type="float">
            <text:p>-0.994250848889351</text:p>
          </table:table-cell>
          <table:table-cell/>
          <table:table-cell table:formula="of:=AVERAGE([.A196:.A244])" office:value-type="float" office:value="-0.968634763998645" calcext:value-type="float">
            <text:p>-0.968634763998645</text:p>
          </table:table-cell>
        </table:table-row>
        <table:table-row table:style-name="ro1">
          <table:table-cell office:value-type="float" office:value="-0.899583116173744" calcext:value-type="float">
            <text:p>-0.899583116173744</text:p>
          </table:table-cell>
          <table:table-cell/>
          <table:table-cell table:formula="of:=AVERAGE([.A197:.A245])" office:value-type="float" office:value="-0.969788029029661" calcext:value-type="float">
            <text:p>-0.969788029029661</text:p>
          </table:table-cell>
        </table:table-row>
        <table:table-row table:style-name="ro1">
          <table:table-cell office:value-type="float" office:value="-1.07673950493336" calcext:value-type="float">
            <text:p>-1.07673950493336</text:p>
          </table:table-cell>
          <table:table-cell/>
          <table:table-cell table:formula="of:=AVERAGE([.A198:.A246])" office:value-type="float" office:value="-0.973118152545423" calcext:value-type="float">
            <text:p>-0.973118152545423</text:p>
          </table:table-cell>
        </table:table-row>
        <table:table-row table:style-name="ro1">
          <table:table-cell office:value-type="float" office:value="-0.980488911271095" calcext:value-type="float">
            <text:p>-0.980488911271095</text:p>
          </table:table-cell>
          <table:table-cell/>
          <table:table-cell table:formula="of:=AVERAGE([.A199:.A247])" office:value-type="float" office:value="-0.968158818021113" calcext:value-type="float">
            <text:p>-0.968158818021113</text:p>
          </table:table-cell>
        </table:table-row>
        <table:table-row table:style-name="ro1">
          <table:table-cell office:value-type="float" office:value="-0.649705052375793" calcext:value-type="float">
            <text:p>-0.649705052375793</text:p>
          </table:table-cell>
          <table:table-cell/>
          <table:table-cell table:formula="of:=AVERAGE([.A200:.A248])" office:value-type="float" office:value="-0.958136263246439" calcext:value-type="float">
            <text:p>-0.958136263246439</text:p>
          </table:table-cell>
        </table:table-row>
        <table:table-row table:style-name="ro1">
          <table:table-cell office:value-type="float" office:value="-1.05516724288464" calcext:value-type="float">
            <text:p>-1.05516724288464</text:p>
          </table:table-cell>
          <table:table-cell/>
          <table:table-cell table:formula="of:=AVERAGE([.A201:.A249])" office:value-type="float" office:value="-0.964414075929291" calcext:value-type="float">
            <text:p>-0.964414075929291</text:p>
          </table:table-cell>
        </table:table-row>
        <table:table-row table:style-name="ro1">
          <table:table-cell office:value-type="float" office:value="-0.790644034743309" calcext:value-type="float">
            <text:p>-0.790644034743309</text:p>
          </table:table-cell>
          <table:table-cell/>
          <table:table-cell table:formula="of:=AVERAGE([.A202:.A250])" office:value-type="float" office:value="-0.961775430611202" calcext:value-type="float">
            <text:p>-0.961775430611202</text:p>
          </table:table-cell>
        </table:table-row>
        <table:table-row table:style-name="ro1">
          <table:table-cell office:value-type="float" office:value="-0.858481153845787" calcext:value-type="float">
            <text:p>-0.858481153845787</text:p>
          </table:table-cell>
          <table:table-cell/>
          <table:table-cell table:formula="of:=AVERAGE([.A203:.A251])" office:value-type="float" office:value="-0.956933197926502" calcext:value-type="float">
            <text:p>-0.956933197926502</text:p>
          </table:table-cell>
        </table:table-row>
        <table:table-row table:style-name="ro1">
          <table:table-cell office:value-type="float" office:value="-0.91814635694027" calcext:value-type="float">
            <text:p>-0.91814635694027</text:p>
          </table:table-cell>
          <table:table-cell/>
          <table:table-cell table:formula="of:=AVERAGE([.A204:.A252])" office:value-type="float" office:value="-0.964896172589185" calcext:value-type="float">
            <text:p>-0.964896172589185</text:p>
          </table:table-cell>
        </table:table-row>
        <table:table-row table:style-name="ro1">
          <table:table-cell office:value-type="float" office:value="-1.17155228555202" calcext:value-type="float">
            <text:p>-1.17155228555202</text:p>
          </table:table-cell>
          <table:table-cell/>
          <table:table-cell table:formula="of:=AVERAGE([.A205:.A253])" office:value-type="float" office:value="-0.96957466523258" calcext:value-type="float">
            <text:p>-0.96957466523258</text:p>
          </table:table-cell>
        </table:table-row>
        <table:table-row table:style-name="ro1">
          <table:table-cell office:value-type="float" office:value="-1.031832203269" calcext:value-type="float">
            <text:p>-1.031832203269</text:p>
          </table:table-cell>
          <table:table-cell/>
          <table:table-cell table:formula="of:=AVERAGE([.A206:.A254])" office:value-type="float" office:value="-0.966319236524251" calcext:value-type="float">
            <text:p>-0.966319236524251</text:p>
          </table:table-cell>
        </table:table-row>
        <table:table-row table:style-name="ro1">
          <table:table-cell office:value-type="float" office:value="-0.632551789283752" calcext:value-type="float">
            <text:p>-0.632551789283752</text:p>
          </table:table-cell>
          <table:table-cell/>
          <table:table-cell table:formula="of:=AVERAGE([.A207:.A255])" office:value-type="float" office:value="-0.956914876796761" calcext:value-type="float">
            <text:p>-0.956914876796761</text:p>
          </table:table-cell>
        </table:table-row>
        <table:table-row table:style-name="ro1">
          <table:table-cell office:value-type="float" office:value="-1.02219171822071" calcext:value-type="float">
            <text:p>-1.02219171822071</text:p>
          </table:table-cell>
          <table:table-cell/>
          <table:table-cell table:formula="of:=AVERAGE([.A208:.A256])" office:value-type="float" office:value="-0.966609122497695" calcext:value-type="float">
            <text:p>-0.966609122497695</text:p>
          </table:table-cell>
        </table:table-row>
        <table:table-row table:style-name="ro1">
          <table:table-cell office:value-type="float" office:value="-1.03436903655529" calcext:value-type="float">
            <text:p>-1.03436903655529</text:p>
          </table:table-cell>
          <table:table-cell/>
          <table:table-cell table:formula="of:=AVERAGE([.A209:.A257])" office:value-type="float" office:value="-0.965540020137417" calcext:value-type="float">
            <text:p>-0.965540020137417</text:p>
          </table:table-cell>
        </table:table-row>
        <table:table-row table:style-name="ro1">
          <table:table-cell office:value-type="float" office:value="-1.10760261118412" calcext:value-type="float">
            <text:p>-1.10760261118412</text:p>
          </table:table-cell>
          <table:table-cell/>
          <table:table-cell table:formula="of:=AVERAGE([.A210:.A258])" office:value-type="float" office:value="-0.962740450793383" calcext:value-type="float">
            <text:p>-0.962740450793383</text:p>
          </table:table-cell>
        </table:table-row>
        <table:table-row table:style-name="ro1">
          <table:table-cell office:value-type="float" office:value="-1.14593820273876" calcext:value-type="float">
            <text:p>-1.14593820273876</text:p>
          </table:table-cell>
          <table:table-cell/>
          <table:table-cell table:formula="of:=AVERAGE([.A211:.A259])" office:value-type="float" office:value="-0.967390964225847" calcext:value-type="float">
            <text:p>-0.967390964225847</text:p>
          </table:table-cell>
        </table:table-row>
        <table:table-row table:style-name="ro1">
          <table:table-cell office:value-type="float" office:value="-1.1656575948" calcext:value-type="float">
            <text:p>-1.1656575948</text:p>
          </table:table-cell>
          <table:table-cell/>
          <table:table-cell table:formula="of:=AVERAGE([.A212:.A260])" office:value-type="float" office:value="-0.97598479140778" calcext:value-type="float">
            <text:p>-0.97598479140778</text:p>
          </table:table-cell>
        </table:table-row>
        <table:table-row table:style-name="ro1">
          <table:table-cell office:value-type="float" office:value="-0.57174551486969" calcext:value-type="float">
            <text:p>-0.57174551486969</text:p>
          </table:table-cell>
          <table:table-cell/>
          <table:table-cell table:formula="of:=AVERAGE([.A213:.A261])" office:value-type="float" office:value="-0.968767477237448" calcext:value-type="float">
            <text:p>-0.968767477237448</text:p>
          </table:table-cell>
        </table:table-row>
        <table:table-row table:style-name="ro1">
          <table:table-cell office:value-type="float" office:value="-1.25682324171066" calcext:value-type="float">
            <text:p>-1.25682324171066</text:p>
          </table:table-cell>
          <table:table-cell/>
          <table:table-cell table:formula="of:=AVERAGE([.A214:.A262])" office:value-type="float" office:value="-0.979000463777659" calcext:value-type="float">
            <text:p>-0.979000463777659</text:p>
          </table:table-cell>
        </table:table-row>
        <table:table-row table:style-name="ro1">
          <table:table-cell office:value-type="float" office:value="-0.974973395466804" calcext:value-type="float">
            <text:p>-0.974973395466804</text:p>
          </table:table-cell>
          <table:table-cell/>
          <table:table-cell table:formula="of:=AVERAGE([.A215:.A263])" office:value-type="float" office:value="-0.976182395706371" calcext:value-type="float">
            <text:p>-0.976182395706371</text:p>
          </table:table-cell>
        </table:table-row>
        <table:table-row table:style-name="ro1">
          <table:table-cell office:value-type="float" office:value="-1.10931776463985" calcext:value-type="float">
            <text:p>-1.10931776463985</text:p>
          </table:table-cell>
          <table:table-cell/>
          <table:table-cell table:formula="of:=AVERAGE([.A216:.A264])" office:value-type="float" office:value="-0.981017336553457" calcext:value-type="float">
            <text:p>-0.981017336553457</text:p>
          </table:table-cell>
        </table:table-row>
        <table:table-row table:style-name="ro1">
          <table:table-cell office:value-type="float" office:value="-0.882611677050591" calcext:value-type="float">
            <text:p>-0.882611677050591</text:p>
          </table:table-cell>
          <table:table-cell/>
          <table:table-cell table:formula="of:=AVERAGE([.A217:.A265])" office:value-type="float" office:value="-0.98001433148676" calcext:value-type="float">
            <text:p>-0.98001433148676</text:p>
          </table:table-cell>
        </table:table-row>
        <table:table-row table:style-name="ro1">
          <table:table-cell office:value-type="float" office:value="-1.15483422577381" calcext:value-type="float">
            <text:p>-1.15483422577381</text:p>
          </table:table-cell>
          <table:table-cell/>
          <table:table-cell table:formula="of:=AVERAGE([.A218:.A266])" office:value-type="float" office:value="-0.985142374525265" calcext:value-type="float">
            <text:p>-0.985142374525265</text:p>
          </table:table-cell>
        </table:table-row>
        <table:table-row table:style-name="ro1">
          <table:table-cell office:value-type="float" office:value="-1.04596735537052" calcext:value-type="float">
            <text:p>-1.04596735537052</text:p>
          </table:table-cell>
          <table:table-cell/>
          <table:table-cell table:formula="of:=AVERAGE([.A219:.A267])" office:value-type="float" office:value="-0.979174205539178" calcext:value-type="float">
            <text:p>-0.979174205539178</text:p>
          </table:table-cell>
        </table:table-row>
        <table:table-row table:style-name="ro1">
          <table:table-cell office:value-type="float" office:value="-1.01222789287567" calcext:value-type="float">
            <text:p>-1.01222789287567</text:p>
          </table:table-cell>
          <table:table-cell/>
          <table:table-cell table:formula="of:=AVERAGE([.A220:.A268])" office:value-type="float" office:value="-0.982553933956185" calcext:value-type="float">
            <text:p>-0.982553933956185</text:p>
          </table:table-cell>
        </table:table-row>
        <table:table-row table:style-name="ro1">
          <table:table-cell office:value-type="float" office:value="-0.283893287181854" calcext:value-type="float">
            <text:p>-0.283893287181854</text:p>
          </table:table-cell>
          <table:table-cell/>
          <table:table-cell table:formula="of:=AVERAGE([.A221:.A269])" office:value-type="float" office:value="-0.96648810560606" calcext:value-type="float">
            <text:p>-0.96648810560606</text:p>
          </table:table-cell>
        </table:table-row>
        <table:table-row table:style-name="ro1">
          <table:table-cell office:value-type="float" office:value="-0.927255973219872" calcext:value-type="float">
            <text:p>-0.927255973219872</text:p>
          </table:table-cell>
          <table:table-cell/>
          <table:table-cell table:formula="of:=AVERAGE([.A222:.A270])" office:value-type="float" office:value="-0.966957110227371" calcext:value-type="float">
            <text:p>-0.966957110227371</text:p>
          </table:table-cell>
        </table:table-row>
        <table:table-row table:style-name="ro1">
          <table:table-cell office:value-type="float" office:value="-0.905549481511116" calcext:value-type="float">
            <text:p>-0.905549481511116</text:p>
          </table:table-cell>
          <table:table-cell/>
          <table:table-cell table:formula="of:=AVERAGE([.A223:.A271])" office:value-type="float" office:value="-0.967980792936014" calcext:value-type="float">
            <text:p>-0.967980792936014</text:p>
          </table:table-cell>
        </table:table-row>
        <table:table-row table:style-name="ro1">
          <table:table-cell office:value-type="float" office:value="-0.942135944962502" calcext:value-type="float">
            <text:p>-0.942135944962502</text:p>
          </table:table-cell>
          <table:table-cell/>
          <table:table-cell table:formula="of:=AVERAGE([.A224:.A272])" office:value-type="float" office:value="-0.970015562918721" calcext:value-type="float">
            <text:p>-0.970015562918721</text:p>
          </table:table-cell>
        </table:table-row>
        <table:table-row table:style-name="ro1">
          <table:table-cell office:value-type="float" office:value="-1.0137502849102" calcext:value-type="float">
            <text:p>-1.0137502849102</text:p>
          </table:table-cell>
          <table:table-cell/>
          <table:table-cell table:formula="of:=AVERAGE([.A225:.A273])" office:value-type="float" office:value="-0.966710710707976" calcext:value-type="float">
            <text:p>-0.966710710707976</text:p>
          </table:table-cell>
        </table:table-row>
        <table:table-row table:style-name="ro1">
          <table:table-cell office:value-type="float" office:value="-1.25793963670731" calcext:value-type="float">
            <text:p>-1.25793963670731</text:p>
          </table:table-cell>
          <table:table-cell/>
          <table:table-cell table:formula="of:=AVERAGE([.A226:.A274])" office:value-type="float" office:value="-0.971333843104693" calcext:value-type="float">
            <text:p>-0.971333843104693</text:p>
          </table:table-cell>
        </table:table-row>
        <table:table-row table:style-name="ro1">
          <table:table-cell office:value-type="float" office:value="-1.04784817993641" calcext:value-type="float">
            <text:p>-1.04784817993641</text:p>
          </table:table-cell>
          <table:table-cell/>
          <table:table-cell table:formula="of:=AVERAGE([.A227:.A275])" office:value-type="float" office:value="-0.974406580535733" calcext:value-type="float">
            <text:p>-0.974406580535733</text:p>
          </table:table-cell>
        </table:table-row>
        <table:table-row table:style-name="ro1">
          <table:table-cell office:value-type="float" office:value="-1.06201861798763" calcext:value-type="float">
            <text:p>-1.06201861798763</text:p>
          </table:table-cell>
          <table:table-cell/>
          <table:table-cell table:formula="of:=AVERAGE([.A228:.A276])" office:value-type="float" office:value="-0.969401945569077" calcext:value-type="float">
            <text:p>-0.969401945569077</text:p>
          </table:table-cell>
        </table:table-row>
        <table:table-row table:style-name="ro1">
          <table:table-cell office:value-type="float" office:value="-0.824346765875816" calcext:value-type="float">
            <text:p>-0.824346765875816</text:p>
          </table:table-cell>
          <table:table-cell/>
          <table:table-cell table:formula="of:=AVERAGE([.A229:.A277])" office:value-type="float" office:value="-0.966630441801889" calcext:value-type="float">
            <text:p>-0.966630441801889</text:p>
          </table:table-cell>
        </table:table-row>
        <table:table-row table:style-name="ro1">
          <table:table-cell office:value-type="float" office:value="-1.19589494168758" calcext:value-type="float">
            <text:p>-1.19589494168758</text:p>
          </table:table-cell>
          <table:table-cell/>
          <table:table-cell table:formula="of:=AVERAGE([.A230:.A278])" office:value-type="float" office:value="-0.969743934212899" calcext:value-type="float">
            <text:p>-0.969743934212899</text:p>
          </table:table-cell>
        </table:table-row>
        <table:table-row table:style-name="ro1">
          <table:table-cell office:value-type="float" office:value="-1.15745340287685" calcext:value-type="float">
            <text:p>-1.15745340287685</text:p>
          </table:table-cell>
          <table:table-cell/>
          <table:table-cell table:formula="of:=AVERAGE([.A231:.A279])" office:value-type="float" office:value="-0.976250659446327" calcext:value-type="float">
            <text:p>-0.976250659446327</text:p>
          </table:table-cell>
        </table:table-row>
        <table:table-row table:style-name="ro1">
          <table:table-cell office:value-type="float" office:value="-0.427979290485382" calcext:value-type="float">
            <text:p>-0.427979290485382</text:p>
          </table:table-cell>
          <table:table-cell/>
          <table:table-cell table:formula="of:=AVERAGE([.A232:.A280])" office:value-type="float" office:value="-0.968001078282084" calcext:value-type="float">
            <text:p>-0.968001078282084</text:p>
          </table:table-cell>
        </table:table-row>
        <table:table-row table:style-name="ro1">
          <table:table-cell office:value-type="float" office:value="-0.974583372473717" calcext:value-type="float">
            <text:p>-0.974583372473717</text:p>
          </table:table-cell>
          <table:table-cell/>
          <table:table-cell table:formula="of:=AVERAGE([.A233:.A281])" office:value-type="float" office:value="-0.966156442250524" calcext:value-type="float">
            <text:p>-0.966156442250524</text:p>
          </table:table-cell>
        </table:table-row>
        <table:table-row table:style-name="ro1">
          <table:table-cell office:value-type="float" office:value="-0.920745059847832" calcext:value-type="float">
            <text:p>-0.920745059847832</text:p>
          </table:table-cell>
          <table:table-cell/>
          <table:table-cell table:formula="of:=AVERAGE([.A234:.A282])" office:value-type="float" office:value="-0.96422642803922" calcext:value-type="float">
            <text:p>-0.96422642803922</text:p>
          </table:table-cell>
        </table:table-row>
        <table:table-row table:style-name="ro1">
          <table:table-cell office:value-type="float" office:value="-1.11570526659489" calcext:value-type="float">
            <text:p>-1.11570526659489</text:p>
          </table:table-cell>
          <table:table-cell/>
          <table:table-cell table:formula="of:=AVERAGE([.A235:.A283])" office:value-type="float" office:value="-0.96728996445938" calcext:value-type="float">
            <text:p>-0.96728996445938</text:p>
          </table:table-cell>
        </table:table-row>
        <table:table-row table:style-name="ro1">
          <table:table-cell office:value-type="float" office:value="-0.91879092156887" calcext:value-type="float">
            <text:p>-0.91879092156887</text:p>
          </table:table-cell>
          <table:table-cell/>
          <table:table-cell table:formula="of:=AVERAGE([.A236:.A284])" office:value-type="float" office:value="-0.962507299926816" calcext:value-type="float">
            <text:p>-0.962507299926816</text:p>
          </table:table-cell>
        </table:table-row>
        <table:table-row table:style-name="ro1">
          <table:table-cell office:value-type="float" office:value="-0.954235851764679" calcext:value-type="float">
            <text:p>-0.954235851764679</text:p>
          </table:table-cell>
          <table:table-cell/>
          <table:table-cell table:formula="of:=AVERAGE([.A237:.A285])" office:value-type="float" office:value="-0.957017168706777" calcext:value-type="float">
            <text:p>-0.957017168706777</text:p>
          </table:table-cell>
        </table:table-row>
        <table:table-row table:style-name="ro1">
          <table:table-cell office:value-type="float" office:value="-1.02797473967075" calcext:value-type="float">
            <text:p>-1.02797473967075</text:p>
          </table:table-cell>
          <table:table-cell/>
          <table:table-cell table:formula="of:=AVERAGE([.A238:.A286])" office:value-type="float" office:value="-0.953248418715535" calcext:value-type="float">
            <text:p>-0.953248418715535</text:p>
          </table:table-cell>
        </table:table-row>
        <table:table-row table:style-name="ro1">
          <table:table-cell office:value-type="float" office:value="-0.722167789936066" calcext:value-type="float">
            <text:p>-0.722167789936066</text:p>
          </table:table-cell>
          <table:table-cell/>
          <table:table-cell table:formula="of:=AVERAGE([.A239:.A287])" office:value-type="float" office:value="-0.946327534561254" calcext:value-type="float">
            <text:p>-0.946327534561254</text:p>
          </table:table-cell>
        </table:table-row>
        <table:table-row table:style-name="ro1">
          <table:table-cell office:value-type="float" office:value="-1.24419568479061" calcext:value-type="float">
            <text:p>-1.24419568479061</text:p>
          </table:table-cell>
          <table:table-cell/>
          <table:table-cell table:formula="of:=AVERAGE([.A240:.A288])" office:value-type="float" office:value="-0.952905209392917" calcext:value-type="float">
            <text:p>-0.952905209392917</text:p>
          </table:table-cell>
        </table:table-row>
        <table:table-row table:style-name="ro1">
          <table:table-cell office:value-type="float" office:value="-0.981662139296532" calcext:value-type="float">
            <text:p>-0.981662139296532</text:p>
          </table:table-cell>
          <table:table-cell/>
          <table:table-cell table:formula="of:=AVERAGE([.A241:.A289])" office:value-type="float" office:value="-0.953858315640566" calcext:value-type="float">
            <text:p>-0.953858315640566</text:p>
          </table:table-cell>
        </table:table-row>
        <table:table-row table:style-name="ro1">
          <table:table-cell office:value-type="float" office:value="-1.08602319657803" calcext:value-type="float">
            <text:p>-1.08602319657803</text:p>
          </table:table-cell>
          <table:table-cell/>
          <table:table-cell table:formula="of:=AVERAGE([.A242:.A290])" office:value-type="float" office:value="-0.956923721700298" calcext:value-type="float">
            <text:p>-0.956923721700298</text:p>
          </table:table-cell>
        </table:table-row>
        <table:table-row table:style-name="ro1">
          <table:table-cell office:value-type="float" office:value="-0.912453755736351" calcext:value-type="float">
            <text:p>-0.912453755736351</text:p>
          </table:table-cell>
          <table:table-cell/>
          <table:table-cell table:formula="of:=AVERAGE([.A243:.A291])" office:value-type="float" office:value="-0.959739092357304" calcext:value-type="float">
            <text:p>-0.959739092357304</text:p>
          </table:table-cell>
        </table:table-row>
        <table:table-row table:style-name="ro1">
          <table:table-cell office:value-type="float" office:value="-0.935056895017624" calcext:value-type="float">
            <text:p>-0.935056895017624</text:p>
          </table:table-cell>
          <table:table-cell/>
          <table:table-cell table:formula="of:=AVERAGE([.A244:.A292])" office:value-type="float" office:value="-0.967001290041573" calcext:value-type="float">
            <text:p>-0.967001290041573</text:p>
          </table:table-cell>
        </table:table-row>
        <table:table-row table:style-name="ro1">
          <table:table-cell office:value-type="float" office:value="-0.990126073360443" calcext:value-type="float">
            <text:p>-0.990126073360443</text:p>
          </table:table-cell>
          <table:table-cell/>
          <table:table-cell table:formula="of:=AVERAGE([.A245:.A293])" office:value-type="float" office:value="-0.966917110949146" calcext:value-type="float">
            <text:p>-0.966917110949146</text:p>
          </table:table-cell>
        </table:table-row>
        <table:table-row table:style-name="ro1">
          <table:table-cell office:value-type="float" office:value="-0.671081721782684" calcext:value-type="float">
            <text:p>-0.671081721782684</text:p>
          </table:table-cell>
          <table:table-cell/>
          <table:table-cell table:formula="of:=AVERAGE([.A246:.A294])" office:value-type="float" office:value="-0.962253817186064" calcext:value-type="float">
            <text:p>-0.962253817186064</text:p>
          </table:table-cell>
        </table:table-row>
        <table:table-row table:style-name="ro1">
          <table:table-cell office:value-type="float" office:value="-1.23714502155781" calcext:value-type="float">
            <text:p>-1.23714502155781</text:p>
          </table:table-cell>
          <table:table-cell/>
          <table:table-cell table:formula="of:=AVERAGE([.A247:.A295])" office:value-type="float" office:value="-0.965527399157991" calcext:value-type="float">
            <text:p>-0.965527399157991</text:p>
          </table:table-cell>
        </table:table-row>
        <table:table-row table:style-name="ro1">
          <table:table-cell office:value-type="float" office:value="-1.1465954631567" calcext:value-type="float">
            <text:p>-1.1465954631567</text:p>
          </table:table-cell>
          <table:table-cell/>
          <table:table-cell table:formula="of:=AVERAGE([.A248:.A296])" office:value-type="float" office:value="-0.96891732878831" calcext:value-type="float">
            <text:p>-0.96891732878831</text:p>
          </table:table-cell>
        </table:table-row>
        <table:table-row table:style-name="ro1">
          <table:table-cell office:value-type="float" office:value="-1.00573892891407" calcext:value-type="float">
            <text:p>-1.00573892891407</text:p>
          </table:table-cell>
          <table:table-cell/>
          <table:table-cell table:formula="of:=AVERAGE([.A249:.A297])" office:value-type="float" office:value="-0.976183326268683" calcext:value-type="float">
            <text:p>-0.976183326268683</text:p>
          </table:table-cell>
        </table:table-row>
        <table:table-row table:style-name="ro1">
          <table:table-cell office:value-type="float" office:value="-1.01554052531719" calcext:value-type="float">
            <text:p>-1.01554052531719</text:p>
          </table:table-cell>
          <table:table-cell/>
          <table:table-cell table:formula="of:=AVERAGE([.A250:.A298])" office:value-type="float" office:value="-0.975374617746898" calcext:value-type="float">
            <text:p>-0.975374617746898</text:p>
          </table:table-cell>
        </table:table-row>
        <table:table-row table:style-name="ro1">
          <table:table-cell office:value-type="float" office:value="-1.09396724402905" calcext:value-type="float">
            <text:p>-1.09396724402905</text:p>
          </table:table-cell>
          <table:table-cell/>
          <table:table-cell table:formula="of:=AVERAGE([.A251:.A299])" office:value-type="float" office:value="-0.981564887324158" calcext:value-type="float">
            <text:p>-0.981564887324158</text:p>
          </table:table-cell>
        </table:table-row>
        <table:table-row table:style-name="ro1">
          <table:table-cell office:value-type="float" office:value="-1.12324158847332" calcext:value-type="float">
            <text:p>-1.12324158847332</text:p>
          </table:table-cell>
          <table:table-cell/>
          <table:table-cell table:formula="of:=AVERAGE([.A252:.A300])" office:value-type="float" office:value="-0.98696816150023" calcext:value-type="float">
            <text:p>-0.98696816150023</text:p>
          </table:table-cell>
        </table:table-row>
        <table:table-row table:style-name="ro1">
          <table:table-cell office:value-type="float" office:value="-0.545580923557282" calcext:value-type="float">
            <text:p>-0.545580923557282</text:p>
          </table:table-cell>
          <table:table-cell/>
          <table:table-cell table:formula="of:=AVERAGE([.A253:.A301])" office:value-type="float" office:value="-0.979364785308741" calcext:value-type="float">
            <text:p>-0.979364785308741</text:p>
          </table:table-cell>
        </table:table-row>
        <table:table-row table:style-name="ro1">
          <table:table-cell office:value-type="float" office:value="-0.948404900729656" calcext:value-type="float">
            <text:p>-0.948404900729656</text:p>
          </table:table-cell>
          <table:table-cell/>
          <table:table-cell table:formula="of:=AVERAGE([.A254:.A302])" office:value-type="float" office:value="-0.974810757047059" calcext:value-type="float">
            <text:p>-0.974810757047059</text:p>
          </table:table-cell>
        </table:table-row>
        <table:table-row table:style-name="ro1">
          <table:table-cell office:value-type="float" office:value="-1.24195699393749" calcext:value-type="float">
            <text:p>-1.24195699393749</text:p>
          </table:table-cell>
          <table:table-cell/>
          <table:table-cell table:formula="of:=AVERAGE([.A255:.A303])" office:value-type="float" office:value="-0.97909901808111" calcext:value-type="float">
            <text:p>-0.97909901808111</text:p>
          </table:table-cell>
        </table:table-row>
        <table:table-row table:style-name="ro1">
          <table:table-cell office:value-type="float" office:value="-0.989876851439476" calcext:value-type="float">
            <text:p>-0.989876851439476</text:p>
          </table:table-cell>
          <table:table-cell/>
          <table:table-cell table:formula="of:=AVERAGE([.A256:.A304])" office:value-type="float" office:value="-0.98639136628837" calcext:value-type="float">
            <text:p>-0.98639136628837</text:p>
          </table:table-cell>
        </table:table-row>
        <table:table-row table:style-name="ro1">
          <table:table-cell office:value-type="float" office:value="-0.948762461543083" calcext:value-type="float">
            <text:p>-0.948762461543083</text:p>
          </table:table-cell>
          <table:table-cell/>
          <table:table-cell table:formula="of:=AVERAGE([.A257:.A305])" office:value-type="float" office:value="-0.984892810029643" calcext:value-type="float">
            <text:p>-0.984892810029643</text:p>
          </table:table-cell>
        </table:table-row>
        <table:table-row table:style-name="ro1">
          <table:table-cell office:value-type="float" office:value="-1.08020804822445" calcext:value-type="float">
            <text:p>-1.08020804822445</text:p>
          </table:table-cell>
          <table:table-cell/>
          <table:table-cell table:formula="of:=AVERAGE([.A258:.A306])" office:value-type="float" office:value="-0.985828300063707" calcext:value-type="float">
            <text:p>-0.985828300063707</text:p>
          </table:table-cell>
        </table:table-row>
        <table:table-row table:style-name="ro1">
          <table:table-cell office:value-type="float" office:value="-0.977644041180611" calcext:value-type="float">
            <text:p>-0.977644041180611</text:p>
          </table:table-cell>
          <table:table-cell/>
          <table:table-cell table:formula="of:=AVERAGE([.A259:.A307])" office:value-type="float" office:value="-0.98317608434935" calcext:value-type="float">
            <text:p>-0.98317608434935</text:p>
          </table:table-cell>
        </table:table-row>
        <table:table-row table:style-name="ro1">
          <table:table-cell office:value-type="float" office:value="-0.894418284296989" calcext:value-type="float">
            <text:p>-0.894418284296989</text:p>
          </table:table-cell>
          <table:table-cell/>
          <table:table-cell table:formula="of:=AVERAGE([.A260:.A308])" office:value-type="float" office:value="-0.978043024789314" calcext:value-type="float">
            <text:p>-0.978043024789314</text:p>
          </table:table-cell>
        </table:table-row>
        <table:table-row table:style-name="ro1">
          <table:table-cell office:value-type="float" office:value="-1.0632867962122" calcext:value-type="float">
            <text:p>-1.0632867962122</text:p>
          </table:table-cell>
          <table:table-cell/>
          <table:table-cell table:formula="of:=AVERAGE([.A261:.A309])" office:value-type="float" office:value="-0.975953824818134" calcext:value-type="float">
            <text:p>-0.975953824818134</text:p>
          </table:table-cell>
        </table:table-row>
        <table:table-row table:style-name="ro1">
          <table:table-cell office:value-type="float" office:value="-0.633615493774414" calcext:value-type="float">
            <text:p>-0.633615493774414</text:p>
          </table:table-cell>
          <table:table-cell/>
          <table:table-cell table:formula="of:=AVERAGE([.A262:.A310])" office:value-type="float" office:value="-0.977216477448843" calcext:value-type="float">
            <text:p>-0.977216477448843</text:p>
          </table:table-cell>
        </table:table-row>
        <table:table-row table:style-name="ro1">
          <table:table-cell office:value-type="float" office:value="-0.998582676053047" calcext:value-type="float">
            <text:p>-0.998582676053047</text:p>
          </table:table-cell>
          <table:table-cell/>
          <table:table-cell table:formula="of:=AVERAGE([.A263:.A311])" office:value-type="float" office:value="-0.971946261823177" calcext:value-type="float">
            <text:p>-0.971946261823177</text:p>
          </table:table-cell>
        </table:table-row>
        <table:table-row table:style-name="ro1">
          <table:table-cell office:value-type="float" office:value="-1.07260970771313" calcext:value-type="float">
            <text:p>-1.07260970771313</text:p>
          </table:table-cell>
          <table:table-cell/>
          <table:table-cell table:formula="of:=AVERAGE([.A264:.A312])" office:value-type="float" office:value="-0.973938839624123" calcext:value-type="float">
            <text:p>-0.973938839624123</text:p>
          </table:table-cell>
        </table:table-row>
        <table:table-row table:style-name="ro1">
          <table:table-cell office:value-type="float" office:value="-1.01540599763393" calcext:value-type="float">
            <text:p>-1.01540599763393</text:p>
          </table:table-cell>
          <table:table-cell/>
          <table:table-cell table:formula="of:=AVERAGE([.A265:.A313])" office:value-type="float" office:value="-0.972022272950532" calcext:value-type="float">
            <text:p>-0.972022272950532</text:p>
          </table:table-cell>
        </table:table-row>
        <table:table-row table:style-name="ro1">
          <table:table-cell office:value-type="float" office:value="-0.809408113360405" calcext:value-type="float">
            <text:p>-0.809408113360405</text:p>
          </table:table-cell>
          <table:table-cell/>
          <table:table-cell table:formula="of:=AVERAGE([.A266:.A314])" office:value-type="float" office:value="-0.970528322671141" calcext:value-type="float">
            <text:p>-0.970528322671141</text:p>
          </table:table-cell>
        </table:table-row>
        <table:table-row table:style-name="ro1">
          <table:table-cell office:value-type="float" office:value="-0.939788922667503" calcext:value-type="float">
            <text:p>-0.939788922667503</text:p>
          </table:table-cell>
          <table:table-cell/>
          <table:table-cell table:formula="of:=AVERAGE([.A267:.A315])" office:value-type="float" office:value="-0.96613964301591" calcext:value-type="float">
            <text:p>-0.96613964301591</text:p>
          </table:table-cell>
        </table:table-row>
        <table:table-row table:style-name="ro1">
          <table:table-cell office:value-type="float" office:value="-0.992133475840092" calcext:value-type="float">
            <text:p>-0.992133475840092</text:p>
          </table:table-cell>
          <table:table-cell/>
          <table:table-cell table:formula="of:=AVERAGE([.A268:.A316])" office:value-type="float" office:value="-0.965040992413248" calcext:value-type="float">
            <text:p>-0.965040992413248</text:p>
          </table:table-cell>
        </table:table-row>
        <table:table-row table:style-name="ro1">
          <table:table-cell office:value-type="float" office:value="-0.79095433652401" calcext:value-type="float">
            <text:p>-0.79095433652401</text:p>
          </table:table-cell>
          <table:table-cell/>
          <table:table-cell table:formula="of:=AVERAGE([.A269:.A317])" office:value-type="float" office:value="-0.960525205548929" calcext:value-type="float">
            <text:p>-0.960525205548929</text:p>
          </table:table-cell>
        </table:table-row>
        <table:table-row table:style-name="ro1">
          <table:table-cell office:value-type="float" office:value="-0.870356351137161" calcext:value-type="float">
            <text:p>-0.870356351137161</text:p>
          </table:table-cell>
          <table:table-cell/>
          <table:table-cell table:formula="of:=AVERAGE([.A270:.A318])" office:value-type="float" office:value="-0.9724938395072" calcext:value-type="float">
            <text:p>-0.9724938395072</text:p>
          </table:table-cell>
        </table:table-row>
        <table:table-row table:style-name="ro1">
          <table:table-cell office:value-type="float" office:value="-1.06702204048634" calcext:value-type="float">
            <text:p>-1.06702204048634</text:p>
          </table:table-cell>
          <table:table-cell/>
          <table:table-cell table:formula="of:=AVERAGE([.A271:.A319])" office:value-type="float" office:value="-0.975346208226924" calcext:value-type="float">
            <text:p>-0.975346208226924</text:p>
          </table:table-cell>
        </table:table-row>
        <table:table-row table:style-name="ro1">
          <table:table-cell office:value-type="float" office:value="-1.06623081862926" calcext:value-type="float">
            <text:p>-1.06623081862926</text:p>
          </table:table-cell>
          <table:table-cell/>
          <table:table-cell table:formula="of:=AVERAGE([.A272:.A320])" office:value-type="float" office:value="-0.978625419188519" calcext:value-type="float">
            <text:p>-0.978625419188519</text:p>
          </table:table-cell>
        </table:table-row>
        <table:table-row table:style-name="ro1">
          <table:table-cell office:value-type="float" office:value="-0.971323683857918" calcext:value-type="float">
            <text:p>-0.971323683857918</text:p>
          </table:table-cell>
          <table:table-cell/>
          <table:table-cell table:formula="of:=AVERAGE([.A273:.A321])" office:value-type="float" office:value="-0.979221087329242" calcext:value-type="float">
            <text:p>-0.979221087329242</text:p>
          </table:table-cell>
        </table:table-row>
        <table:table-row table:style-name="ro1">
          <table:table-cell office:value-type="float" office:value="-1.10221759974957" calcext:value-type="float">
            <text:p>-1.10221759974957</text:p>
          </table:table-cell>
          <table:table-cell/>
          <table:table-cell table:formula="of:=AVERAGE([.A274:.A322])" office:value-type="float" office:value="-0.981026542734127" calcext:value-type="float">
            <text:p>-0.981026542734127</text:p>
          </table:table-cell>
        </table:table-row>
        <table:table-row table:style-name="ro1">
          <table:table-cell office:value-type="float" office:value="-0.714055895805359" calcext:value-type="float">
            <text:p>-0.714055895805359</text:p>
          </table:table-cell>
          <table:table-cell/>
          <table:table-cell table:formula="of:=AVERAGE([.A275:.A323])" office:value-type="float" office:value="-0.969926874552454" calcext:value-type="float">
            <text:p>-0.969926874552454</text:p>
          </table:table-cell>
        </table:table-row>
        <table:table-row table:style-name="ro1">
          <table:table-cell office:value-type="float" office:value="-1.02221865952015" calcext:value-type="float">
            <text:p>-1.02221865952015</text:p>
          </table:table-cell>
          <table:table-cell/>
          <table:table-cell table:formula="of:=AVERAGE([.A276:.A324])" office:value-type="float" office:value="-0.969403823115388" calcext:value-type="float">
            <text:p>-0.969403823115388</text:p>
          </table:table-cell>
        </table:table-row>
        <table:table-row table:style-name="ro1">
          <table:table-cell office:value-type="float" office:value="-0.882732912898064" calcext:value-type="float">
            <text:p>-0.882732912898064</text:p>
          </table:table-cell>
          <table:table-cell/>
          <table:table-cell table:formula="of:=AVERAGE([.A277:.A325])" office:value-type="float" office:value="-0.965744931174784" calcext:value-type="float">
            <text:p>-0.965744931174784</text:p>
          </table:table-cell>
        </table:table-row>
        <table:table-row table:style-name="ro1">
          <table:table-cell office:value-type="float" office:value="-0.518425405025482" calcext:value-type="float">
            <text:p>-0.518425405025482</text:p>
          </table:table-cell>
          <table:table-cell/>
          <table:table-cell table:formula="of:=AVERAGE([.A278:.A326])" office:value-type="float" office:value="-0.959501638096206" calcext:value-type="float">
            <text:p>-0.959501638096206</text:p>
          </table:table-cell>
        </table:table-row>
        <table:table-row table:style-name="ro1">
          <table:table-cell office:value-type="float" office:value="-1.11978043615818" calcext:value-type="float">
            <text:p>-1.11978043615818</text:p>
          </table:table-cell>
          <table:table-cell/>
          <table:table-cell table:formula="of:=AVERAGE([.A279:.A327])" office:value-type="float" office:value="-0.957948280840504" calcext:value-type="float">
            <text:p>-0.957948280840504</text:p>
          </table:table-cell>
        </table:table-row>
        <table:table-row table:style-name="ro1">
          <table:table-cell office:value-type="float" office:value="-0.937709733843803" calcext:value-type="float">
            <text:p>-0.937709733843803</text:p>
          </table:table-cell>
          <table:table-cell/>
          <table:table-cell table:formula="of:=AVERAGE([.A280:.A328])" office:value-type="float" office:value="-0.95346371616636" calcext:value-type="float">
            <text:p>-0.95346371616636</text:p>
          </table:table-cell>
        </table:table-row>
        <table:table-row table:style-name="ro1">
          <table:table-cell office:value-type="float" office:value="-1.25347501039505" calcext:value-type="float">
            <text:p>-1.25347501039505</text:p>
          </table:table-cell>
          <table:table-cell/>
          <table:table-cell table:formula="of:=AVERAGE([.A281:.A329])" office:value-type="float" office:value="-0.970310567593088" calcext:value-type="float">
            <text:p>-0.970310567593088</text:p>
          </table:table-cell>
        </table:table-row>
        <table:table-row table:style-name="ro1">
          <table:table-cell office:value-type="float" office:value="-1.19130520522594" calcext:value-type="float">
            <text:p>-1.19130520522594</text:p>
          </table:table-cell>
          <table:table-cell/>
          <table:table-cell table:formula="of:=AVERAGE([.A282:.A330])" office:value-type="float" office:value="-0.974733462139052" calcext:value-type="float">
            <text:p>-0.974733462139052</text:p>
          </table:table-cell>
        </table:table-row>
        <table:table-row table:style-name="ro1">
          <table:table-cell office:value-type="float" office:value="-0.850529626011848" calcext:value-type="float">
            <text:p>-0.850529626011848</text:p>
          </table:table-cell>
          <table:table-cell/>
          <table:table-cell table:formula="of:=AVERAGE([.A283:.A331])" office:value-type="float" office:value="-0.973300494101583" calcext:value-type="float">
            <text:p>-0.973300494101583</text:p>
          </table:table-cell>
        </table:table-row>
        <table:table-row table:style-name="ro1">
          <table:table-cell office:value-type="float" office:value="-1.01193742454052" calcext:value-type="float">
            <text:p>-1.01193742454052</text:p>
          </table:table-cell>
          <table:table-cell/>
          <table:table-cell table:formula="of:=AVERAGE([.A284:.A332])" office:value-type="float" office:value="-0.971182783039249" calcext:value-type="float">
            <text:p>-0.971182783039249</text:p>
          </table:table-cell>
        </table:table-row>
        <table:table-row table:style-name="ro1">
          <table:table-cell office:value-type="float" office:value="-1.05534861981869" calcext:value-type="float">
            <text:p>-1.05534861981869</text:p>
          </table:table-cell>
          <table:table-cell/>
          <table:table-cell table:formula="of:=AVERAGE([.A285:.A333])" office:value-type="float" office:value="-0.973969674840265" calcext:value-type="float">
            <text:p>-0.973969674840265</text:p>
          </table:table-cell>
        </table:table-row>
        <table:table-row table:style-name="ro1">
          <table:table-cell office:value-type="float" office:value="-1.15138338506222" calcext:value-type="float">
            <text:p>-1.15138338506222</text:p>
          </table:table-cell>
          <table:table-cell/>
          <table:table-cell table:formula="of:=AVERAGE([.A286:.A334])" office:value-type="float" office:value="-0.977993093887154" calcext:value-type="float">
            <text:p>-0.977993093887154</text:p>
          </table:table-cell>
        </table:table-row>
        <table:table-row table:style-name="ro1">
          <table:table-cell office:value-type="float" office:value="-1.08736528456211" calcext:value-type="float">
            <text:p>-1.08736528456211</text:p>
          </table:table-cell>
          <table:table-cell/>
          <table:table-cell table:formula="of:=AVERAGE([.A287:.A335])" office:value-type="float" office:value="-0.979205145823712" calcext:value-type="float">
            <text:p>-0.979205145823712</text:p>
          </table:table-cell>
        </table:table-row>
        <table:table-row table:style-name="ro1">
          <table:table-cell office:value-type="float" office:value="-1.10883440077305" calcext:value-type="float">
            <text:p>-1.10883440077305</text:p>
          </table:table-cell>
          <table:table-cell/>
          <table:table-cell table:formula="of:=AVERAGE([.A288:.A336])" office:value-type="float" office:value="-0.987096301146916" calcext:value-type="float">
            <text:p>-0.987096301146916</text:p>
          </table:table-cell>
        </table:table-row>
        <table:table-row table:style-name="ro1">
          <table:table-cell office:value-type="float" office:value="-0.844087883830071" calcext:value-type="float">
            <text:p>-0.844087883830071</text:p>
          </table:table-cell>
          <table:table-cell/>
          <table:table-cell table:formula="of:=AVERAGE([.A289:.A337])" office:value-type="float" office:value="-0.978930835821191" calcext:value-type="float">
            <text:p>-0.978930835821191</text:p>
          </table:table-cell>
        </table:table-row>
        <table:table-row table:style-name="ro1">
          <table:table-cell office:value-type="float" office:value="-1.32604682445526" calcext:value-type="float">
            <text:p>-1.32604682445526</text:p>
          </table:table-cell>
          <table:table-cell/>
          <table:table-cell table:formula="of:=AVERAGE([.A290:.A338])" office:value-type="float" office:value="-0.985959094701981" calcext:value-type="float">
            <text:p>-0.985959094701981</text:p>
          </table:table-cell>
        </table:table-row>
        <table:table-row table:style-name="ro1">
          <table:table-cell office:value-type="float" office:value="-1.10888533294201" calcext:value-type="float">
            <text:p>-1.10888533294201</text:p>
          </table:table-cell>
          <table:table-cell/>
          <table:table-cell table:formula="of:=AVERAGE([.A291:.A339])" office:value-type="float" office:value="-0.986425668913491" calcext:value-type="float">
            <text:p>-0.986425668913491</text:p>
          </table:table-cell>
        </table:table-row>
        <table:table-row table:style-name="ro1">
          <table:table-cell office:value-type="float" office:value="-1.07512564957142" calcext:value-type="float">
            <text:p>-1.07512564957142</text:p>
          </table:table-cell>
          <table:table-cell/>
          <table:table-cell table:formula="of:=AVERAGE([.A292:.A340])" office:value-type="float" office:value="-0.989745503481553" calcext:value-type="float">
            <text:p>-0.989745503481553</text:p>
          </table:table-cell>
        </table:table-row>
        <table:table-row table:style-name="ro1">
          <table:table-cell office:value-type="float" office:value="-0.768553420901299" calcext:value-type="float">
            <text:p>-0.768553420901299</text:p>
          </table:table-cell>
          <table:table-cell/>
          <table:table-cell table:formula="of:=AVERAGE([.A293:.A341])" office:value-type="float" office:value="-0.986347473397547" calcext:value-type="float">
            <text:p>-0.986347473397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formula="of:=AVERAGE([.A294:.A342])" office:value-type="float" office:value="-0.96614081883917" calcext:value-type="float">
            <text:p>-0.96614081883917</text:p>
          </table:table-cell>
        </table:table-row>
        <table:table-row table:style-name="ro1">
          <table:table-cell office:value-type="float" office:value="-0.797945603728294" calcext:value-type="float">
            <text:p>-0.797945603728294</text:p>
          </table:table-cell>
          <table:table-cell/>
          <table:table-cell table:formula="of:=AVERAGE([.A295:.A343])" office:value-type="float" office:value="-0.968729877654387" calcext:value-type="float">
            <text:p>-0.968729877654387</text:p>
          </table:table-cell>
        </table:table-row>
        <table:table-row table:style-name="ro1">
          <table:table-cell office:value-type="float" office:value="-0.949934884905815" calcext:value-type="float">
            <text:p>-0.949934884905815</text:p>
          </table:table-cell>
          <table:table-cell/>
          <table:table-cell table:formula="of:=AVERAGE([.A296:.A344])" office:value-type="float" office:value="-0.962868446294142" calcext:value-type="float">
            <text:p>-0.962868446294142</text:p>
          </table:table-cell>
        </table:table-row>
        <table:table-row table:style-name="ro1">
          <table:table-cell office:value-type="float" office:value="-0.939766481518745" calcext:value-type="float">
            <text:p>-0.939766481518745</text:p>
          </table:table-cell>
          <table:table-cell/>
          <table:table-cell table:formula="of:=AVERAGE([.A297:.A345])" office:value-type="float" office:value="-0.958647446668878" calcext:value-type="float">
            <text:p>-0.958647446668878</text:p>
          </table:table-cell>
        </table:table-row>
        <table:table-row table:style-name="ro1">
          <table:table-cell office:value-type="float" office:value="-1.12128011882305" calcext:value-type="float">
            <text:p>-1.12128011882305</text:p>
          </table:table-cell>
          <table:table-cell/>
          <table:table-cell table:formula="of:=AVERAGE([.A298:.A346])" office:value-type="float" office:value="-0.961005430136408" calcext:value-type="float">
            <text:p>-0.961005430136408</text:p>
          </table:table-cell>
        </table:table-row>
        <table:table-row table:style-name="ro1">
          <table:table-cell office:value-type="float" office:value="-0.90398658812046" calcext:value-type="float">
            <text:p>-0.90398658812046</text:p>
          </table:table-cell>
          <table:table-cell/>
          <table:table-cell table:formula="of:=AVERAGE([.A299:.A347])" office:value-type="float" office:value="-0.958728819173209" calcext:value-type="float">
            <text:p>-0.958728819173209</text:p>
          </table:table-cell>
        </table:table-row>
        <table:table-row table:style-name="ro1">
          <table:table-cell office:value-type="float" office:value="-1.14915962517262" calcext:value-type="float">
            <text:p>-1.14915962517262</text:p>
          </table:table-cell>
          <table:table-cell/>
          <table:table-cell table:formula="of:=AVERAGE([.A300:.A348])" office:value-type="float" office:value="-0.959855194298588" calcext:value-type="float">
            <text:p>-0.959855194298588</text:p>
          </table:table-cell>
        </table:table-row>
        <table:table-row table:style-name="ro1">
          <table:table-cell office:value-type="float" office:value="-0.861051604151726" calcext:value-type="float">
            <text:p>-0.861051604151726</text:p>
          </table:table-cell>
          <table:table-cell/>
          <table:table-cell table:formula="of:=AVERAGE([.A301:.A349])" office:value-type="float" office:value="-0.954504378292025" calcext:value-type="float">
            <text:p>-0.954504378292025</text:p>
          </table:table-cell>
        </table:table-row>
        <table:table-row table:style-name="ro1">
          <table:table-cell office:value-type="float" office:value="-1.04176054149866" calcext:value-type="float">
            <text:p>-1.04176054149866</text:p>
          </table:table-cell>
          <table:table-cell/>
          <table:table-cell table:formula="of:=AVERAGE([.A302:.A350])" office:value-type="float" office:value="-0.96463049294389" calcext:value-type="float">
            <text:p>-0.96463049294389</text:p>
          </table:table-cell>
        </table:table-row>
        <table:table-row table:style-name="ro1">
          <table:table-cell office:value-type="float" office:value="-1.05943284928799" calcext:value-type="float">
            <text:p>-1.05943284928799</text:p>
          </table:table-cell>
          <table:table-cell/>
          <table:table-cell table:formula="of:=AVERAGE([.A303:.A351])" office:value-type="float" office:value="-0.966896369445081" calcext:value-type="float">
            <text:p>-0.966896369445081</text:p>
          </table:table-cell>
        </table:table-row>
        <table:table-row table:style-name="ro1">
          <table:table-cell office:value-type="float" office:value="-0.988727018237114" calcext:value-type="float">
            <text:p>-0.988727018237114</text:p>
          </table:table-cell>
          <table:table-cell/>
          <table:table-cell table:formula="of:=AVERAGE([.A304:.A352])" office:value-type="float" office:value="-0.961728410757318" calcext:value-type="float">
            <text:p>-0.961728410757318</text:p>
          </table:table-cell>
        </table:table-row>
        <table:table-row table:style-name="ro1">
          <table:table-cell office:value-type="float" office:value="-1.30477607250214" calcext:value-type="float">
            <text:p>-1.30477607250214</text:p>
          </table:table-cell>
          <table:table-cell/>
          <table:table-cell table:formula="of:=AVERAGE([.A305:.A353])" office:value-type="float" office:value="-0.968154925472882" calcext:value-type="float">
            <text:p>-0.968154925472882</text:p>
          </table:table-cell>
        </table:table-row>
        <table:table-row table:style-name="ro1">
          <table:table-cell office:value-type="float" office:value="-0.929588660597801" calcext:value-type="float">
            <text:p>-0.929588660597801</text:p>
          </table:table-cell>
          <table:table-cell/>
          <table:table-cell table:formula="of:=AVERAGE([.A306:.A354])" office:value-type="float" office:value="-0.967763623412774" calcext:value-type="float">
            <text:p>-0.967763623412774</text:p>
          </table:table-cell>
        </table:table-row>
        <table:table-row table:style-name="ro1">
          <table:table-cell office:value-type="float" office:value="-0.897979706525803" calcext:value-type="float">
            <text:p>-0.897979706525803</text:p>
          </table:table-cell>
          <table:table-cell/>
          <table:table-cell table:formula="of:=AVERAGE([.A307:.A355])" office:value-type="float" office:value="-0.964044677663823" calcext:value-type="float">
            <text:p>-0.964044677663823</text:p>
          </table:table-cell>
        </table:table-row>
        <table:table-row table:style-name="ro1">
          <table:table-cell office:value-type="float" office:value="-0.949883207678795" calcext:value-type="float">
            <text:p>-0.949883207678795</text:p>
          </table:table-cell>
          <table:table-cell/>
          <table:table-cell table:formula="of:=AVERAGE([.A308:.A356])" office:value-type="float" office:value="-0.963478130041337" calcext:value-type="float">
            <text:p>-0.963478130041337</text:p>
          </table:table-cell>
        </table:table-row>
        <table:table-row table:style-name="ro1">
          <table:table-cell office:value-type="float" office:value="-0.90837287902832" calcext:value-type="float">
            <text:p>-0.90837287902832</text:p>
          </table:table-cell>
          <table:table-cell/>
          <table:table-cell table:formula="of:=AVERAGE([.A309:.A357])" office:value-type="float" office:value="-0.963762917688915" calcext:value-type="float">
            <text:p>-0.963762917688915</text:p>
          </table:table-cell>
        </table:table-row>
        <table:table-row table:style-name="ro1">
          <table:table-cell office:value-type="float" office:value="-0.919764831662178" calcext:value-type="float">
            <text:p>-0.919764831662178</text:p>
          </table:table-cell>
          <table:table-cell/>
          <table:table-cell table:formula="of:=AVERAGE([.A310:.A358])" office:value-type="float" office:value="-0.96083389800422" calcext:value-type="float">
            <text:p>-0.96083389800422</text:p>
          </table:table-cell>
        </table:table-row>
        <table:table-row table:style-name="ro1">
          <table:table-cell office:value-type="float" office:value="-1.03976853191853" calcext:value-type="float">
            <text:p>-1.03976853191853</text:p>
          </table:table-cell>
          <table:table-cell/>
          <table:table-cell table:formula="of:=AVERAGE([.A311:.A359])" office:value-type="float" office:value="-0.969122735517366" calcext:value-type="float">
            <text:p>-0.969122735517366</text:p>
          </table:table-cell>
        </table:table-row>
        <table:table-row table:style-name="ro1">
          <table:table-cell office:value-type="float" office:value="-1.2383543998003" calcext:value-type="float">
            <text:p>-1.2383543998003</text:p>
          </table:table-cell>
          <table:table-cell/>
          <table:table-cell table:formula="of:=AVERAGE([.A312:.A360])" office:value-type="float" office:value="-0.974016036002003" calcext:value-type="float">
            <text:p>-0.974016036002003</text:p>
          </table:table-cell>
        </table:table-row>
        <table:table-row table:style-name="ro1">
          <table:table-cell office:value-type="float" office:value="-1.12434074282646" calcext:value-type="float">
            <text:p>-1.12434074282646</text:p>
          </table:table-cell>
          <table:table-cell/>
          <table:table-cell table:formula="of:=AVERAGE([.A313:.A361])" office:value-type="float" office:value="-0.97507177141248" calcext:value-type="float">
            <text:p>-0.97507177141248</text:p>
          </table:table-cell>
        </table:table-row>
        <table:table-row table:style-name="ro1">
          <table:table-cell office:value-type="float" office:value="-1.12703143060207" calcext:value-type="float">
            <text:p>-1.12703143060207</text:p>
          </table:table-cell>
          <table:table-cell/>
          <table:table-cell table:formula="of:=AVERAGE([.A314:.A362])" office:value-type="float" office:value="-0.977349841473054" calcext:value-type="float">
            <text:p>-0.977349841473054</text:p>
          </table:table-cell>
        </table:table-row>
        <table:table-row table:style-name="ro1">
          <table:table-cell office:value-type="float" office:value="-1.45172220468521" calcext:value-type="float">
            <text:p>-1.45172220468521</text:p>
          </table:table-cell>
          <table:table-cell/>
          <table:table-cell table:formula="of:=AVERAGE([.A315:.A363])" office:value-type="float" office:value="-0.990458292316417" calcext:value-type="float">
            <text:p>-0.990458292316417</text:p>
          </table:table-cell>
        </table:table-row>
        <table:table-row table:style-name="ro1">
          <table:table-cell office:value-type="float" office:value="-0.927814155817032" calcext:value-type="float">
            <text:p>-0.927814155817032</text:p>
          </table:table-cell>
          <table:table-cell/>
          <table:table-cell table:formula="of:=AVERAGE([.A316:.A364])" office:value-type="float" office:value="-0.990213909319469" calcext:value-type="float">
            <text:p>-0.990213909319469</text:p>
          </table:table-cell>
        </table:table-row>
        <table:table-row table:style-name="ro1">
          <table:table-cell office:value-type="float" office:value="-1.04495750367641" calcext:value-type="float">
            <text:p>-1.04495750367641</text:p>
          </table:table-cell>
          <table:table-cell/>
          <table:table-cell table:formula="of:=AVERAGE([.A317:.A365])" office:value-type="float" office:value="-0.991291950703884" calcext:value-type="float">
            <text:p>-0.991291950703884</text:p>
          </table:table-cell>
        </table:table-row>
        <table:table-row table:style-name="ro1">
          <table:table-cell office:value-type="float" office:value="-1.2389602214098" calcext:value-type="float">
            <text:p>-1.2389602214098</text:p>
          </table:table-cell>
          <table:table-cell/>
          <table:table-cell table:formula="of:=AVERAGE([.A318:.A366])" office:value-type="float" office:value="-1.00043492794645" calcext:value-type="float">
            <text:p>-1.00043492794645</text:p>
          </table:table-cell>
        </table:table-row>
        <table:table-row table:style-name="ro1">
          <table:table-cell office:value-type="float" office:value="-1.05905638635159" calcext:value-type="float">
            <text:p>-1.05905638635159</text:p>
          </table:table-cell>
          <table:table-cell/>
          <table:table-cell table:formula="of:=AVERAGE([.A319:.A367])" office:value-type="float" office:value="-1.00428594907328" calcext:value-type="float">
            <text:p>-1.00428594907328</text:p>
          </table:table-cell>
        </table:table-row>
        <table:table-row table:style-name="ro1">
          <table:table-cell office:value-type="float" office:value="-1.15216208994389" calcext:value-type="float">
            <text:p>-1.15216208994389</text:p>
          </table:table-cell>
          <table:table-cell/>
          <table:table-cell table:formula="of:=AVERAGE([.A320:.A368])" office:value-type="float" office:value="-1.00602350110302" calcext:value-type="float">
            <text:p>-1.00602350110302</text:p>
          </table:table-cell>
        </table:table-row>
        <table:table-row table:style-name="ro1">
          <table:table-cell office:value-type="float" office:value="-1.03740094602108" calcext:value-type="float">
            <text:p>-1.03740094602108</text:p>
          </table:table-cell>
          <table:table-cell/>
          <table:table-cell table:formula="of:=AVERAGE([.A321:.A369])" office:value-type="float" office:value="-1.00543513635592" calcext:value-type="float">
            <text:p>-1.00543513635592</text:p>
          </table:table-cell>
        </table:table-row>
        <table:table-row table:style-name="ro1">
          <table:table-cell office:value-type="float" office:value="-0.910040885210037" calcext:value-type="float">
            <text:p>-0.910040885210037</text:p>
          </table:table-cell>
          <table:table-cell/>
          <table:table-cell table:formula="of:=AVERAGE([.A322:.A370])" office:value-type="float" office:value="-1.00418446699576" calcext:value-type="float">
            <text:p>-1.00418446699576</text:p>
          </table:table-cell>
        </table:table-row>
        <table:table-row table:style-name="ro1">
          <table:table-cell office:value-type="float" office:value="-0.802187636494637" calcext:value-type="float">
            <text:p>-0.802187636494637</text:p>
          </table:table-cell>
          <table:table-cell/>
          <table:table-cell table:formula="of:=AVERAGE([.A323:.A371])" office:value-type="float" office:value="-0.998061406521165" calcext:value-type="float">
            <text:p>-0.998061406521165</text:p>
          </table:table-cell>
        </table:table-row>
        <table:table-row table:style-name="ro1">
          <table:table-cell office:value-type="float" office:value="-0.97784486413002" calcext:value-type="float">
            <text:p>-0.97784486413002</text:p>
          </table:table-cell>
          <table:table-cell/>
          <table:table-cell table:formula="of:=AVERAGE([.A324:.A372])" office:value-type="float" office:value="-1.00344485485432" calcext:value-type="float">
            <text:p>-1.00344485485432</text:p>
          </table:table-cell>
        </table:table-row>
        <table:table-row table:style-name="ro1">
          <table:table-cell office:value-type="float" office:value="-1.0989560931921" calcext:value-type="float">
            <text:p>-1.0989560931921</text:p>
          </table:table-cell>
          <table:table-cell/>
          <table:table-cell table:formula="of:=AVERAGE([.A325:.A373])" office:value-type="float" office:value="-1.00501092492926" calcext:value-type="float">
            <text:p>-1.00501092492926</text:p>
          </table:table-cell>
        </table:table-row>
        <table:table-row table:style-name="ro1">
          <table:table-cell office:value-type="float" office:value="-1.08865590393543" calcext:value-type="float">
            <text:p>-1.08865590393543</text:p>
          </table:table-cell>
          <table:table-cell/>
          <table:table-cell table:formula="of:=AVERAGE([.A326:.A374])" office:value-type="float" office:value="-1.00921343495043" calcext:value-type="float">
            <text:p>-1.00921343495043</text:p>
          </table:table-cell>
        </table:table-row>
        <table:table-row table:style-name="ro1">
          <table:table-cell office:value-type="float" office:value="-0.800080269575119" calcext:value-type="float">
            <text:p>-0.800080269575119</text:p>
          </table:table-cell>
          <table:table-cell/>
          <table:table-cell table:formula="of:=AVERAGE([.A327:.A375])" office:value-type="float" office:value="-1.01496149341063" calcext:value-type="float">
            <text:p>-1.01496149341063</text:p>
          </table:table-cell>
        </table:table-row>
        <table:table-row table:style-name="ro1">
          <table:table-cell office:value-type="float" office:value="-1.14936666190624" calcext:value-type="float">
            <text:p>-1.14936666190624</text:p>
          </table:table-cell>
          <table:table-cell/>
          <table:table-cell table:formula="of:=AVERAGE([.A328:.A376])" office:value-type="float" office:value="-1.0155652939361" calcext:value-type="float">
            <text:p>-1.0155652939361</text:p>
          </table:table-cell>
        </table:table-row>
        <table:table-row table:style-name="ro1">
          <table:table-cell office:value-type="float" office:value="-0.920720756053925" calcext:value-type="float">
            <text:p>-0.920720756053925</text:p>
          </table:table-cell>
          <table:table-cell/>
          <table:table-cell table:formula="of:=AVERAGE([.A329:.A377])" office:value-type="float" office:value="-1.01521858010365" calcext:value-type="float">
            <text:p>-1.01521858010365</text:p>
          </table:table-cell>
        </table:table-row>
        <table:table-row table:style-name="ro1">
          <table:table-cell office:value-type="float" office:value="-0.963102281093597" calcext:value-type="float">
            <text:p>-0.963102281093597</text:p>
          </table:table-cell>
          <table:table-cell/>
          <table:table-cell table:formula="of:=AVERAGE([.A330:.A378])" office:value-type="float" office:value="-1.00929260603627" calcext:value-type="float">
            <text:p>-1.00929260603627</text:p>
          </table:table-cell>
        </table:table-row>
        <table:table-row table:style-name="ro1">
          <table:table-cell office:value-type="float" office:value="-0.921080872416496" calcext:value-type="float">
            <text:p>-0.921080872416496</text:p>
          </table:table-cell>
          <table:table-cell/>
          <table:table-cell table:formula="of:=AVERAGE([.A331:.A379])" office:value-type="float" office:value="-1.00377782373404" calcext:value-type="float">
            <text:p>-1.00377782373404</text:p>
          </table:table-cell>
        </table:table-row>
        <table:table-row table:style-name="ro1">
          <table:table-cell office:value-type="float" office:value="-1.07640971243382" calcext:value-type="float">
            <text:p>-1.07640971243382</text:p>
          </table:table-cell>
          <table:table-cell/>
          <table:table-cell table:formula="of:=AVERAGE([.A332:.A380])" office:value-type="float" office:value="-1.00838762141612" calcext:value-type="float">
            <text:p>-1.00838762141612</text:p>
          </table:table-cell>
        </table:table-row>
        <table:table-row table:style-name="ro1">
          <table:table-cell office:value-type="float" office:value="-1.14539508521557" calcext:value-type="float">
            <text:p>-1.14539508521557</text:p>
          </table:table-cell>
          <table:table-cell/>
          <table:table-cell table:formula="of:=AVERAGE([.A333:.A381])" office:value-type="float" office:value="-1.01111124714418" calcext:value-type="float">
            <text:p>-1.01111124714418</text:p>
          </table:table-cell>
        </table:table-row>
        <table:table-row table:style-name="ro1">
          <table:table-cell office:value-type="float" office:value="-1.04727517068386" calcext:value-type="float">
            <text:p>-1.04727517068386</text:p>
          </table:table-cell>
          <table:table-cell/>
          <table:table-cell table:formula="of:=AVERAGE([.A334:.A382])" office:value-type="float" office:value="-1.01094648287613" calcext:value-type="float">
            <text:p>-1.01094648287613</text:p>
          </table:table-cell>
        </table:table-row>
        <table:table-row table:style-name="ro1">
          <table:table-cell office:value-type="float" office:value="-1.17767511308193" calcext:value-type="float">
            <text:p>-1.17767511308193</text:p>
          </table:table-cell>
          <table:table-cell/>
          <table:table-cell table:formula="of:=AVERAGE([.A335:.A383])" office:value-type="float" office:value="-1.01148304875408" calcext:value-type="float">
            <text:p>-1.01148304875408</text:p>
          </table:table-cell>
        </table:table-row>
        <table:table-row table:style-name="ro1">
          <table:table-cell office:value-type="float" office:value="-0.967376992106438" calcext:value-type="float">
            <text:p>-0.967376992106438</text:p>
          </table:table-cell>
          <table:table-cell/>
          <table:table-cell table:formula="of:=AVERAGE([.A336:.A384])" office:value-type="float" office:value="-1.00903430809172" calcext:value-type="float">
            <text:p>-1.00903430809172</text:p>
          </table:table-cell>
        </table:table-row>
        <table:table-row table:style-name="ro1">
          <table:table-cell office:value-type="float" office:value="-1.08959712088108" calcext:value-type="float">
            <text:p>-1.08959712088108</text:p>
          </table:table-cell>
          <table:table-cell/>
          <table:table-cell table:formula="of:=AVERAGE([.A337:.A385])" office:value-type="float" office:value="-1.0086417105429" calcext:value-type="float">
            <text:p>-1.0086417105429</text:p>
          </table:table-cell>
        </table:table-row>
        <table:table-row table:style-name="ro1">
          <table:table-cell office:value-type="float" office:value="-1.11962197721004" calcext:value-type="float">
            <text:p>-1.11962197721004</text:p>
          </table:table-cell>
          <table:table-cell/>
          <table:table-cell table:formula="of:=AVERAGE([.A338:.A386])" office:value-type="float" office:value="-1.01426485530576" calcext:value-type="float">
            <text:p>-1.01426485530576</text:p>
          </table:table-cell>
        </table:table-row>
        <table:table-row table:style-name="ro1">
          <table:table-cell office:value-type="float" office:value="-0.949213102459908" calcext:value-type="float">
            <text:p>-0.949213102459908</text:p>
          </table:table-cell>
          <table:table-cell/>
          <table:table-cell table:formula="of:=AVERAGE([.A339:.A387])" office:value-type="float" office:value="-1.00657437118341" calcext:value-type="float">
            <text:p>-1.00657437118341</text:p>
          </table:table-cell>
        </table:table-row>
        <table:table-row table:style-name="ro1">
          <table:table-cell office:value-type="float" office:value="-1.05548793077469" calcext:value-type="float">
            <text:p>-1.05548793077469</text:p>
          </table:table-cell>
          <table:table-cell/>
          <table:table-cell table:formula="of:=AVERAGE([.A340:.A388])" office:value-type="float" office:value="-1.00548462828203" calcext:value-type="float">
            <text:p>-1.00548462828203</text:p>
          </table:table-cell>
        </table:table-row>
        <table:table-row table:style-name="ro1">
          <table:table-cell office:value-type="float" office:value="-1.11508692800999" calcext:value-type="float">
            <text:p>-1.11508692800999</text:p>
          </table:table-cell>
          <table:table-cell/>
          <table:table-cell table:formula="of:=AVERAGE([.A341:.A389])" office:value-type="float" office:value="-1.0063001645767" calcext:value-type="float">
            <text:p>-1.0063001645767</text:p>
          </table:table-cell>
        </table:table-row>
        <table:table-row table:style-name="ro1">
          <table:table-cell office:value-type="float" office:value="-1.12784011662006" calcext:value-type="float">
            <text:p>-1.12784011662006</text:p>
          </table:table-cell>
          <table:table-cell/>
          <table:table-cell table:formula="of:=AVERAGE([.A342:.A390])" office:value-type="float" office:value="-1.01363254612198" calcext:value-type="float">
            <text:p>-1.01363254612198</text:p>
          </table:table-cell>
        </table:table-row>
        <table:table-row table:style-name="ro1">
          <table:table-cell office:value-type="float" office:value="-0.927821360528469" calcext:value-type="float">
            <text:p>-0.927821360528469</text:p>
          </table:table-cell>
          <table:table-cell/>
          <table:table-cell table:formula="of:=AVERAGE([.A343:.A391])" office:value-type="float" office:value="-1.03256767592868" calcext:value-type="float">
            <text:p>-1.03256767592868</text:p>
          </table:table-cell>
        </table:table-row>
        <table:table-row table:style-name="ro1">
          <table:table-cell office:value-type="float" office:value="-0.923518717288971" calcext:value-type="float">
            <text:p>-0.923518717288971</text:p>
          </table:table-cell>
          <table:table-cell/>
          <table:table-cell table:formula="of:=AVERAGE([.A344:.A392])" office:value-type="float" office:value="-1.03513039253196" calcext:value-type="float">
            <text:p>-1.03513039253196</text:p>
          </table:table-cell>
        </table:table-row>
        <table:table-row table:style-name="ro1">
          <table:table-cell office:value-type="float" office:value="-0.785714492201805" calcext:value-type="float">
            <text:p>-0.785714492201805</text:p>
          </table:table-cell>
          <table:table-cell/>
          <table:table-cell table:formula="of:=AVERAGE([.A345:.A393])" office:value-type="float" office:value="-1.03177895594616" calcext:value-type="float">
            <text:p>-1.03177895594616</text:p>
          </table:table-cell>
        </table:table-row>
        <table:table-row table:style-name="ro1">
          <table:table-cell office:value-type="float" office:value="-1.03000316023827" calcext:value-type="float">
            <text:p>-1.03000316023827</text:p>
          </table:table-cell>
          <table:table-cell/>
          <table:table-cell table:formula="of:=AVERAGE([.A346:.A394])" office:value-type="float" office:value="-1.03362052081799" calcext:value-type="float">
            <text:p>-1.03362052081799</text:p>
          </table:table-cell>
        </table:table-row>
        <table:table-row table:style-name="ro1">
          <table:table-cell office:value-type="float" office:value="-1.03981821238995" calcext:value-type="float">
            <text:p>-1.03981821238995</text:p>
          </table:table-cell>
          <table:table-cell/>
          <table:table-cell table:formula="of:=AVERAGE([.A347:.A395])" office:value-type="float" office:value="-1.0319580329316" calcext:value-type="float">
            <text:p>-1.0319580329316</text:p>
          </table:table-cell>
        </table:table-row>
        <table:table-row table:style-name="ro1">
          <table:table-cell office:value-type="float" office:value="-0.588424682617188" calcext:value-type="float">
            <text:p>-0.588424682617188</text:p>
          </table:table-cell>
          <table:table-cell/>
          <table:table-cell table:formula="of:=AVERAGE([.A348:.A396])" office:value-type="float" office:value="-1.02551799404378" calcext:value-type="float">
            <text:p>-1.02551799404378</text:p>
          </table:table-cell>
        </table:table-row>
        <table:table-row table:style-name="ro1">
          <table:table-cell office:value-type="float" office:value="-1.00902844965458" calcext:value-type="float">
            <text:p>-1.00902844965458</text:p>
          </table:table-cell>
          <table:table-cell/>
          <table:table-cell table:formula="of:=AVERAGE([.A349:.A397])" office:value-type="float" office:value="-1.02265817413525" calcext:value-type="float">
            <text:p>-1.02265817413525</text:p>
          </table:table-cell>
        </table:table-row>
        <table:table-row table:style-name="ro1">
          <table:table-cell office:value-type="float" office:value="-1.18138103187084" calcext:value-type="float">
            <text:p>-1.18138103187084</text:p>
          </table:table-cell>
          <table:table-cell/>
          <table:table-cell table:formula="of:=AVERAGE([.A350:.A398])" office:value-type="float" office:value="-1.02919550939482" calcext:value-type="float">
            <text:p>-1.02919550939482</text:p>
          </table:table-cell>
        </table:table-row>
        <table:table-row table:style-name="ro1">
          <table:table-cell office:value-type="float" office:value="-0.940353713929653" calcext:value-type="float">
            <text:p>-0.940353713929653</text:p>
          </table:table-cell>
          <table:table-cell/>
          <table:table-cell table:formula="of:=AVERAGE([.A351:.A399])" office:value-type="float" office:value="-1.02712598230158" calcext:value-type="float">
            <text:p>-1.02712598230158</text:p>
          </table:table-cell>
        </table:table-row>
        <table:table-row table:style-name="ro1">
          <table:table-cell office:value-type="float" office:value="-1.23823498189449" calcext:value-type="float">
            <text:p>-1.23823498189449</text:p>
          </table:table-cell>
          <table:table-cell/>
          <table:table-cell table:formula="of:=AVERAGE([.A352:.A400])" office:value-type="float" office:value="-1.03077500541599" calcext:value-type="float">
            <text:p>-1.03077500541599</text:p>
          </table:table-cell>
        </table:table-row>
        <table:table-row table:style-name="ro1">
          <table:table-cell office:value-type="float" office:value="-1.22029222548008" calcext:value-type="float">
            <text:p>-1.22029222548008</text:p>
          </table:table-cell>
          <table:table-cell/>
          <table:table-cell table:formula="of:=AVERAGE([.A353:.A401])" office:value-type="float" office:value="-1.03550082597197" calcext:value-type="float">
            <text:p>-1.03550082597197</text:p>
          </table:table-cell>
        </table:table-row>
        <table:table-row table:style-name="ro1">
          <table:table-cell office:value-type="float" office:value="-1.0853718072176" calcext:value-type="float">
            <text:p>-1.0853718072176</text:p>
          </table:table-cell>
          <table:table-cell/>
          <table:table-cell table:formula="of:=AVERAGE([.A354:.A402])" office:value-type="float" office:value="-1.03102318790494" calcext:value-type="float">
            <text:p>-1.03102318790494</text:p>
          </table:table-cell>
        </table:table-row>
        <table:table-row table:style-name="ro1">
          <table:table-cell office:value-type="float" office:value="-1.10595433413982" calcext:value-type="float">
            <text:p>-1.10595433413982</text:p>
          </table:table-cell>
          <table:table-cell/>
          <table:table-cell table:formula="of:=AVERAGE([.A355:.A403])" office:value-type="float" office:value="-1.03462248736498" calcext:value-type="float">
            <text:p>-1.03462248736498</text:p>
          </table:table-cell>
        </table:table-row>
        <table:table-row table:style-name="ro1">
          <table:table-cell office:value-type="float" office:value="-1.04214464128017" calcext:value-type="float">
            <text:p>-1.04214464128017</text:p>
          </table:table-cell>
          <table:table-cell/>
          <table:table-cell table:formula="of:=AVERAGE([.A356:.A404])" office:value-type="float" office:value="-1.03756462889058" calcext:value-type="float">
            <text:p>-1.03756462889058</text:p>
          </table:table-cell>
        </table:table-row>
        <table:table-row table:style-name="ro1">
          <table:table-cell office:value-type="float" office:value="-0.799947544932365" calcext:value-type="float">
            <text:p>-0.799947544932365</text:p>
          </table:table-cell>
          <table:table-cell/>
          <table:table-cell table:formula="of:=AVERAGE([.A357:.A405])" office:value-type="float" office:value="-1.03450471740596" calcext:value-type="float">
            <text:p>-1.03450471740596</text:p>
          </table:table-cell>
        </table:table-row>
        <table:table-row table:style-name="ro1">
          <table:table-cell office:value-type="float" office:value="-0.881205663084984" calcext:value-type="float">
            <text:p>-0.881205663084984</text:p>
          </table:table-cell>
          <table:table-cell/>
          <table:table-cell table:formula="of:=AVERAGE([.A358:.A406])" office:value-type="float" office:value="-1.03395028442753" calcext:value-type="float">
            <text:p>-1.03395028442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10-23T15:13:02.282375338</dc:date>
    <meta:editing-duration>PT1M40S</meta:editing-duration>
    <meta:editing-cycles>1</meta:editing-cycles>
    <meta:document-statistic meta:table-count="1" meta:cell-count="81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legend chart:legend-position="end" svg:x="13.056cm" svg:y="4.204cm" style:legend-expansion="high" chart:style-name="ch2"/>
        <chart:plot-area chart:style-name="ch3" table:cell-range-address="rewardlist_cylinder_withbutton_train_noposeobs_GRUrewards_10_21_2021.A1:rewardlist_cylinder_withbutton_train_noposeobs_GRUrewards_10_21_2021.A406" chart:data-source-has-labels="row" svg:x="0.319cm" svg:y="0.18cm" svg:width="12.418cm" svg:height="8.646cm">
          <chartooo:coordinate-region svg:x="1.152cm" svg:y="0.379cm" svg:width="11.559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train_noposeobs_GRUrewards_10_21_2021.A2:rewardlist_cylinder_withbutton_train_noposeobs_GRUrewards_10_21_2021.A406" chart:label-cell-address="rewardlist_cylinder_withbutton_train_noposeobs_GRUrewards_10_21_2021.A1:rewardlist_cylinder_withbutton_train_noposeobs_GRUrewards_10_21_2021.A1" chart:class="chart:line">
            <chart:data-point chart:repeated="4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cylinder_withbutton_train_noposeobs_GRUrewards_10_21_2021.A1:rewardlist_cylinder_withbutton_train_noposeobs_GRUrewards_10_21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0018946826458">
                <text:p>-1.00018946826458</text:p>
                <draw:g>
                  <svg:desc>rewardlist_cylinder_withbutton_train_noposeobs_GRUrewards_10_21_2021.A2:rewardlist_cylinder_withbutton_train_noposeobs_GRUrewards_10_21_2021.A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0319741666317">
                <text:p>-1.00319741666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87052395939827">
                <text:p>-0.987052395939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13000528514385">
                <text:p>-1.13000528514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97319832444191">
                <text:p>-0.9973198324441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933925062418">
                <text:p>-1.09339250624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21406100690365">
                <text:p>-1.21406100690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914754197001457">
                <text:p>-0.914754197001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13320346176624">
                <text:p>-1.13320346176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8606292307377">
                <text:p>-1.086062923073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804508790373802">
                <text:p>-0.80450879037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5772696435452">
                <text:p>-1.057726964354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10660569369793">
                <text:p>-1.106605693697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2095796167851">
                <text:p>-1.02095796167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994093015789986">
                <text:p>-0.994093015789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80249869823456">
                <text:p>-0.680249869823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28661361336708">
                <text:p>-0.928661361336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85411688685417">
                <text:p>-0.9854116886854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939445599913597">
                <text:p>-0.9394455999135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1585160195827">
                <text:p>-1.015851601958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4654096066952">
                <text:p>-1.04654096066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89641472697258">
                <text:p>-0.9896414726972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92265224456787">
                <text:p>-0.9922652244567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15997605025768">
                <text:p>-1.159976050257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240049213171">
                <text:p>-1.0240049213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5414758622646">
                <text:p>-1.054147586226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960225641727448">
                <text:p>-0.9602256417274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1396043598652">
                <text:p>-1.01396043598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987493261694908">
                <text:p>-0.9874932616949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96929454803467">
                <text:p>-0.6969294548034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4626102745533">
                <text:p>-1.046261027455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710731506347656">
                <text:p>-0.710731506347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12239263951778">
                <text:p>-1.122392639517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0719004124403">
                <text:p>-1.07190041244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83231246471405">
                <text:p>-0.832312464714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06985025107861">
                <text:p>-1.069850251078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67391207814217">
                <text:p>-0.9673912078142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07391579449177">
                <text:p>-1.07391579449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04475586116314">
                <text:p>-1.044755861163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04937700927258">
                <text:p>-1.0493770092725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2367259562016">
                <text:p>-1.023672595620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5105005204678">
                <text:p>-1.05105005204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1223875582218">
                <text:p>-1.01223875582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0445757806301">
                <text:p>-1.004457578063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6587319076061">
                <text:p>-1.065873190760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4655642807484">
                <text:p>-1.046556428074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2895297110081">
                <text:p>-1.028952971100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97291377186775">
                <text:p>-0.8972913771867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6444706916809">
                <text:p>-0.1164447069168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53392073512077">
                <text:p>-0.953392073512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02833352982998">
                <text:p>-1.028333529829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8393786847591">
                <text:p>-1.083937868475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548412680625916">
                <text:p>-0.5484126806259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73127469420433">
                <text:p>-0.9731274694204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775385335087776">
                <text:p>-0.7753853350877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00427938997746">
                <text:p>-1.004279389977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894866026937962">
                <text:p>-0.8948660269379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.01809491217136">
                <text:p>-1.01809491217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5628367960453">
                <text:p>-0.85628367960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.01906003057957">
                <text:p>-1.019060030579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893180713057518">
                <text:p>-0.8931807130575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7153575122356">
                <text:p>-1.07153575122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765823766589165">
                <text:p>-0.765823766589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.04110771417618">
                <text:p>-1.041107714176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872154593467712">
                <text:p>-0.8721545934677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.06500966846943">
                <text:p>-1.065009668469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93667384982109">
                <text:p>-0.8936673849821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14976641535759">
                <text:p>-0.9149766415357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20031100511551">
                <text:p>-0.9200311005115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10805813968182">
                <text:p>-1.108058139681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88410755991936">
                <text:p>-0.9884107559919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89568635821342">
                <text:p>-0.9895686358213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747554063796997">
                <text:p>-0.7475540637969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06396622955799">
                <text:p>-1.063966229557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.14825020730495">
                <text:p>-1.1482502073049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38068702816963">
                <text:p>-0.9380687028169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47555497288704">
                <text:p>-0.94755549728870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.14181081950665">
                <text:p>-1.1418108195066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793354108929634">
                <text:p>-0.7933541089296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881586775183678">
                <text:p>-0.8815867751836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80562376976013">
                <text:p>-0.680562376976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568399965763092">
                <text:p>-0.56839996576309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825064286589623">
                <text:p>-0.8250642865896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.05513419210911">
                <text:p>-1.055134192109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33771938085556">
                <text:p>-1.33771938085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02393351495266">
                <text:p>-1.023933514952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981998220086098">
                <text:p>-0.9819982200860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17717327177525">
                <text:p>-1.177173271775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.01601170003414">
                <text:p>-1.016011700034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25900360941887">
                <text:p>-0.8259003609418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93212208151817">
                <text:p>-0.9932122081518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09631837904453">
                <text:p>-1.09631837904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.06030008196831">
                <text:p>-1.060300081968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9820975959301">
                <text:p>-0.9982097595930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805552318692207">
                <text:p>-0.8055523186922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87197205424309">
                <text:p>-0.9871972054243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.17929039895535">
                <text:p>-1.179290398955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.00028295814991">
                <text:p>-1.000282958149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76649567484856">
                <text:p>-0.97664956748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1.09214715659618">
                <text:p>-1.092147156596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5365754365921">
                <text:p>-0.3536575436592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12572221457958">
                <text:p>-1.12572221457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1.00387872755528">
                <text:p>-1.00387872755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867102280259132">
                <text:p>-0.8671022802591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.0616744607687">
                <text:p>-1.061674460768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1.1452926248312">
                <text:p>-1.14529262483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06641453504562">
                <text:p>-0.9066414535045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51539626717567">
                <text:p>-0.8515396267175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748441100120544">
                <text:p>-0.7484411001205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89911250770092">
                <text:p>-0.899112507700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.01755221188068">
                <text:p>-1.017552211880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1.07769212126732">
                <text:p>-1.077692121267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786002144217491">
                <text:p>-0.7860021442174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93724569678307">
                <text:p>-0.99372456967830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01099935173988">
                <text:p>-0.9010999351739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04978623241186">
                <text:p>-1.04978623241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63232889771462">
                <text:p>-0.9632328897714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6322860121727">
                <text:p>-1.163228601217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07988984882832">
                <text:p>-1.079889848828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29948970675468">
                <text:p>-0.9299489706754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31148797273636">
                <text:p>-0.9311487972736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855579063296318">
                <text:p>-0.8555790632963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92356784641743">
                <text:p>-0.9923567846417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1.06012766063213">
                <text:p>-1.060127660632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26023018360138">
                <text:p>-1.260230183601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1.17312894761562">
                <text:p>-1.173128947615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1.20806394517422">
                <text:p>-1.2080639451742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473483622074127">
                <text:p>-0.473483622074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1.05956000089645">
                <text:p>-1.059560000896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06969244778156">
                <text:p>-1.069692447781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865238890051842">
                <text:p>-0.865238890051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25521999597549">
                <text:p>-1.255219995975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14903850853443">
                <text:p>-1.149038508534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668195068836212">
                <text:p>-0.66819506883621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04791131615639">
                <text:p>-1.047911316156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12169419229031">
                <text:p>-1.1216941922903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00877197086811">
                <text:p>-1.0087719708681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14722691476345">
                <text:p>-1.14722691476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1.17883755266666">
                <text:p>-1.178837552666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1.15385474264622">
                <text:p>-1.153854742646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1.00461745262146">
                <text:p>-1.00461745262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1.1076817214489">
                <text:p>-1.10768172144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1.13164477050304">
                <text:p>-1.131644770503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29571574926376">
                <text:p>-1.295715749263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12714593112469">
                <text:p>-1.127145931124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819151476025581">
                <text:p>-0.81915147602558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866570129990578">
                <text:p>-0.8665701299905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00779996812344">
                <text:p>-1.0077999681234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7671578079462">
                <text:p>-0.976715780794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966410189867">
                <text:p>-1.09664101898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22154296934605">
                <text:p>-1.221542969346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.00181853026152">
                <text:p>-1.0018185302615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03121472895145">
                <text:p>-1.0312147289514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1.13703648746014">
                <text:p>-1.137036487460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87609426677227">
                <text:p>-0.87609426677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2377837151289">
                <text:p>-1.237783715128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570745766162872">
                <text:p>-0.5707457661628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10462300479412">
                <text:p>-1.10462300479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26121187210083">
                <text:p>-1.2612118721008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21967096626759">
                <text:p>-1.219670966267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06864328682423">
                <text:p>-1.068643286824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08309821784496">
                <text:p>-1.0830982178449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00350265204906">
                <text:p>-1.0035026520490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5783331990242">
                <text:p>-0.57833319902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13005678355694">
                <text:p>-1.130056783556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661676526069641">
                <text:p>-0.06616765260696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832702204585075">
                <text:p>-0.8327022045850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1.0058935135603">
                <text:p>-1.00589351356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968630865216255">
                <text:p>-0.9686308652162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317956984043121">
                <text:p>-0.3179569840431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42321664094925">
                <text:p>-1.42321664094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16282005608082">
                <text:p>-1.162820056080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01065175235271">
                <text:p>-1.0106517523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1.0116618424654">
                <text:p>-1.01166184246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78522664308548">
                <text:p>-0.785226643085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.03337173163891">
                <text:p>-1.033371731638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27151277661324">
                <text:p>-0.9271512776613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858436211943626">
                <text:p>-0.8584362119436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26039457321167">
                <text:p>-0.9260394573211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1.23531334102154">
                <text:p>-1.2353133410215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.10496373474598">
                <text:p>-1.1049637347459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46534492075443">
                <text:p>-0.9465344920754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81222650408745">
                <text:p>-0.8812226504087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.01457558572292">
                <text:p>-1.014575585722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1.04196393489838">
                <text:p>-1.041963934898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1.14148806035519">
                <text:p>-1.1414880603551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94867667555809">
                <text:p>-0.9948676675558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.03806231915951">
                <text:p>-1.038062319159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843469128012657">
                <text:p>-0.8434691280126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.0737374573946">
                <text:p>-1.073737457394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.02779079973698">
                <text:p>-1.027790799736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85614523291588">
                <text:p>-0.9856145232915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496919453144074">
                <text:p>-0.4969194531440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843073129653931">
                <text:p>-0.8430731296539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13563452661037">
                <text:p>-0.91356345266103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.2234963029623">
                <text:p>-1.22349630296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.1408102363348">
                <text:p>-1.140810236334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747554421424866">
                <text:p>-0.7475544214248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919937655329704">
                <text:p>-0.91993765532970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09575055539608">
                <text:p>-1.095750555396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527960598468781">
                <text:p>-0.52796059846878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42306146025658">
                <text:p>-0.9423061460256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19134820997715">
                <text:p>-1.191348209977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09336541593075">
                <text:p>-1.093365415930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54717367887497">
                <text:p>-0.5471736788749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0867550522089">
                <text:p>-1.08675505220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24478150904179">
                <text:p>-1.244781509041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918063044548035">
                <text:p>-0.91806304454803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744560062885284">
                <text:p>-0.7445600628852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925393909215927">
                <text:p>-0.9253939092159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755406901240349">
                <text:p>-0.75540690124034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11305873095989">
                <text:p>-1.113058730959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872405663132667">
                <text:p>-0.872405663132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931758925318718">
                <text:p>-0.93175892531871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903560116887093">
                <text:p>-0.903560116887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33840763568878">
                <text:p>-1.338407635688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846621200442314">
                <text:p>-0.8466212004423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07111887633801">
                <text:p>-1.0711188763380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04274746775627">
                <text:p>-0.9042747467756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855389028787613">
                <text:p>-0.855389028787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842432215809822">
                <text:p>-0.84243221580982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17568804323673">
                <text:p>-1.1756880432367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03140614926815">
                <text:p>-1.031406149268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897284045815468">
                <text:p>-0.8972840458154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30724573135376">
                <text:p>-1.307245731353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60150450468063">
                <text:p>-0.960150450468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04333381354809">
                <text:p>-1.043333813548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838623866438866">
                <text:p>-0.8386238664388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832208767533302">
                <text:p>-0.83220876753330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06497053802013">
                <text:p>-1.0649705380201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01531575620174">
                <text:p>-1.0153157562017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65591982007027">
                <text:p>-0.9655919820070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15314148366451">
                <text:p>-1.15314148366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22325228154659">
                <text:p>-1.223252281546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2126434892416">
                <text:p>-1.21264348924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06129111349583">
                <text:p>-1.0612911134958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921889618039131">
                <text:p>-0.9218896180391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934959933161736">
                <text:p>-0.9349599331617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935818299651146">
                <text:p>-0.9358182996511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774500593543053">
                <text:p>-0.77450059354305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579209208488464">
                <text:p>-0.57920920848846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94250848889351">
                <text:p>-0.9942508488893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899583116173744">
                <text:p>-0.89958311617374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07673950493336">
                <text:p>-1.076739504933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980488911271095">
                <text:p>-0.9804889112710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649705052375793">
                <text:p>-0.6497050523757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05516724288464">
                <text:p>-1.055167242884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790644034743309">
                <text:p>-0.7906440347433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858481153845787">
                <text:p>-0.85848115384578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1814635694027">
                <text:p>-0.918146356940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17155228555202">
                <text:p>-1.171552285552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031832203269">
                <text:p>-1.0318322032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632551789283752">
                <text:p>-0.6325517892837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02219171822071">
                <text:p>-1.0221917182207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03436903655529">
                <text:p>-1.0343690365552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10760261118412">
                <text:p>-1.107602611184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14593820273876">
                <text:p>-1.145938202738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1656575948">
                <text:p>-1.165657594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57174551486969">
                <text:p>-0.571745514869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25682324171066">
                <text:p>-1.2568232417106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974973395466804">
                <text:p>-0.9749733954668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10931776463985">
                <text:p>-1.1093177646398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882611677050591">
                <text:p>-0.88261167705059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15483422577381">
                <text:p>-1.154834225773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04596735537052">
                <text:p>-1.0459673553705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01222789287567">
                <text:p>-1.012227892875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283893287181854">
                <text:p>-0.2838932871818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27255973219872">
                <text:p>-0.92725597321987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905549481511116">
                <text:p>-0.90554948151111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942135944962502">
                <text:p>-0.9421359449625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0137502849102">
                <text:p>-1.01375028491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25793963670731">
                <text:p>-1.257939636707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04784817993641">
                <text:p>-1.047848179936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06201861798763">
                <text:p>-1.0620186179876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824346765875816">
                <text:p>-0.82434676587581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19589494168758">
                <text:p>-1.1958949416875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15745340287685">
                <text:p>-1.1574534028768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427979290485382">
                <text:p>-0.42797929048538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74583372473717">
                <text:p>-0.9745833724737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920745059847832">
                <text:p>-0.9207450598478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11570526659489">
                <text:p>-1.1157052665948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1879092156887">
                <text:p>-0.9187909215688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54235851764679">
                <text:p>-0.95423585176467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02797473967075">
                <text:p>-1.027974739670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722167789936066">
                <text:p>-0.72216778993606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24419568479061">
                <text:p>-1.2441956847906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981662139296532">
                <text:p>-0.98166213929653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08602319657803">
                <text:p>-1.086023196578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912453755736351">
                <text:p>-0.9124537557363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935056895017624">
                <text:p>-0.93505689501762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990126073360443">
                <text:p>-0.9901260733604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671081721782684">
                <text:p>-0.67108172178268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23714502155781">
                <text:p>-1.237145021557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1465954631567">
                <text:p>-1.14659546315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00573892891407">
                <text:p>-1.005738928914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01554052531719">
                <text:p>-1.0155405253171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09396724402905">
                <text:p>-1.0939672440290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12324158847332">
                <text:p>-1.123241588473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545580923557282">
                <text:p>-0.5455809235572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948404900729656">
                <text:p>-0.94840490072965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24195699393749">
                <text:p>-1.241956993937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989876851439476">
                <text:p>-0.9898768514394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948762461543083">
                <text:p>-0.94876246154308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08020804822445">
                <text:p>-1.080208048224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977644041180611">
                <text:p>-0.9776440411806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894418284296989">
                <text:p>-0.8944182842969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0632867962122">
                <text:p>-1.063286796212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633615493774414">
                <text:p>-0.6336154937744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998582676053047">
                <text:p>-0.9985826760530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07260970771313">
                <text:p>-1.072609707713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01540599763393">
                <text:p>-1.015405997633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809408113360405">
                <text:p>-0.8094081133604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939788922667503">
                <text:p>-0.9397889226675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992133475840092">
                <text:p>-0.9921334758400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79095433652401">
                <text:p>-0.790954336524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870356351137161">
                <text:p>-0.87035635113716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06702204048634">
                <text:p>-1.0670220404863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06623081862926">
                <text:p>-1.0662308186292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971323683857918">
                <text:p>-0.9713236838579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10221759974957">
                <text:p>-1.1022175997495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714055895805359">
                <text:p>-0.71405589580535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02221865952015">
                <text:p>-1.022218659520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882732912898064">
                <text:p>-0.8827329128980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518425405025482">
                <text:p>-0.51842540502548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11978043615818">
                <text:p>-1.119780436158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937709733843803">
                <text:p>-0.9377097338438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25347501039505">
                <text:p>-1.253475010395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19130520522594">
                <text:p>-1.191305205225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850529626011848">
                <text:p>-0.8505296260118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01193742454052">
                <text:p>-1.0119374245405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05534861981869">
                <text:p>-1.0553486198186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15138338506222">
                <text:p>-1.151383385062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08736528456211">
                <text:p>-1.087365284562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10883440077305">
                <text:p>-1.108834400773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844087883830071">
                <text:p>-0.844087883830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32604682445526">
                <text:p>-1.326046824455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10888533294201">
                <text:p>-1.108885332942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07512564957142">
                <text:p>-1.075125649571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768553420901299">
                <text:p>-0.76855342090129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797945603728294">
                <text:p>-0.7979456037282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949934884905815">
                <text:p>-0.9499348849058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939766481518745">
                <text:p>-0.9397664815187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12128011882305">
                <text:p>-1.1212801188230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90398658812046">
                <text:p>-0.9039865881204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14915962517262">
                <text:p>-1.1491596251726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861051604151726">
                <text:p>-0.86105160415172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04176054149866">
                <text:p>-1.041760541498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05943284928799">
                <text:p>-1.059432849287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988727018237114">
                <text:p>-0.98872701823711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30477607250214">
                <text:p>-1.3047760725021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929588660597801">
                <text:p>-0.9295886605978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897979706525803">
                <text:p>-0.8979797065258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49883207678795">
                <text:p>-0.9498832076787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90837287902832">
                <text:p>-0.9083728790283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919764831662178">
                <text:p>-0.9197648316621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03976853191853">
                <text:p>-1.039768531918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2383543998003">
                <text:p>-1.2383543998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12434074282646">
                <text:p>-1.1243407428264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12703143060207">
                <text:p>-1.1270314306020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45172220468521">
                <text:p>-1.4517222046852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927814155817032">
                <text:p>-0.92781415581703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04495750367641">
                <text:p>-1.044957503676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2389602214098">
                <text:p>-1.23896022140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05905638635159">
                <text:p>-1.0590563863515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15216208994389">
                <text:p>-1.152162089943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03740094602108">
                <text:p>-1.037400946021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910040885210037">
                <text:p>-0.91004088521003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802187636494637">
                <text:p>-0.80218763649463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97784486413002">
                <text:p>-0.977844864130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0989560931921">
                <text:p>-1.098956093192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8865590393543">
                <text:p>-1.088655903935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800080269575119">
                <text:p>-0.80008026957511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14936666190624">
                <text:p>-1.149366661906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920720756053925">
                <text:p>-0.9207207560539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963102281093597">
                <text:p>-0.96310228109359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921080872416496">
                <text:p>-0.9210808724164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07640971243382">
                <text:p>-1.0764097124338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14539508521557">
                <text:p>-1.1453950852155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04727517068386">
                <text:p>-1.0472751706838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17767511308193">
                <text:p>-1.1776751130819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967376992106438">
                <text:p>-0.9673769921064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08959712088108">
                <text:p>-1.0895971208810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11962197721004">
                <text:p>-1.119621977210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949213102459908">
                <text:p>-0.9492131024599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05548793077469">
                <text:p>-1.0554879307746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11508692800999">
                <text:p>-1.1150869280099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12784011662006">
                <text:p>-1.127840116620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927821360528469">
                <text:p>-0.92782136052846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923518717288971">
                <text:p>-0.9235187172889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785714492201805">
                <text:p>-0.7857144922018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03000316023827">
                <text:p>-1.030003160238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03981821238995">
                <text:p>-1.0398182123899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588424682617188">
                <text:p>-0.58842468261718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00902844965458">
                <text:p>-1.0090284496545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18138103187084">
                <text:p>-1.181381031870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940353713929653">
                <text:p>-0.94035371392965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23823498189449">
                <text:p>-1.238234981894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22029222548008">
                <text:p>-1.220292225480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0853718072176">
                <text:p>-1.085371807217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10595433413982">
                <text:p>-1.105954334139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04214464128017">
                <text:p>-1.0421446412801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799947544932365">
                <text:p>-0.7999475449323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881205663084984">
                <text:p>-0.8812056630849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legend chart:legend-position="end" svg:x="13.135cm" svg:y="4.203cm" style:legend-expansion="high" chart:style-name="ch2"/>
        <chart:plot-area chart:style-name="ch3" table:cell-range-address="rewardlist_cylinder_withbutton_train_noposeobs_GRUrewards_10_21_2021.C2:rewardlist_cylinder_withbutton_train_noposeobs_GRUrewards_10_21_2021.C406" svg:x="0.319cm" svg:y="0.18cm" svg:width="12.497cm" svg:height="8.645cm">
          <chartooo:coordinate-region svg:x="1.337cm" svg:y="0.379cm" svg:width="11.45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cylinder_withbutton_train_noposeobs_GRUrewards_10_21_2021.C2:rewardlist_cylinder_withbutton_train_noposeobs_GRUrewards_10_21_2021.C406" chart:class="chart:line">
            <chart:data-point chart:repeated="4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00018946826458">
                <text:p>-1.00018946826458</text:p>
                <draw:g>
                  <svg:desc>rewardlist_cylinder_withbutton_train_noposeobs_GRUrewards_10_21_2021.C2:rewardlist_cylinder_withbutton_train_noposeobs_GRUrewards_10_21_2021.C40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0169344246387">
                <text:p>-1.001693442463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96813093622526">
                <text:p>-0.9968130936225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03011114150286">
                <text:p>-1.03011114150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02355287969112">
                <text:p>-1.02355287969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03519281744957">
                <text:p>-1.035192817449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06074541594301">
                <text:p>-1.06074541594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04249651357532">
                <text:p>-1.04249651357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05257506337431">
                <text:p>-1.052575063374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05592384934425">
                <text:p>-1.05592384934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03306793489239">
                <text:p>-1.033067934892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03512285401424">
                <text:p>-1.035122854014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04062153398991">
                <text:p>-1.040621533989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03921699311052">
                <text:p>-1.03921699311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03620872795582">
                <text:p>-1.036208727955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01396129932255">
                <text:p>-1.013961299322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00894365591161">
                <text:p>-1.008943655911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00763632439905">
                <text:p>-1.007636324399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00404733889981">
                <text:p>-1.00404733889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00463755205274">
                <text:p>-1.004637552052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00663295246306">
                <text:p>-1.00663295246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0058606124737">
                <text:p>-1.00586061247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00526950864688">
                <text:p>-1.00526950864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01171561454733">
                <text:p>-1.01171561454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01220718681812">
                <text:p>-1.012207186818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01382027910306">
                <text:p>-1.013820279103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01183529253359">
                <text:p>-1.01183529253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01191119051405">
                <text:p>-1.011911190514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01106919296857">
                <text:p>-1.01106919296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00059786836306">
                <text:p>-1.000597868363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00207087349507">
                <text:p>-1.00207087349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992966518271714">
                <text:p>-0.992966518271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996888521945838">
                <text:p>-0.996888521945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999094754019204">
                <text:p>-0.999094754019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994329545753343">
                <text:p>-0.9943295457533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996427343123489">
                <text:p>-0.9964273431234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995642582709725">
                <text:p>-0.9956425827097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9770240407241">
                <text:p>-0.997702404072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98908902972172">
                <text:p>-0.9989089029721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00017060562968">
                <text:p>-1.0001706056296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74382489774">
                <text:p>-1.00074382489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00194159221082">
                <text:p>-1.00194159221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00218106113201">
                <text:p>-1.002181061132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00223280015317">
                <text:p>-1.002232800153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0364703105556">
                <text:p>-1.003647031055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.00457984403424">
                <text:p>-1.00457984403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00509842120587">
                <text:p>-1.005098421205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00285244112213">
                <text:p>-1.002852441122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984762487362842">
                <text:p>-0.98476248736284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983807438490342">
                <text:p>-0.9838074384903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984320420391705">
                <text:p>-0.984320420391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986297674933258">
                <text:p>-0.9862976749332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974428438106362">
                <text:p>-0.9744284381063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73934716411999">
                <text:p>-0.9739347164119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6744477414355">
                <text:p>-0.967444774143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6316351665526">
                <text:p>-0.963163516655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62757635633556">
                <text:p>-0.9627576356335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60408481560191">
                <text:p>-0.9604084815601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55719109244492">
                <text:p>-0.9557191092444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960097705983386">
                <text:p>-0.9600977059833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956739619222222">
                <text:p>-0.956739619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56023906110501">
                <text:p>-0.9560239061105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950817085802555">
                <text:p>-0.9508170858025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95177656944309">
                <text:p>-0.951776569443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955692992374605">
                <text:p>-0.9556929923746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958475610887518">
                <text:p>-0.9584756108875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956603278158879">
                <text:p>-0.9566032781588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956103911661372">
                <text:p>-0.9561039116613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54148391223684">
                <text:p>-0.9541483912236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55403843856588">
                <text:p>-0.9554038438565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55378727189132">
                <text:p>-0.9553787271891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55323694768001">
                <text:p>-0.955323694768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46906919534109">
                <text:p>-0.9469069195341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47722456436984">
                <text:p>-0.947722456436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49642918091647">
                <text:p>-0.9496429180916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49190735664903">
                <text:p>-0.94919073566490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47835532834335">
                <text:p>-0.947835532834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5098487074886">
                <text:p>-0.950984870748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52952720833068">
                <text:p>-0.9529527208330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49592021807116">
                <text:p>-0.9495920218071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48976325289327">
                <text:p>-0.9489763252893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7670352355558">
                <text:p>-0.9376703523555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32632880399422">
                <text:p>-0.9326328803994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37180262591158">
                <text:p>-0.9371802625911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42646979525381">
                <text:p>-0.9426469795253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94380090416086">
                <text:p>-0.9438009041608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941925035295438">
                <text:p>-0.9419250352954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44627431430379">
                <text:p>-0.9446274314303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43946506752043">
                <text:p>-0.9439465067520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939910338697385">
                <text:p>-0.9399103386973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938729974536263">
                <text:p>-0.9387299745362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94044588521427">
                <text:p>-0.940445885214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941585528151113">
                <text:p>-0.9415855281511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940204641800754">
                <text:p>-0.9402046418007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935286190588863">
                <text:p>-0.9352861905888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93443403210567">
                <text:p>-0.934434032105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940189114182579">
                <text:p>-0.9401891141825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958226629513867">
                <text:p>-0.9582266295138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958701272248005">
                <text:p>-0.9587012722480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960003591161601">
                <text:p>-0.9600035911616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945099911063301">
                <text:p>-0.9450999110633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956881738286845">
                <text:p>-0.9568817382868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957509314983475">
                <text:p>-0.9575093149834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959381089374727">
                <text:p>-0.9593810893747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60552417350059">
                <text:p>-0.9605524173500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65663164245839">
                <text:p>-0.9656631642458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63388603864884">
                <text:p>-0.96338860386488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63291786459027">
                <text:p>-0.9632917864590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957768951143537">
                <text:p>-0.9577689511435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957890008177076">
                <text:p>-0.9578900081770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956788303292528">
                <text:p>-0.9567883032925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963152963592082">
                <text:p>-0.96315296359208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957946727470476">
                <text:p>-0.95794672747047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960427747393141">
                <text:p>-0.9604277473931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957082650795275">
                <text:p>-0.9570826507952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960268749722413">
                <text:p>-0.960268749722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61253571114978">
                <text:p>-0.96125357111497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66216785415095">
                <text:p>-0.9662167854150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65641922336452">
                <text:p>-0.9656419223364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64448824676932">
                <text:p>-0.9644488246769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63256583073918">
                <text:p>-0.963256583073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965461174900434">
                <text:p>-0.965461174900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963999757657246">
                <text:p>-0.9639997576572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962201338337392">
                <text:p>-0.9622013383373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968776062435033">
                <text:p>-0.9687760624350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973379602237623">
                <text:p>-0.9733796022376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974731706843084">
                <text:p>-0.97473170684308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68203737723584">
                <text:p>-0.9682037377235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71835844370784">
                <text:p>-0.9718358443707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79777274387223">
                <text:p>-0.9797772743872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985835211617606">
                <text:p>-0.9858352116176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994613899564257">
                <text:p>-0.9946138995642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96530314185181">
                <text:p>-0.9965303141851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982866552715399">
                <text:p>-0.982866552715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983355895597108">
                <text:p>-0.98335589559710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986206833805357">
                <text:p>-0.9862068338053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982770072562354">
                <text:p>-0.9827700725623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985447934087442">
                <text:p>-0.9854479340874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99265073391856">
                <text:p>-0.992650733918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995929152989874">
                <text:p>-0.9959291529898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994057705511852">
                <text:p>-0.9940577055118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99502467774615">
                <text:p>-0.995024677746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99774784123411">
                <text:p>-0.997747841234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0077511765519">
                <text:p>-1.00775117655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01060727299476">
                <text:p>-1.0106072729947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00325749905742">
                <text:p>-1.003257499057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.00052866582968">
                <text:p>-1.000528665829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00116438829169">
                <text:p>-1.001164388291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998808645928393">
                <text:p>-0.9988086459283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0139715739963">
                <text:p>-1.01397157399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01592709960378">
                <text:p>-1.015927099603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95439778633264">
                <text:p>-0.9954397786332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998189089857802">
                <text:p>-0.9981890898578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997567462677858">
                <text:p>-0.997567462677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997398970078449">
                <text:p>-0.99739897007844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996775558104321">
                <text:p>-0.99677555810432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00465809052088">
                <text:p>-1.004658090520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00103165513399">
                <text:p>-1.001031655133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0052257469114">
                <text:p>-1.0052257469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01019839303834">
                <text:p>-1.0101983930383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01309592048733">
                <text:p>-1.013095920487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1.01886410707114">
                <text:p>-1.018864107071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02068805907454">
                <text:p>-1.020688059074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.02277791043934">
                <text:p>-1.022777910439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01315641996204">
                <text:p>-1.013156419962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1.01656098922296">
                <text:p>-1.016560989222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94171990271734">
                <text:p>-0.99417199027173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989127344470851">
                <text:p>-0.9891273444708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990677233101154">
                <text:p>-0.9906772331011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991442173263248">
                <text:p>-0.99144217326324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980470294094816">
                <text:p>-0.9804702940948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989263352386806">
                <text:p>-0.9892633523868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991359115559228">
                <text:p>-0.99135911555922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86265678186806">
                <text:p>-0.9862656781868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82970431142924">
                <text:p>-0.9829704311429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74341098447235">
                <text:p>-0.9743410984472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985767386397537">
                <text:p>-0.98576738639753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83065167556004">
                <text:p>-0.9830651675560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978753815804209">
                <text:p>-0.9787538158042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979994643707665">
                <text:p>-0.9799946437076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979588385443298">
                <text:p>-0.9795883854432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978688900263942">
                <text:p>-0.97868890026394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984369296656579">
                <text:p>-0.9843692966565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980967487151525">
                <text:p>-0.98096748715152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78781393139946">
                <text:p>-0.9787813931399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79458780160972">
                <text:p>-0.9794587801609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979341660683252">
                <text:p>-0.979341660683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7558717323201">
                <text:p>-0.975587173232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73224062548608">
                <text:p>-0.9732240625486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69935321230061">
                <text:p>-0.9699353212300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6924258114732">
                <text:p>-0.9692425811473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67123112356176">
                <text:p>-0.96712311235617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60794515907764">
                <text:p>-0.9607945159077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947932751051017">
                <text:p>-0.9479327510510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48420948063841">
                <text:p>-0.9484209480638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49379995465279">
                <text:p>-0.9493799954652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53781961482398">
                <text:p>-0.9537819614823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57130827921994">
                <text:p>-0.957130827921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950006611645222">
                <text:p>-0.95000661164522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943851401155092">
                <text:p>-0.94385140115509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966213657387665">
                <text:p>-0.966213657387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956543087351079">
                <text:p>-0.9565430873510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954728626475042">
                <text:p>-0.95472862647504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955837028975389">
                <text:p>-0.9558370289753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0.960271134060256">
                <text:p>-0.9602711340602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0.946177051687727">
                <text:p>-0.9461770516877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956707853443768">
                <text:p>-0.9567078534437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0.959568231081476">
                <text:p>-0.95956823108147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95256519378448">
                <text:p>-0.9525651937844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942869052899127">
                <text:p>-0.9428690528991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939945596213243">
                <text:p>-0.93994559621324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0.933258018323353">
                <text:p>-0.93325801832335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935493856668472">
                <text:p>-0.93549385666847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0.941495335527829">
                <text:p>-0.9414953355278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937448440461743">
                <text:p>-0.9374484404617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954538082589909">
                <text:p>-0.9545380825899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964858601592025">
                <text:p>-0.9648586015920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6160814622227">
                <text:p>-0.9616081462222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963699738285979">
                <text:p>-0.96369973828597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0.975665406913173">
                <text:p>-0.97566540691317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96407708829763">
                <text:p>-0.964077088297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95753856094516">
                <text:p>-0.9575385609451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960906648514222">
                <text:p>-0.9609066485142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961309593551013">
                <text:p>-0.96130959355101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963596479321013">
                <text:p>-0.9635964793210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969185744621316">
                <text:p>-0.969185744621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969859197127576">
                <text:p>-0.9698591971275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0.973632617568483">
                <text:p>-0.9736326175684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971848625917824">
                <text:p>-0.9718486259178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963622001969084">
                <text:p>-0.9636220019690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962805814280802">
                <text:p>-0.96280581428080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964209513548686">
                <text:p>-0.96420951354868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965931336642528">
                <text:p>-0.96593133664252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968759212110724">
                <text:p>-0.9687592121107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972458974287218">
                <text:p>-0.9724589742872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973911125897145">
                <text:p>-0.9739111258971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975266706426533">
                <text:p>-0.97526670642653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972895834975097">
                <text:p>-0.9728958349750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974762994263853">
                <text:p>-0.97476299426385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0.971948317575211">
                <text:p>-0.97194831757521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66779129693703">
                <text:p>-0.96677912969370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958485143677313">
                <text:p>-0.95848514367731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968634763998645">
                <text:p>-0.9686347639986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0.969788029029661">
                <text:p>-0.9697880290296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973118152545423">
                <text:p>-0.97311815254542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968158818021113">
                <text:p>-0.96815881802111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958136263246439">
                <text:p>-0.95813626324643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964414075929291">
                <text:p>-0.9644140759292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961775430611202">
                <text:p>-0.9617754306112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956933197926502">
                <text:p>-0.9569331979265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964896172589185">
                <text:p>-0.96489617258918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0.96957466523258">
                <text:p>-0.969574665232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966319236524251">
                <text:p>-0.9663192365242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0.956914876796761">
                <text:p>-0.95691487679676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966609122497695">
                <text:p>-0.96660912249769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965540020137417">
                <text:p>-0.9655400201374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962740450793383">
                <text:p>-0.9627404507933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967390964225847">
                <text:p>-0.96739096422584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97598479140778">
                <text:p>-0.975984791407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968767477237448">
                <text:p>-0.9687674772374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979000463777659">
                <text:p>-0.9790004637776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0.976182395706371">
                <text:p>-0.97618239570637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981017336553457">
                <text:p>-0.98101733655345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98001433148676">
                <text:p>-0.980014331486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985142374525265">
                <text:p>-0.9851423745252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979174205539178">
                <text:p>-0.97917420553917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982553933956185">
                <text:p>-0.9825539339561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96648810560606">
                <text:p>-0.966488105606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966957110227371">
                <text:p>-0.96695711022737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0.967980792936014">
                <text:p>-0.9679807929360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970015562918721">
                <text:p>-0.97001556291872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966710710707976">
                <text:p>-0.96671071070797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971333843104693">
                <text:p>-0.9713338431046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974406580535733">
                <text:p>-0.9744065805357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969401945569077">
                <text:p>-0.96940194556907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966630441801889">
                <text:p>-0.96663044180188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969743934212899">
                <text:p>-0.96974393421289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976250659446327">
                <text:p>-0.9762506594463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0.968001078282084">
                <text:p>-0.9680010782820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966156442250524">
                <text:p>-0.9661564422505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96422642803922">
                <text:p>-0.9642264280392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96728996445938">
                <text:p>-0.967289964459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0.962507299926816">
                <text:p>-0.9625072999268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957017168706777">
                <text:p>-0.9570171687067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953248418715535">
                <text:p>-0.95324841871553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946327534561254">
                <text:p>-0.94632753456125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0.952905209392917">
                <text:p>-0.9529052093929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953858315640566">
                <text:p>-0.95385831564056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956923721700298">
                <text:p>-0.95692372170029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959739092357304">
                <text:p>-0.95973909235730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967001290041573">
                <text:p>-0.96700129004157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966917110949146">
                <text:p>-0.966917110949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962253817186064">
                <text:p>-0.9622538171860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965527399157991">
                <text:p>-0.9655273991579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96891732878831">
                <text:p>-0.9689173287883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976183326268683">
                <text:p>-0.9761833262686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975374617746898">
                <text:p>-0.9753746177468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0.981564887324158">
                <text:p>-0.9815648873241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98696816150023">
                <text:p>-0.9869681615002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979364785308741">
                <text:p>-0.97936478530874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974810757047059">
                <text:p>-0.9748107570470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97909901808111">
                <text:p>-0.9790990180811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0.98639136628837">
                <text:p>-0.986391366288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984892810029643">
                <text:p>-0.9848928100296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985828300063707">
                <text:p>-0.9858283000637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98317608434935">
                <text:p>-0.9831760843493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0.978043024789314">
                <text:p>-0.9780430247893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0.975953824818134">
                <text:p>-0.97595382481813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977216477448843">
                <text:p>-0.97721647744884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971946261823177">
                <text:p>-0.97194626182317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973938839624123">
                <text:p>-0.97393883962412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972022272950532">
                <text:p>-0.9720222729505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970528322671141">
                <text:p>-0.9705283226711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96613964301591">
                <text:p>-0.96613964301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965040992413248">
                <text:p>-0.965040992413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0.960525205548929">
                <text:p>-0.9605252055489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9724938395072">
                <text:p>-0.97249383950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975346208226924">
                <text:p>-0.9753462082269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978625419188519">
                <text:p>-0.97862541918851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979221087329242">
                <text:p>-0.9792210873292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981026542734127">
                <text:p>-0.9810265427341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969926874552454">
                <text:p>-0.9699268745524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0.969403823115388">
                <text:p>-0.96940382311538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965744931174784">
                <text:p>-0.9657449311747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959501638096206">
                <text:p>-0.9595016380962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957948280840504">
                <text:p>-0.9579482808405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95346371616636">
                <text:p>-0.9534637161663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970310567593088">
                <text:p>-0.9703105675930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974733462139052">
                <text:p>-0.97473346213905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973300494101583">
                <text:p>-0.9733004941015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971182783039249">
                <text:p>-0.9711827830392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973969674840265">
                <text:p>-0.9739696748402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977993093887154">
                <text:p>-0.97799309388715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979205145823712">
                <text:p>-0.97920514582371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0.987096301146916">
                <text:p>-0.9870963011469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978930835821191">
                <text:p>-0.9789308358211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985959094701981">
                <text:p>-0.98595909470198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986425668913491">
                <text:p>-0.98642566891349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989745503481553">
                <text:p>-0.9897455034815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986347473397547">
                <text:p>-0.98634747339754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96614081883917">
                <text:p>-0.966140818839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968729877654387">
                <text:p>-0.96872987765438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962868446294142">
                <text:p>-0.96286844629414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958647446668878">
                <text:p>-0.9586474466688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961005430136408">
                <text:p>-0.96100543013640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958728819173209">
                <text:p>-0.95872881917320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959855194298588">
                <text:p>-0.9598551942985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954504378292025">
                <text:p>-0.9545043782920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0.96463049294389">
                <text:p>-0.964630492943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966896369445081">
                <text:p>-0.9668963694450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961728410757318">
                <text:p>-0.9617284107573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968154925472882">
                <text:p>-0.96815492547288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967763623412774">
                <text:p>-0.96776362341277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964044677663823">
                <text:p>-0.96404467766382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963478130041337">
                <text:p>-0.9634781300413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963762917688915">
                <text:p>-0.9637629176889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96083389800422">
                <text:p>-0.960833898004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969122735517366">
                <text:p>-0.9691227355173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974016036002003">
                <text:p>-0.97401603600200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97507177141248">
                <text:p>-0.97507177141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977349841473054">
                <text:p>-0.9773498414730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990458292316417">
                <text:p>-0.99045829231641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990213909319469">
                <text:p>-0.99021390931946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991291950703884">
                <text:p>-0.9912919507038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00043492794645">
                <text:p>-1.0004349279464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00428594907328">
                <text:p>-1.004285949073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00602350110302">
                <text:p>-1.0060235011030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00543513635592">
                <text:p>-1.0054351363559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00418446699576">
                <text:p>-1.004184466995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998061406521165">
                <text:p>-0.9980614065211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00344485485432">
                <text:p>-1.0034448548543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00501092492926">
                <text:p>-1.005010924929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00921343495043">
                <text:p>-1.0092134349504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01496149341063">
                <text:p>-1.014961493410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0155652939361">
                <text:p>-1.01556529393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01521858010365">
                <text:p>-1.0152185801036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00929260603627">
                <text:p>-1.009292606036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00377782373404">
                <text:p>-1.0037778237340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00838762141612">
                <text:p>-1.008387621416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01111124714418">
                <text:p>-1.011111247144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01094648287613">
                <text:p>-1.0109464828761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01148304875408">
                <text:p>-1.0114830487540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00903430809172">
                <text:p>-1.0090343080917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0086417105429">
                <text:p>-1.008641710542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01426485530576">
                <text:p>-1.0142648553057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00657437118341">
                <text:p>-1.006574371183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00548462828203">
                <text:p>-1.0054846282820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0063001645767">
                <text:p>-1.00630016457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01363254612198">
                <text:p>-1.0136325461219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03256767592868">
                <text:p>-1.0325676759286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03513039253196">
                <text:p>-1.0351303925319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03177895594616">
                <text:p>-1.031778955946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03362052081799">
                <text:p>-1.0336205208179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0319580329316">
                <text:p>-1.03195803293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02551799404378">
                <text:p>-1.025517994043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02265817413525">
                <text:p>-1.022658174135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02919550939482">
                <text:p>-1.0291955093948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02712598230158">
                <text:p>-1.027125982301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03077500541599">
                <text:p>-1.0307750054159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03550082597197">
                <text:p>-1.035500825971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03102318790494">
                <text:p>-1.0310231879049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03462248736498">
                <text:p>-1.034622487364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03756462889058">
                <text:p>-1.0375646288905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03450471740596">
                <text:p>-1.0345047174059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03395028442753">
                <text:p>-1.033950284427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